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0.937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028cm"/>
    </style:style>
    <style:style style:name="co6" style:family="table-column">
      <style:table-column-properties fo:break-before="auto" style:column-width="2.027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1.875cm"/>
    </style:style>
    <style:style style:name="co9" style:family="table-column">
      <style:table-column-properties fo:break-before="auto" style:column-width="4.509cm"/>
    </style:style>
    <style:style style:name="co10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0.84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106cm"/>
    </style:style>
    <style:style style:name="co14" style:family="table-column">
      <style:table-column-properties fo:break-before="auto" style:column-width="2.743cm"/>
    </style:style>
    <style:style style:name="co15" style:family="table-column">
      <style:table-column-properties fo:break-before="auto" style:column-width="0.8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 style:font-weight-asian="bold" style:font-weight-complex="bold"/>
    </style:style>
    <style:style style:name="ce10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/>
    </style:style>
    <style:style style:name="ce15" style:family="table-cell" style:parent-style-name="Default">
      <style:table-cell-properties style:text-align-source="fix" style:repeat-content="false" fo:background-color="transparent" style:vertical-align="bottom"/>
      <style:paragraph-properties fo:text-align="start"/>
      <style:text-properties style:use-window-font-color="true" style:font-name="Liberation Sans" fo:font-size="10pt" fo:font-style="normal" fo:font-weight="normal"/>
    </style:style>
    <style:style style:name="ce16" style:family="table-cell" style:parent-style-name="Default">
      <style:table-cell-properties fo:background-color="#cdc9a8" style:text-align-source="fix" style:repeat-content="false" style:vertical-align="bottom"/>
      <style:paragraph-properties fo:text-align="start"/>
      <style:text-properties style:use-window-font-color="true" style:font-name="Liberation Sans" fo:font-size="10pt" fo:font-style="normal" fo:font-weight="normal"/>
    </style:style>
    <style:style style:name="ce1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</style:style>
    <style:style style:name="ce18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</style:style>
    <style:style style:name="ce1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normal"/>
    </style:style>
    <style:style style:name="ce20" style:family="table-cell" style:parent-style-name="Default">
      <style:table-cell-properties style:text-align-source="fix" style:repeat-content="false" fo:background-color="transparent" style:vertical-align="bottom"/>
      <style:paragraph-properties fo:text-align="center"/>
      <style:text-properties style:use-window-font-color="true" style:font-name="Liberation Sans" fo:font-size="10pt" fo:font-style="normal" fo:font-weight="normal"/>
    </style:style>
    <style:style style:name="ce21" style:family="table-cell" style:parent-style-name="Default">
      <style:table-cell-properties fo:background-color="#cdc9a8" style:text-align-source="fix" style:repeat-content="false" style:vertical-align="bottom"/>
      <style:paragraph-properties fo:text-align="center"/>
      <style:text-properties style:use-window-font-color="true" style:font-name="Liberation Sans" fo:font-size="10pt" fo:font-style="normal" fo:font-weight="normal"/>
    </style:style>
    <style:style style:name="ce24" style:family="table-cell" style:parent-style-name="Default">
      <style:table-cell-properties fo:background-color="#fde06b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e98fb9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lt;[.$F2]" style:apply-style-name="Bad" style:base-cell-address="Sheet1.G2"/>
      <style:map style:condition="cell-content()&gt;[.$H2]" style:apply-style-name="Bad" style:base-cell-address="Sheet1.G2"/>
    </style:style>
    <style:style style:name="ce35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]" style:apply-style-name="Bad" style:base-cell-address="Sheet1.G2"/>
      <style:map style:condition="cell-content()&gt;[.$H2]" style:apply-style-name="Bad" style:base-cell-address="Sheet1.G2"/>
    </style:style>
    <style:style style:name="ce3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]" style:apply-style-name="Bad" style:base-cell-address="Sheet1.G2"/>
      <style:map style:condition="cell-content()&gt;[.$H2]" style:apply-style-name="Bad" style:base-cell-address="Sheet1.G2"/>
    </style:style>
    <style:style style:name="ce38" style:family="table-cell" style:parent-style-name="Default">
      <style:map style:condition="cell-content()&lt;[.$F2]" style:apply-style-name="Bad" style:base-cell-address="Sheet1.G2"/>
      <style:map style:condition="cell-content()&gt;[.$H2]" style:apply-style-name="Bad" style:base-cell-address="Sheet1.G2"/>
    </style:style>
    <style:style style:name="ce39" style:family="table-cell" style:parent-style-name="Default">
      <style:table-cell-properties fo:background-color="#84d2f1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/>
    </style:style>
    <style:style style:name="ce4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 style:font-weight-asian="bold" style:font-weight-complex="bold"/>
      <style:map style:condition="cell-content()=0" style:apply-style-name="Accent" style:base-cell-address="Sheet1.I2"/>
      <style:map style:condition="is-true-formula(ABS([.$H2]-[.$I2])&lt;=ABS(([.$H2]-[.$F2])*0.01))" style:apply-style-name="Close2max" style:base-cell-address="Sheet1.I2"/>
      <style:map style:condition="cell-content()=[.$G2]" style:apply-style-name="Close2guess" style:base-cell-address="Sheet1.I2"/>
      <style:map style:condition="is-true-formula(ABS([.$F2]-[.$I2])&lt;=ABS(([.$H2]-[.$F2])*0.01))" style:apply-style-name="Close2min" style:base-cell-address="Sheet1.I2"/>
    </style:style>
    <style:style style:name="ce41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 style:font-weight-asian="bold" style:font-weight-complex="bold"/>
      <style:map style:condition="cell-content()=0" style:apply-style-name="Accent" style:base-cell-address="Sheet1.I2"/>
      <style:map style:condition="is-true-formula(ABS([.$H2]-[.$I2])&lt;=ABS(([.$H2]-[.$F2])*0.01))" style:apply-style-name="Close2max" style:base-cell-address="Sheet1.I2"/>
      <style:map style:condition="cell-content()=[.$G2]" style:apply-style-name="Close2guess" style:base-cell-address="Sheet1.I2"/>
      <style:map style:condition="is-true-formula(ABS([.$F2]-[.$I2])&lt;=ABS(([.$H2]-[.$F2])*0.01))" style:apply-style-name="Close2min" style:base-cell-address="Sheet1.I2"/>
    </style:style>
    <style:style style:name="ce4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 style:font-weight-asian="bold" style:font-weight-complex="bold"/>
      <style:map style:condition="cell-content()=0" style:apply-style-name="Accent" style:base-cell-address="Sheet1.I2"/>
      <style:map style:condition="is-true-formula(ABS([.$H2]-[.$I2])&lt;=ABS(([.$H2]-[.$F2])*0.01))" style:apply-style-name="Close2max" style:base-cell-address="Sheet1.I2"/>
      <style:map style:condition="cell-content()=[.$G2]" style:apply-style-name="Close2guess" style:base-cell-address="Sheet1.I2"/>
      <style:map style:condition="is-true-formula(ABS([.$F2]-[.$I2])&lt;=ABS(([.$H2]-[.$F2])*0.01))" style:apply-style-name="Close2min" style:base-cell-address="Sheet1.I2"/>
    </style:style>
    <style:style style:name="ce43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 style:font-weight-asian="bold" style:font-weight-complex="bold"/>
      <style:map style:condition="cell-content()=0" style:apply-style-name="Accent" style:base-cell-address="Sheet1.I2"/>
      <style:map style:condition="is-true-formula(ABS([.$H2]-[.$I2])&lt;=ABS(([.$H2]-[.$F2])*0.01))" style:apply-style-name="Close2max" style:base-cell-address="Sheet1.I2"/>
      <style:map style:condition="cell-content()=[.$G2]" style:apply-style-name="Close2guess" style:base-cell-address="Sheet1.I2"/>
      <style:map style:condition="is-true-formula(ABS([.$F2]-[.$I2])&lt;=ABS(([.$H2]-[.$F2])*0.01))" style:apply-style-name="Close2min" style:base-cell-address="Sheet1.I2"/>
    </style:style>
    <style:style style:name="ce44" style:family="table-cell" style:parent-style-name="Default">
      <style:text-properties fo:font-weight="bold" style:font-weight-asian="bold" style:font-weight-complex="bold"/>
      <style:map style:condition="cell-content()=0" style:apply-style-name="Accent" style:base-cell-address="Sheet1.I2"/>
      <style:map style:condition="is-true-formula(ABS([.$H2]-[.$I2])&lt;=ABS(([.$H2]-[.$F2])*0.01))" style:apply-style-name="Close2max" style:base-cell-address="Sheet1.I2"/>
      <style:map style:condition="cell-content()=[.$G2]" style:apply-style-name="Close2guess" style:base-cell-address="Sheet1.I2"/>
      <style:map style:condition="is-true-formula(ABS([.$F2]-[.$I2])&lt;=ABS(([.$H2]-[.$F2])*0.01))" style:apply-style-name="Close2min" style:base-cell-address="Sheet1.I2"/>
    </style:style>
    <style:style style:name="ce4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 style:font-weight-asian="bold" style:font-weight-complex="bold"/>
    </style:style>
    <style:style style:name="ce53" style:family="table-cell" style:parent-style-name="Default">
      <style:table-cell-properties fo:background-color="#d0d0d0" style:text-align-source="fix" style:repeat-content="false" fo:border="0.06pt solid #000000" style:vertical-align="middle"/>
      <style:paragraph-properties fo:text-align="center"/>
      <style:text-properties style:use-window-font-color="true" style:font-name="Liberation Sans" fo:font-size="10pt" fo:font-style="normal" fo:font-weight="bold"/>
    </style:style>
    <style:style style:name="ce54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</style:style>
    <style:style style:name="ce5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</style:style>
    <style:style style:name="ce5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</style:style>
    <style:style style:name="ce5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]" style:apply-style-name="Bad" style:base-cell-address="0_15.G2"/>
      <style:map style:condition="cell-content()&gt;[.$H2]" style:apply-style-name="Bad" style:base-cell-address="0_15.G2"/>
    </style:style>
    <style:style style:name="ce5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]" style:apply-style-name="Bad" style:base-cell-address="0_15.G3"/>
      <style:map style:condition="cell-content()&gt;[.$H3]" style:apply-style-name="Bad" style:base-cell-address="0_15.G3"/>
    </style:style>
    <style:style style:name="ce5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4]" style:apply-style-name="Bad" style:base-cell-address="0_15.G4"/>
      <style:map style:condition="cell-content()&gt;[.$H4]" style:apply-style-name="Bad" style:base-cell-address="0_15.G4"/>
    </style:style>
    <style:style style:name="ce6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5]" style:apply-style-name="Bad" style:base-cell-address="0_15.G5"/>
      <style:map style:condition="cell-content()&gt;[.$H5]" style:apply-style-name="Bad" style:base-cell-address="0_15.G5"/>
    </style:style>
    <style:style style:name="ce61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6]" style:apply-style-name="Bad" style:base-cell-address="0_15.G6"/>
      <style:map style:condition="cell-content()&gt;[.$H6]" style:apply-style-name="Bad" style:base-cell-address="0_15.G6"/>
    </style:style>
    <style:style style:name="ce6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7]" style:apply-style-name="Bad" style:base-cell-address="0_15.G7"/>
      <style:map style:condition="cell-content()&gt;[.$H7]" style:apply-style-name="Bad" style:base-cell-address="0_15.G7"/>
    </style:style>
    <style:style style:name="ce6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8]" style:apply-style-name="Bad" style:base-cell-address="0_15.G8"/>
      <style:map style:condition="cell-content()&gt;[.$H8]" style:apply-style-name="Bad" style:base-cell-address="0_15.G8"/>
    </style:style>
    <style:style style:name="ce6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9]" style:apply-style-name="Bad" style:base-cell-address="0_15.G9"/>
      <style:map style:condition="cell-content()&gt;[.$H9]" style:apply-style-name="Bad" style:base-cell-address="0_15.G9"/>
    </style:style>
    <style:style style:name="ce65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0]" style:apply-style-name="Bad" style:base-cell-address="0_15.G10"/>
      <style:map style:condition="cell-content()&gt;[.$H10]" style:apply-style-name="Bad" style:base-cell-address="0_15.G10"/>
    </style:style>
    <style:style style:name="ce66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1]" style:apply-style-name="Bad" style:base-cell-address="0_15.G11"/>
      <style:map style:condition="cell-content()&gt;[.$H11]" style:apply-style-name="Bad" style:base-cell-address="0_15.G11"/>
    </style:style>
    <style:style style:name="ce6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2]" style:apply-style-name="Bad" style:base-cell-address="0_15.G12"/>
      <style:map style:condition="cell-content()&gt;[.$H12]" style:apply-style-name="Bad" style:base-cell-address="0_15.G12"/>
    </style:style>
    <style:style style:name="ce6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3]" style:apply-style-name="Bad" style:base-cell-address="0_15.G13"/>
      <style:map style:condition="cell-content()&gt;[.$H13]" style:apply-style-name="Bad" style:base-cell-address="0_15.G13"/>
    </style:style>
    <style:style style:name="ce6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4]" style:apply-style-name="Bad" style:base-cell-address="0_15.G14"/>
      <style:map style:condition="cell-content()&gt;[.$H14]" style:apply-style-name="Bad" style:base-cell-address="0_15.G14"/>
    </style:style>
    <style:style style:name="ce7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5]" style:apply-style-name="Bad" style:base-cell-address="0_15.G15"/>
      <style:map style:condition="cell-content()&gt;[.$H15]" style:apply-style-name="Bad" style:base-cell-address="0_15.G15"/>
    </style:style>
    <style:style style:name="ce7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6]" style:apply-style-name="Bad" style:base-cell-address="0_15.G16"/>
      <style:map style:condition="cell-content()&gt;[.$H16]" style:apply-style-name="Bad" style:base-cell-address="0_15.G16"/>
    </style:style>
    <style:style style:name="ce7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7]" style:apply-style-name="Bad" style:base-cell-address="0_15.G17"/>
      <style:map style:condition="cell-content()&gt;[.$H17]" style:apply-style-name="Bad" style:base-cell-address="0_15.G17"/>
    </style:style>
    <style:style style:name="ce7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8]" style:apply-style-name="Bad" style:base-cell-address="0_15.G18"/>
      <style:map style:condition="cell-content()&gt;[.$H18]" style:apply-style-name="Bad" style:base-cell-address="0_15.G18"/>
    </style:style>
    <style:style style:name="ce7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9]" style:apply-style-name="Bad" style:base-cell-address="0_15.G19"/>
      <style:map style:condition="cell-content()&gt;[.$H19]" style:apply-style-name="Bad" style:base-cell-address="0_15.G19"/>
    </style:style>
    <style:style style:name="ce7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0]" style:apply-style-name="Bad" style:base-cell-address="0_15.G20"/>
      <style:map style:condition="cell-content()&gt;[.$H20]" style:apply-style-name="Bad" style:base-cell-address="0_15.G20"/>
    </style:style>
    <style:style style:name="ce7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1]" style:apply-style-name="Bad" style:base-cell-address="0_15.G21"/>
      <style:map style:condition="cell-content()&gt;[.$H21]" style:apply-style-name="Bad" style:base-cell-address="0_15.G21"/>
    </style:style>
    <style:style style:name="ce7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2]" style:apply-style-name="Bad" style:base-cell-address="0_15.G22"/>
      <style:map style:condition="cell-content()&gt;[.$H22]" style:apply-style-name="Bad" style:base-cell-address="0_15.G22"/>
    </style:style>
    <style:style style:name="ce7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3]" style:apply-style-name="Bad" style:base-cell-address="0_15.G23"/>
      <style:map style:condition="cell-content()&gt;[.$H23]" style:apply-style-name="Bad" style:base-cell-address="0_15.G23"/>
    </style:style>
    <style:style style:name="ce7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4]" style:apply-style-name="Bad" style:base-cell-address="0_15.G24"/>
      <style:map style:condition="cell-content()&gt;[.$H24]" style:apply-style-name="Bad" style:base-cell-address="0_15.G24"/>
    </style:style>
    <style:style style:name="ce8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5]" style:apply-style-name="Bad" style:base-cell-address="0_15.G25"/>
      <style:map style:condition="cell-content()&gt;[.$H25]" style:apply-style-name="Bad" style:base-cell-address="0_15.G25"/>
    </style:style>
    <style:style style:name="ce81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6]" style:apply-style-name="Bad" style:base-cell-address="0_15.G26"/>
      <style:map style:condition="cell-content()&gt;[.$H26]" style:apply-style-name="Bad" style:base-cell-address="0_15.G26"/>
    </style:style>
    <style:style style:name="ce8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7]" style:apply-style-name="Bad" style:base-cell-address="0_15.G27"/>
      <style:map style:condition="cell-content()&gt;[.$H27]" style:apply-style-name="Bad" style:base-cell-address="0_15.G27"/>
    </style:style>
    <style:style style:name="ce8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8]" style:apply-style-name="Bad" style:base-cell-address="0_15.G28"/>
      <style:map style:condition="cell-content()&gt;[.$H28]" style:apply-style-name="Bad" style:base-cell-address="0_15.G28"/>
    </style:style>
    <style:style style:name="ce8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9]" style:apply-style-name="Bad" style:base-cell-address="0_15.G29"/>
      <style:map style:condition="cell-content()&gt;[.$H29]" style:apply-style-name="Bad" style:base-cell-address="0_15.G29"/>
    </style:style>
    <style:style style:name="ce85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0]" style:apply-style-name="Bad" style:base-cell-address="0_15.G30"/>
      <style:map style:condition="cell-content()&gt;[.$H30]" style:apply-style-name="Bad" style:base-cell-address="0_15.G30"/>
    </style:style>
    <style:style style:name="ce86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1]" style:apply-style-name="Bad" style:base-cell-address="0_15.G31"/>
      <style:map style:condition="cell-content()&gt;[.$H31]" style:apply-style-name="Bad" style:base-cell-address="0_15.G31"/>
    </style:style>
    <style:style style:name="ce8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normal"/>
      <style:map style:condition="cell-content()&lt;[.$F32]" style:apply-style-name="Bad" style:base-cell-address="0_15.G32"/>
      <style:map style:condition="cell-content()&gt;[.$H32]" style:apply-style-name="Bad" style:base-cell-address="0_15.G32"/>
    </style:style>
    <style:style style:name="ce8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"/>
      <style:map style:condition="is-true-formula(ABS([.$H2]-[.$I2])&lt;=ABS(([.$H2]-[.$F2])*0.01))" style:apply-style-name="Close2max" style:base-cell-address="0_15.I2"/>
      <style:map style:condition="cell-content()=[.$G2]" style:apply-style-name="Close2guess" style:base-cell-address="0_15.I2"/>
      <style:map style:condition="is-true-formula(ABS([.$F2]-[.$I2])&lt;=ABS(([.$H2]-[.$F2])*0.01))" style:apply-style-name="Close2min" style:base-cell-address="0_15.I2"/>
    </style:style>
    <style:style style:name="ce89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3"/>
      <style:map style:condition="is-true-formula(ABS([.$H3]-[.$I3])&lt;=ABS(([.$H3]-[.$F3])*0.01))" style:apply-style-name="Close2max" style:base-cell-address="0_15.I3"/>
      <style:map style:condition="cell-content()=[.$G3]" style:apply-style-name="Close2guess" style:base-cell-address="0_15.I3"/>
      <style:map style:condition="is-true-formula(ABS([.$F3]-[.$I3])&lt;=ABS(([.$H3]-[.$F3])*0.01))" style:apply-style-name="Close2min" style:base-cell-address="0_15.I3"/>
    </style:style>
    <style:style style:name="ce90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4"/>
      <style:map style:condition="is-true-formula(ABS([.$H4]-[.$I4])&lt;=ABS(([.$H4]-[.$F4])*0.01))" style:apply-style-name="Close2max" style:base-cell-address="0_15.I4"/>
      <style:map style:condition="cell-content()=[.$G4]" style:apply-style-name="Close2guess" style:base-cell-address="0_15.I4"/>
      <style:map style:condition="is-true-formula(ABS([.$F4]-[.$I4])&lt;=ABS(([.$H4]-[.$F4])*0.01))" style:apply-style-name="Close2min" style:base-cell-address="0_15.I4"/>
    </style:style>
    <style:style style:name="ce91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5"/>
      <style:map style:condition="is-true-formula(ABS([.$H5]-[.$I5])&lt;=ABS(([.$H5]-[.$F5])*0.01))" style:apply-style-name="Close2max" style:base-cell-address="0_15.I5"/>
      <style:map style:condition="cell-content()=[.$G5]" style:apply-style-name="Close2guess" style:base-cell-address="0_15.I5"/>
      <style:map style:condition="is-true-formula(ABS([.$F5]-[.$I5])&lt;=ABS(([.$H5]-[.$F5])*0.01))" style:apply-style-name="Close2min" style:base-cell-address="0_15.I5"/>
    </style:style>
    <style:style style:name="ce9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6"/>
      <style:map style:condition="is-true-formula(ABS([.$H6]-[.$I6])&lt;=ABS(([.$H6]-[.$F6])*0.01))" style:apply-style-name="Close2max" style:base-cell-address="0_15.I6"/>
      <style:map style:condition="cell-content()=[.$G6]" style:apply-style-name="Close2guess" style:base-cell-address="0_15.I6"/>
      <style:map style:condition="is-true-formula(ABS([.$F6]-[.$I6])&lt;=ABS(([.$H6]-[.$F6])*0.01))" style:apply-style-name="Close2min" style:base-cell-address="0_15.I6"/>
    </style:style>
    <style:style style:name="ce9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7"/>
      <style:map style:condition="is-true-formula(ABS([.$H7]-[.$I7])&lt;=ABS(([.$H7]-[.$F7])*0.01))" style:apply-style-name="Close2max" style:base-cell-address="0_15.I7"/>
      <style:map style:condition="cell-content()=[.$G7]" style:apply-style-name="Close2guess" style:base-cell-address="0_15.I7"/>
      <style:map style:condition="is-true-formula(ABS([.$F7]-[.$I7])&lt;=ABS(([.$H7]-[.$F7])*0.01))" style:apply-style-name="Close2min" style:base-cell-address="0_15.I7"/>
    </style:style>
    <style:style style:name="ce9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8"/>
      <style:map style:condition="is-true-formula(ABS([.$H8]-[.$I8])&lt;=ABS(([.$H8]-[.$F8])*0.01))" style:apply-style-name="Close2max" style:base-cell-address="0_15.I8"/>
      <style:map style:condition="cell-content()=[.$G8]" style:apply-style-name="Close2guess" style:base-cell-address="0_15.I8"/>
      <style:map style:condition="is-true-formula(ABS([.$F8]-[.$I8])&lt;=ABS(([.$H8]-[.$F8])*0.01))" style:apply-style-name="Close2min" style:base-cell-address="0_15.I8"/>
    </style:style>
    <style:style style:name="ce9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9"/>
      <style:map style:condition="is-true-formula(ABS([.$H9]-[.$I9])&lt;=ABS(([.$H9]-[.$F9])*0.01))" style:apply-style-name="Close2max" style:base-cell-address="0_15.I9"/>
      <style:map style:condition="cell-content()=[.$G9]" style:apply-style-name="Close2guess" style:base-cell-address="0_15.I9"/>
      <style:map style:condition="is-true-formula(ABS([.$F9]-[.$I9])&lt;=ABS(([.$H9]-[.$F9])*0.01))" style:apply-style-name="Close2min" style:base-cell-address="0_15.I9"/>
    </style:style>
    <style:style style:name="ce9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0"/>
      <style:map style:condition="is-true-formula(ABS([.$H10]-[.$I10])&lt;=ABS(([.$H10]-[.$F10])*0.01))" style:apply-style-name="Close2max" style:base-cell-address="0_15.I10"/>
      <style:map style:condition="cell-content()=[.$G10]" style:apply-style-name="Close2guess" style:base-cell-address="0_15.I10"/>
      <style:map style:condition="is-true-formula(ABS([.$F10]-[.$I10])&lt;=ABS(([.$H10]-[.$F10])*0.01))" style:apply-style-name="Close2min" style:base-cell-address="0_15.I10"/>
    </style:style>
    <style:style style:name="ce9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1"/>
      <style:map style:condition="is-true-formula(ABS([.$H11]-[.$I11])&lt;=ABS(([.$H11]-[.$F11])*0.01))" style:apply-style-name="Close2max" style:base-cell-address="0_15.I11"/>
      <style:map style:condition="cell-content()=[.$G11]" style:apply-style-name="Close2guess" style:base-cell-address="0_15.I11"/>
      <style:map style:condition="is-true-formula(ABS([.$F11]-[.$I11])&lt;=ABS(([.$H11]-[.$F11])*0.01))" style:apply-style-name="Close2min" style:base-cell-address="0_15.I11"/>
    </style:style>
    <style:style style:name="ce9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2"/>
      <style:map style:condition="is-true-formula(ABS([.$H12]-[.$I12])&lt;=ABS(([.$H12]-[.$F12])*0.01))" style:apply-style-name="Close2max" style:base-cell-address="0_15.I12"/>
      <style:map style:condition="cell-content()=[.$G12]" style:apply-style-name="Close2guess" style:base-cell-address="0_15.I12"/>
      <style:map style:condition="is-true-formula(ABS([.$F12]-[.$I12])&lt;=ABS(([.$H12]-[.$F12])*0.01))" style:apply-style-name="Close2min" style:base-cell-address="0_15.I12"/>
    </style:style>
    <style:style style:name="ce9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3"/>
      <style:map style:condition="is-true-formula(ABS([.$H13]-[.$I13])&lt;=ABS(([.$H13]-[.$F13])*0.01))" style:apply-style-name="Close2max" style:base-cell-address="0_15.I13"/>
      <style:map style:condition="cell-content()=[.$G13]" style:apply-style-name="Close2guess" style:base-cell-address="0_15.I13"/>
      <style:map style:condition="is-true-formula(ABS([.$F13]-[.$I13])&lt;=ABS(([.$H13]-[.$F13])*0.01))" style:apply-style-name="Close2min" style:base-cell-address="0_15.I13"/>
    </style:style>
    <style:style style:name="ce100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4"/>
      <style:map style:condition="is-true-formula(ABS([.$H14]-[.$I14])&lt;=ABS(([.$H14]-[.$F14])*0.01))" style:apply-style-name="Close2max" style:base-cell-address="0_15.I14"/>
      <style:map style:condition="cell-content()=[.$G14]" style:apply-style-name="Close2guess" style:base-cell-address="0_15.I14"/>
      <style:map style:condition="is-true-formula(ABS([.$F14]-[.$I14])&lt;=ABS(([.$H14]-[.$F14])*0.01))" style:apply-style-name="Close2min" style:base-cell-address="0_15.I14"/>
    </style:style>
    <style:style style:name="ce101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5"/>
      <style:map style:condition="is-true-formula(ABS([.$H15]-[.$I15])&lt;=ABS(([.$H15]-[.$F15])*0.01))" style:apply-style-name="Close2max" style:base-cell-address="0_15.I15"/>
      <style:map style:condition="cell-content()=[.$G15]" style:apply-style-name="Close2guess" style:base-cell-address="0_15.I15"/>
      <style:map style:condition="is-true-formula(ABS([.$F15]-[.$I15])&lt;=ABS(([.$H15]-[.$F15])*0.01))" style:apply-style-name="Close2min" style:base-cell-address="0_15.I15"/>
    </style:style>
    <style:style style:name="ce102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6"/>
      <style:map style:condition="is-true-formula(ABS([.$H16]-[.$I16])&lt;=ABS(([.$H16]-[.$F16])*0.01))" style:apply-style-name="Close2max" style:base-cell-address="0_15.I16"/>
      <style:map style:condition="cell-content()=[.$G16]" style:apply-style-name="Close2guess" style:base-cell-address="0_15.I16"/>
      <style:map style:condition="is-true-formula(ABS([.$F16]-[.$I16])&lt;=ABS(([.$H16]-[.$F16])*0.01))" style:apply-style-name="Close2min" style:base-cell-address="0_15.I16"/>
    </style:style>
    <style:style style:name="ce103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7"/>
      <style:map style:condition="is-true-formula(ABS([.$H17]-[.$I17])&lt;=ABS(([.$H17]-[.$F17])*0.01))" style:apply-style-name="Close2max" style:base-cell-address="0_15.I17"/>
      <style:map style:condition="cell-content()=[.$G17]" style:apply-style-name="Close2guess" style:base-cell-address="0_15.I17"/>
      <style:map style:condition="is-true-formula(ABS([.$F17]-[.$I17])&lt;=ABS(([.$H17]-[.$F17])*0.01))" style:apply-style-name="Close2min" style:base-cell-address="0_15.I17"/>
    </style:style>
    <style:style style:name="ce10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8"/>
      <style:map style:condition="is-true-formula(ABS([.$H18]-[.$I18])&lt;=ABS(([.$H18]-[.$F18])*0.01))" style:apply-style-name="Close2max" style:base-cell-address="0_15.I18"/>
      <style:map style:condition="cell-content()=[.$G18]" style:apply-style-name="Close2guess" style:base-cell-address="0_15.I18"/>
      <style:map style:condition="is-true-formula(ABS([.$F18]-[.$I18])&lt;=ABS(([.$H18]-[.$F18])*0.01))" style:apply-style-name="Close2min" style:base-cell-address="0_15.I18"/>
    </style:style>
    <style:style style:name="ce10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19"/>
      <style:map style:condition="is-true-formula(ABS([.$H19]-[.$I19])&lt;=ABS(([.$H19]-[.$F19])*0.01))" style:apply-style-name="Close2max" style:base-cell-address="0_15.I19"/>
      <style:map style:condition="cell-content()=[.$G19]" style:apply-style-name="Close2guess" style:base-cell-address="0_15.I19"/>
      <style:map style:condition="is-true-formula(ABS([.$F19]-[.$I19])&lt;=ABS(([.$H19]-[.$F19])*0.01))" style:apply-style-name="Close2min" style:base-cell-address="0_15.I19"/>
    </style:style>
    <style:style style:name="ce10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0"/>
      <style:map style:condition="is-true-formula(ABS([.$H20]-[.$I20])&lt;=ABS(([.$H20]-[.$F20])*0.01))" style:apply-style-name="Close2max" style:base-cell-address="0_15.I20"/>
      <style:map style:condition="cell-content()=[.$G20]" style:apply-style-name="Close2guess" style:base-cell-address="0_15.I20"/>
      <style:map style:condition="is-true-formula(ABS([.$F20]-[.$I20])&lt;=ABS(([.$H20]-[.$F20])*0.01))" style:apply-style-name="Close2min" style:base-cell-address="0_15.I20"/>
    </style:style>
    <style:style style:name="ce10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1"/>
      <style:map style:condition="is-true-formula(ABS([.$H21]-[.$I21])&lt;=ABS(([.$H21]-[.$F21])*0.01))" style:apply-style-name="Close2max" style:base-cell-address="0_15.I21"/>
      <style:map style:condition="cell-content()=[.$G21]" style:apply-style-name="Close2guess" style:base-cell-address="0_15.I21"/>
      <style:map style:condition="is-true-formula(ABS([.$F21]-[.$I21])&lt;=ABS(([.$H21]-[.$F21])*0.01))" style:apply-style-name="Close2min" style:base-cell-address="0_15.I21"/>
    </style:style>
    <style:style style:name="ce10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2"/>
      <style:map style:condition="is-true-formula(ABS([.$H22]-[.$I22])&lt;=ABS(([.$H22]-[.$F22])*0.01))" style:apply-style-name="Close2max" style:base-cell-address="0_15.I22"/>
      <style:map style:condition="cell-content()=[.$G22]" style:apply-style-name="Close2guess" style:base-cell-address="0_15.I22"/>
      <style:map style:condition="is-true-formula(ABS([.$F22]-[.$I22])&lt;=ABS(([.$H22]-[.$F22])*0.01))" style:apply-style-name="Close2min" style:base-cell-address="0_15.I22"/>
    </style:style>
    <style:style style:name="ce10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3"/>
      <style:map style:condition="is-true-formula(ABS([.$H23]-[.$I23])&lt;=ABS(([.$H23]-[.$F23])*0.01))" style:apply-style-name="Close2max" style:base-cell-address="0_15.I23"/>
      <style:map style:condition="cell-content()=[.$G23]" style:apply-style-name="Close2guess" style:base-cell-address="0_15.I23"/>
      <style:map style:condition="is-true-formula(ABS([.$F23]-[.$I23])&lt;=ABS(([.$H23]-[.$F23])*0.01))" style:apply-style-name="Close2min" style:base-cell-address="0_15.I23"/>
    </style:style>
    <style:style style:name="ce11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4"/>
      <style:map style:condition="is-true-formula(ABS([.$H24]-[.$I24])&lt;=ABS(([.$H24]-[.$F24])*0.01))" style:apply-style-name="Close2max" style:base-cell-address="0_15.I24"/>
      <style:map style:condition="cell-content()=[.$G24]" style:apply-style-name="Close2guess" style:base-cell-address="0_15.I24"/>
      <style:map style:condition="is-true-formula(ABS([.$F24]-[.$I24])&lt;=ABS(([.$H24]-[.$F24])*0.01))" style:apply-style-name="Close2min" style:base-cell-address="0_15.I24"/>
    </style:style>
    <style:style style:name="ce11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5"/>
      <style:map style:condition="is-true-formula(ABS([.$H25]-[.$I25])&lt;=ABS(([.$H25]-[.$F25])*0.01))" style:apply-style-name="Close2max" style:base-cell-address="0_15.I25"/>
      <style:map style:condition="cell-content()=[.$G25]" style:apply-style-name="Close2guess" style:base-cell-address="0_15.I25"/>
      <style:map style:condition="is-true-formula(ABS([.$F25]-[.$I25])&lt;=ABS(([.$H25]-[.$F25])*0.01))" style:apply-style-name="Close2min" style:base-cell-address="0_15.I25"/>
    </style:style>
    <style:style style:name="ce11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6"/>
      <style:map style:condition="is-true-formula(ABS([.$H26]-[.$I26])&lt;=ABS(([.$H26]-[.$F26])*0.01))" style:apply-style-name="Close2max" style:base-cell-address="0_15.I26"/>
      <style:map style:condition="cell-content()=[.$G26]" style:apply-style-name="Close2guess" style:base-cell-address="0_15.I26"/>
      <style:map style:condition="is-true-formula(ABS([.$F26]-[.$I26])&lt;=ABS(([.$H26]-[.$F26])*0.01))" style:apply-style-name="Close2min" style:base-cell-address="0_15.I26"/>
    </style:style>
    <style:style style:name="ce11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7"/>
      <style:map style:condition="is-true-formula(ABS([.$H27]-[.$I27])&lt;=ABS(([.$H27]-[.$F27])*0.01))" style:apply-style-name="Close2max" style:base-cell-address="0_15.I27"/>
      <style:map style:condition="cell-content()=[.$G27]" style:apply-style-name="Close2guess" style:base-cell-address="0_15.I27"/>
      <style:map style:condition="is-true-formula(ABS([.$F27]-[.$I27])&lt;=ABS(([.$H27]-[.$F27])*0.01))" style:apply-style-name="Close2min" style:base-cell-address="0_15.I27"/>
    </style:style>
    <style:style style:name="ce11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8"/>
      <style:map style:condition="is-true-formula(ABS([.$H28]-[.$I28])&lt;=ABS(([.$H28]-[.$F28])*0.01))" style:apply-style-name="Close2max" style:base-cell-address="0_15.I28"/>
      <style:map style:condition="cell-content()=[.$G28]" style:apply-style-name="Close2guess" style:base-cell-address="0_15.I28"/>
      <style:map style:condition="is-true-formula(ABS([.$F28]-[.$I28])&lt;=ABS(([.$H28]-[.$F28])*0.01))" style:apply-style-name="Close2min" style:base-cell-address="0_15.I28"/>
    </style:style>
    <style:style style:name="ce11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29"/>
      <style:map style:condition="is-true-formula(ABS([.$H29]-[.$I29])&lt;=ABS(([.$H29]-[.$F29])*0.01))" style:apply-style-name="Close2max" style:base-cell-address="0_15.I29"/>
      <style:map style:condition="cell-content()=[.$G29]" style:apply-style-name="Close2guess" style:base-cell-address="0_15.I29"/>
      <style:map style:condition="is-true-formula(ABS([.$F29]-[.$I29])&lt;=ABS(([.$H29]-[.$F29])*0.01))" style:apply-style-name="Close2min" style:base-cell-address="0_15.I29"/>
    </style:style>
    <style:style style:name="ce11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30"/>
      <style:map style:condition="is-true-formula(ABS([.$H30]-[.$I30])&lt;=ABS(([.$H30]-[.$F30])*0.01))" style:apply-style-name="Close2max" style:base-cell-address="0_15.I30"/>
      <style:map style:condition="cell-content()=[.$G30]" style:apply-style-name="Close2guess" style:base-cell-address="0_15.I30"/>
      <style:map style:condition="is-true-formula(ABS([.$F30]-[.$I30])&lt;=ABS(([.$H30]-[.$F30])*0.01))" style:apply-style-name="Close2min" style:base-cell-address="0_15.I30"/>
    </style:style>
    <style:style style:name="ce11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31"/>
      <style:map style:condition="is-true-formula(ABS([.$H31]-[.$I31])&lt;=ABS(([.$H31]-[.$F31])*0.01))" style:apply-style-name="Close2max" style:base-cell-address="0_15.I31"/>
      <style:map style:condition="cell-content()=[.$G31]" style:apply-style-name="Close2guess" style:base-cell-address="0_15.I31"/>
      <style:map style:condition="is-true-formula(ABS([.$F31]-[.$I31])&lt;=ABS(([.$H31]-[.$F31])*0.01))" style:apply-style-name="Close2min" style:base-cell-address="0_15.I31"/>
    </style:style>
    <style:style style:name="ce11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0_15.I32"/>
      <style:map style:condition="is-true-formula(ABS([.$H32]-[.$I32])&lt;=ABS(([.$H32]-[.$F32])*0.01))" style:apply-style-name="Close2max" style:base-cell-address="0_15.I32"/>
      <style:map style:condition="cell-content()=[.$G32]" style:apply-style-name="Close2guess" style:base-cell-address="0_15.I32"/>
      <style:map style:condition="is-true-formula(ABS([.$F32]-[.$I32])&lt;=ABS(([.$H32]-[.$F32])*0.01))" style:apply-style-name="Close2min" style:base-cell-address="0_15.I32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]" style:apply-style-name="Bad" style:base-cell-address="1_17.G2"/>
      <style:map style:condition="cell-content()&gt;[.$H2]" style:apply-style-name="Bad" style:base-cell-address="1_17.G2"/>
    </style:style>
    <style:style style:name="ce18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]" style:apply-style-name="Bad" style:base-cell-address="1_17.G3"/>
      <style:map style:condition="cell-content()&gt;[.$H3]" style:apply-style-name="Bad" style:base-cell-address="1_17.G3"/>
    </style:style>
    <style:style style:name="ce18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4]" style:apply-style-name="Bad" style:base-cell-address="1_17.G4"/>
      <style:map style:condition="cell-content()&gt;[.$H4]" style:apply-style-name="Bad" style:base-cell-address="1_17.G4"/>
    </style:style>
    <style:style style:name="ce19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5]" style:apply-style-name="Bad" style:base-cell-address="1_17.G5"/>
      <style:map style:condition="cell-content()&gt;[.$H5]" style:apply-style-name="Bad" style:base-cell-address="1_17.G5"/>
    </style:style>
    <style:style style:name="ce191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6]" style:apply-style-name="Bad" style:base-cell-address="1_17.G6"/>
      <style:map style:condition="cell-content()&gt;[.$H6]" style:apply-style-name="Bad" style:base-cell-address="1_17.G6"/>
    </style:style>
    <style:style style:name="ce19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7]" style:apply-style-name="Bad" style:base-cell-address="1_17.G7"/>
      <style:map style:condition="cell-content()&gt;[.$H7]" style:apply-style-name="Bad" style:base-cell-address="1_17.G7"/>
    </style:style>
    <style:style style:name="ce19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8]" style:apply-style-name="Bad" style:base-cell-address="1_17.G8"/>
      <style:map style:condition="cell-content()&gt;[.$H8]" style:apply-style-name="Bad" style:base-cell-address="1_17.G8"/>
    </style:style>
    <style:style style:name="ce19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9]" style:apply-style-name="Bad" style:base-cell-address="1_17.G9"/>
      <style:map style:condition="cell-content()&gt;[.$H9]" style:apply-style-name="Bad" style:base-cell-address="1_17.G9"/>
    </style:style>
    <style:style style:name="ce195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0]" style:apply-style-name="Bad" style:base-cell-address="1_17.G10"/>
      <style:map style:condition="cell-content()&gt;[.$H10]" style:apply-style-name="Bad" style:base-cell-address="1_17.G10"/>
    </style:style>
    <style:style style:name="ce196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1]" style:apply-style-name="Bad" style:base-cell-address="1_17.G11"/>
      <style:map style:condition="cell-content()&gt;[.$H11]" style:apply-style-name="Bad" style:base-cell-address="1_17.G11"/>
    </style:style>
    <style:style style:name="ce19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2]" style:apply-style-name="Bad" style:base-cell-address="1_17.G12"/>
      <style:map style:condition="cell-content()&gt;[.$H12]" style:apply-style-name="Bad" style:base-cell-address="1_17.G12"/>
    </style:style>
    <style:style style:name="ce19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3]" style:apply-style-name="Bad" style:base-cell-address="1_17.G13"/>
      <style:map style:condition="cell-content()&gt;[.$H13]" style:apply-style-name="Bad" style:base-cell-address="1_17.G13"/>
    </style:style>
    <style:style style:name="ce19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4]" style:apply-style-name="Bad" style:base-cell-address="1_17.G14"/>
      <style:map style:condition="cell-content()&gt;[.$H14]" style:apply-style-name="Bad" style:base-cell-address="1_17.G14"/>
    </style:style>
    <style:style style:name="ce20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5]" style:apply-style-name="Bad" style:base-cell-address="1_17.G15"/>
      <style:map style:condition="cell-content()&gt;[.$H15]" style:apply-style-name="Bad" style:base-cell-address="1_17.G15"/>
    </style:style>
    <style:style style:name="ce20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6]" style:apply-style-name="Bad" style:base-cell-address="1_17.G16"/>
      <style:map style:condition="cell-content()&gt;[.$H16]" style:apply-style-name="Bad" style:base-cell-address="1_17.G16"/>
    </style:style>
    <style:style style:name="ce20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7]" style:apply-style-name="Bad" style:base-cell-address="1_17.G17"/>
      <style:map style:condition="cell-content()&gt;[.$H17]" style:apply-style-name="Bad" style:base-cell-address="1_17.G17"/>
    </style:style>
    <style:style style:name="ce20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8]" style:apply-style-name="Bad" style:base-cell-address="1_17.G18"/>
      <style:map style:condition="cell-content()&gt;[.$H18]" style:apply-style-name="Bad" style:base-cell-address="1_17.G18"/>
    </style:style>
    <style:style style:name="ce20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9]" style:apply-style-name="Bad" style:base-cell-address="1_17.G19"/>
      <style:map style:condition="cell-content()&gt;[.$H19]" style:apply-style-name="Bad" style:base-cell-address="1_17.G19"/>
    </style:style>
    <style:style style:name="ce20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0]" style:apply-style-name="Bad" style:base-cell-address="1_17.G20"/>
      <style:map style:condition="cell-content()&gt;[.$H20]" style:apply-style-name="Bad" style:base-cell-address="1_17.G20"/>
    </style:style>
    <style:style style:name="ce20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1]" style:apply-style-name="Bad" style:base-cell-address="1_17.G21"/>
      <style:map style:condition="cell-content()&gt;[.$H21]" style:apply-style-name="Bad" style:base-cell-address="1_17.G21"/>
    </style:style>
    <style:style style:name="ce20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2]" style:apply-style-name="Bad" style:base-cell-address="1_17.G22"/>
      <style:map style:condition="cell-content()&gt;[.$H22]" style:apply-style-name="Bad" style:base-cell-address="1_17.G22"/>
    </style:style>
    <style:style style:name="ce20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3]" style:apply-style-name="Bad" style:base-cell-address="1_17.G23"/>
      <style:map style:condition="cell-content()&gt;[.$H23]" style:apply-style-name="Bad" style:base-cell-address="1_17.G23"/>
    </style:style>
    <style:style style:name="ce20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4]" style:apply-style-name="Bad" style:base-cell-address="1_17.G24"/>
      <style:map style:condition="cell-content()&gt;[.$H24]" style:apply-style-name="Bad" style:base-cell-address="1_17.G24"/>
    </style:style>
    <style:style style:name="ce21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5]" style:apply-style-name="Bad" style:base-cell-address="1_17.G25"/>
      <style:map style:condition="cell-content()&gt;[.$H25]" style:apply-style-name="Bad" style:base-cell-address="1_17.G25"/>
    </style:style>
    <style:style style:name="ce211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6]" style:apply-style-name="Bad" style:base-cell-address="1_17.G26"/>
      <style:map style:condition="cell-content()&gt;[.$H26]" style:apply-style-name="Bad" style:base-cell-address="1_17.G26"/>
    </style:style>
    <style:style style:name="ce21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7]" style:apply-style-name="Bad" style:base-cell-address="1_17.G27"/>
      <style:map style:condition="cell-content()&gt;[.$H27]" style:apply-style-name="Bad" style:base-cell-address="1_17.G27"/>
    </style:style>
    <style:style style:name="ce21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8]" style:apply-style-name="Bad" style:base-cell-address="1_17.G28"/>
      <style:map style:condition="cell-content()&gt;[.$H28]" style:apply-style-name="Bad" style:base-cell-address="1_17.G28"/>
    </style:style>
    <style:style style:name="ce21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9]" style:apply-style-name="Bad" style:base-cell-address="1_17.G29"/>
      <style:map style:condition="cell-content()&gt;[.$H29]" style:apply-style-name="Bad" style:base-cell-address="1_17.G29"/>
    </style:style>
    <style:style style:name="ce215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0]" style:apply-style-name="Bad" style:base-cell-address="1_17.G30"/>
      <style:map style:condition="cell-content()&gt;[.$H30]" style:apply-style-name="Bad" style:base-cell-address="1_17.G30"/>
    </style:style>
    <style:style style:name="ce216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1]" style:apply-style-name="Bad" style:base-cell-address="1_17.G31"/>
      <style:map style:condition="cell-content()&gt;[.$H31]" style:apply-style-name="Bad" style:base-cell-address="1_17.G31"/>
    </style:style>
    <style:style style:name="ce21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normal"/>
      <style:map style:condition="cell-content()&lt;[.$F32]" style:apply-style-name="Bad" style:base-cell-address="1_17.G32"/>
      <style:map style:condition="cell-content()&gt;[.$H32]" style:apply-style-name="Bad" style:base-cell-address="1_17.G32"/>
    </style:style>
    <style:style style:name="ce21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"/>
      <style:map style:condition="is-true-formula(ABS([.$H2]-[.$I2])&lt;=ABS(([.$H2]-[.$F2])*0.01))" style:apply-style-name="Close2max" style:base-cell-address="1_17.I2"/>
      <style:map style:condition="cell-content()=[.$G2]" style:apply-style-name="Close2guess" style:base-cell-address="1_17.I2"/>
      <style:map style:condition="is-true-formula(ABS([.$F2]-[.$I2])&lt;=ABS(([.$H2]-[.$F2])*0.01))" style:apply-style-name="Close2min" style:base-cell-address="1_17.I2"/>
    </style:style>
    <style:style style:name="ce219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3"/>
      <style:map style:condition="is-true-formula(ABS([.$H3]-[.$I3])&lt;=ABS(([.$H3]-[.$F3])*0.01))" style:apply-style-name="Close2max" style:base-cell-address="1_17.I3"/>
      <style:map style:condition="cell-content()=[.$G3]" style:apply-style-name="Close2guess" style:base-cell-address="1_17.I3"/>
      <style:map style:condition="is-true-formula(ABS([.$F3]-[.$I3])&lt;=ABS(([.$H3]-[.$F3])*0.01))" style:apply-style-name="Close2min" style:base-cell-address="1_17.I3"/>
    </style:style>
    <style:style style:name="ce220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4"/>
      <style:map style:condition="is-true-formula(ABS([.$H4]-[.$I4])&lt;=ABS(([.$H4]-[.$F4])*0.01))" style:apply-style-name="Close2max" style:base-cell-address="1_17.I4"/>
      <style:map style:condition="cell-content()=[.$G4]" style:apply-style-name="Close2guess" style:base-cell-address="1_17.I4"/>
      <style:map style:condition="is-true-formula(ABS([.$F4]-[.$I4])&lt;=ABS(([.$H4]-[.$F4])*0.01))" style:apply-style-name="Close2min" style:base-cell-address="1_17.I4"/>
    </style:style>
    <style:style style:name="ce221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5"/>
      <style:map style:condition="is-true-formula(ABS([.$H5]-[.$I5])&lt;=ABS(([.$H5]-[.$F5])*0.01))" style:apply-style-name="Close2max" style:base-cell-address="1_17.I5"/>
      <style:map style:condition="cell-content()=[.$G5]" style:apply-style-name="Close2guess" style:base-cell-address="1_17.I5"/>
      <style:map style:condition="is-true-formula(ABS([.$F5]-[.$I5])&lt;=ABS(([.$H5]-[.$F5])*0.01))" style:apply-style-name="Close2min" style:base-cell-address="1_17.I5"/>
    </style:style>
    <style:style style:name="ce22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6"/>
      <style:map style:condition="is-true-formula(ABS([.$H6]-[.$I6])&lt;=ABS(([.$H6]-[.$F6])*0.01))" style:apply-style-name="Close2max" style:base-cell-address="1_17.I6"/>
      <style:map style:condition="cell-content()=[.$G6]" style:apply-style-name="Close2guess" style:base-cell-address="1_17.I6"/>
      <style:map style:condition="is-true-formula(ABS([.$F6]-[.$I6])&lt;=ABS(([.$H6]-[.$F6])*0.01))" style:apply-style-name="Close2min" style:base-cell-address="1_17.I6"/>
    </style:style>
    <style:style style:name="ce22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7"/>
      <style:map style:condition="is-true-formula(ABS([.$H7]-[.$I7])&lt;=ABS(([.$H7]-[.$F7])*0.01))" style:apply-style-name="Close2max" style:base-cell-address="1_17.I7"/>
      <style:map style:condition="cell-content()=[.$G7]" style:apply-style-name="Close2guess" style:base-cell-address="1_17.I7"/>
      <style:map style:condition="is-true-formula(ABS([.$F7]-[.$I7])&lt;=ABS(([.$H7]-[.$F7])*0.01))" style:apply-style-name="Close2min" style:base-cell-address="1_17.I7"/>
    </style:style>
    <style:style style:name="ce22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8"/>
      <style:map style:condition="is-true-formula(ABS([.$H8]-[.$I8])&lt;=ABS(([.$H8]-[.$F8])*0.01))" style:apply-style-name="Close2max" style:base-cell-address="1_17.I8"/>
      <style:map style:condition="cell-content()=[.$G8]" style:apply-style-name="Close2guess" style:base-cell-address="1_17.I8"/>
      <style:map style:condition="is-true-formula(ABS([.$F8]-[.$I8])&lt;=ABS(([.$H8]-[.$F8])*0.01))" style:apply-style-name="Close2min" style:base-cell-address="1_17.I8"/>
    </style:style>
    <style:style style:name="ce22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9"/>
      <style:map style:condition="is-true-formula(ABS([.$H9]-[.$I9])&lt;=ABS(([.$H9]-[.$F9])*0.01))" style:apply-style-name="Close2max" style:base-cell-address="1_17.I9"/>
      <style:map style:condition="cell-content()=[.$G9]" style:apply-style-name="Close2guess" style:base-cell-address="1_17.I9"/>
      <style:map style:condition="is-true-formula(ABS([.$F9]-[.$I9])&lt;=ABS(([.$H9]-[.$F9])*0.01))" style:apply-style-name="Close2min" style:base-cell-address="1_17.I9"/>
    </style:style>
    <style:style style:name="ce22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0"/>
      <style:map style:condition="is-true-formula(ABS([.$H10]-[.$I10])&lt;=ABS(([.$H10]-[.$F10])*0.01))" style:apply-style-name="Close2max" style:base-cell-address="1_17.I10"/>
      <style:map style:condition="cell-content()=[.$G10]" style:apply-style-name="Close2guess" style:base-cell-address="1_17.I10"/>
      <style:map style:condition="is-true-formula(ABS([.$F10]-[.$I10])&lt;=ABS(([.$H10]-[.$F10])*0.01))" style:apply-style-name="Close2min" style:base-cell-address="1_17.I10"/>
    </style:style>
    <style:style style:name="ce22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1"/>
      <style:map style:condition="is-true-formula(ABS([.$H11]-[.$I11])&lt;=ABS(([.$H11]-[.$F11])*0.01))" style:apply-style-name="Close2max" style:base-cell-address="1_17.I11"/>
      <style:map style:condition="cell-content()=[.$G11]" style:apply-style-name="Close2guess" style:base-cell-address="1_17.I11"/>
      <style:map style:condition="is-true-formula(ABS([.$F11]-[.$I11])&lt;=ABS(([.$H11]-[.$F11])*0.01))" style:apply-style-name="Close2min" style:base-cell-address="1_17.I11"/>
    </style:style>
    <style:style style:name="ce22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2"/>
      <style:map style:condition="is-true-formula(ABS([.$H12]-[.$I12])&lt;=ABS(([.$H12]-[.$F12])*0.01))" style:apply-style-name="Close2max" style:base-cell-address="1_17.I12"/>
      <style:map style:condition="cell-content()=[.$G12]" style:apply-style-name="Close2guess" style:base-cell-address="1_17.I12"/>
      <style:map style:condition="is-true-formula(ABS([.$F12]-[.$I12])&lt;=ABS(([.$H12]-[.$F12])*0.01))" style:apply-style-name="Close2min" style:base-cell-address="1_17.I12"/>
    </style:style>
    <style:style style:name="ce22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3"/>
      <style:map style:condition="is-true-formula(ABS([.$H13]-[.$I13])&lt;=ABS(([.$H13]-[.$F13])*0.01))" style:apply-style-name="Close2max" style:base-cell-address="1_17.I13"/>
      <style:map style:condition="cell-content()=[.$G13]" style:apply-style-name="Close2guess" style:base-cell-address="1_17.I13"/>
      <style:map style:condition="is-true-formula(ABS([.$F13]-[.$I13])&lt;=ABS(([.$H13]-[.$F13])*0.01))" style:apply-style-name="Close2min" style:base-cell-address="1_17.I13"/>
    </style:style>
    <style:style style:name="ce230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4"/>
      <style:map style:condition="is-true-formula(ABS([.$H14]-[.$I14])&lt;=ABS(([.$H14]-[.$F14])*0.01))" style:apply-style-name="Close2max" style:base-cell-address="1_17.I14"/>
      <style:map style:condition="cell-content()=[.$G14]" style:apply-style-name="Close2guess" style:base-cell-address="1_17.I14"/>
      <style:map style:condition="is-true-formula(ABS([.$F14]-[.$I14])&lt;=ABS(([.$H14]-[.$F14])*0.01))" style:apply-style-name="Close2min" style:base-cell-address="1_17.I14"/>
    </style:style>
    <style:style style:name="ce231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5"/>
      <style:map style:condition="is-true-formula(ABS([.$H15]-[.$I15])&lt;=ABS(([.$H15]-[.$F15])*0.01))" style:apply-style-name="Close2max" style:base-cell-address="1_17.I15"/>
      <style:map style:condition="cell-content()=[.$G15]" style:apply-style-name="Close2guess" style:base-cell-address="1_17.I15"/>
      <style:map style:condition="is-true-formula(ABS([.$F15]-[.$I15])&lt;=ABS(([.$H15]-[.$F15])*0.01))" style:apply-style-name="Close2min" style:base-cell-address="1_17.I15"/>
    </style:style>
    <style:style style:name="ce232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6"/>
      <style:map style:condition="is-true-formula(ABS([.$H16]-[.$I16])&lt;=ABS(([.$H16]-[.$F16])*0.01))" style:apply-style-name="Close2max" style:base-cell-address="1_17.I16"/>
      <style:map style:condition="cell-content()=[.$G16]" style:apply-style-name="Close2guess" style:base-cell-address="1_17.I16"/>
      <style:map style:condition="is-true-formula(ABS([.$F16]-[.$I16])&lt;=ABS(([.$H16]-[.$F16])*0.01))" style:apply-style-name="Close2min" style:base-cell-address="1_17.I16"/>
    </style:style>
    <style:style style:name="ce233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7"/>
      <style:map style:condition="is-true-formula(ABS([.$H17]-[.$I17])&lt;=ABS(([.$H17]-[.$F17])*0.01))" style:apply-style-name="Close2max" style:base-cell-address="1_17.I17"/>
      <style:map style:condition="cell-content()=[.$G17]" style:apply-style-name="Close2guess" style:base-cell-address="1_17.I17"/>
      <style:map style:condition="is-true-formula(ABS([.$F17]-[.$I17])&lt;=ABS(([.$H17]-[.$F17])*0.01))" style:apply-style-name="Close2min" style:base-cell-address="1_17.I17"/>
    </style:style>
    <style:style style:name="ce23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8"/>
      <style:map style:condition="is-true-formula(ABS([.$H18]-[.$I18])&lt;=ABS(([.$H18]-[.$F18])*0.01))" style:apply-style-name="Close2max" style:base-cell-address="1_17.I18"/>
      <style:map style:condition="cell-content()=[.$G18]" style:apply-style-name="Close2guess" style:base-cell-address="1_17.I18"/>
      <style:map style:condition="is-true-formula(ABS([.$F18]-[.$I18])&lt;=ABS(([.$H18]-[.$F18])*0.01))" style:apply-style-name="Close2min" style:base-cell-address="1_17.I18"/>
    </style:style>
    <style:style style:name="ce23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19"/>
      <style:map style:condition="is-true-formula(ABS([.$H19]-[.$I19])&lt;=ABS(([.$H19]-[.$F19])*0.01))" style:apply-style-name="Close2max" style:base-cell-address="1_17.I19"/>
      <style:map style:condition="cell-content()=[.$G19]" style:apply-style-name="Close2guess" style:base-cell-address="1_17.I19"/>
      <style:map style:condition="is-true-formula(ABS([.$F19]-[.$I19])&lt;=ABS(([.$H19]-[.$F19])*0.01))" style:apply-style-name="Close2min" style:base-cell-address="1_17.I19"/>
    </style:style>
    <style:style style:name="ce23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0"/>
      <style:map style:condition="is-true-formula(ABS([.$H20]-[.$I20])&lt;=ABS(([.$H20]-[.$F20])*0.01))" style:apply-style-name="Close2max" style:base-cell-address="1_17.I20"/>
      <style:map style:condition="cell-content()=[.$G20]" style:apply-style-name="Close2guess" style:base-cell-address="1_17.I20"/>
      <style:map style:condition="is-true-formula(ABS([.$F20]-[.$I20])&lt;=ABS(([.$H20]-[.$F20])*0.01))" style:apply-style-name="Close2min" style:base-cell-address="1_17.I20"/>
    </style:style>
    <style:style style:name="ce23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1"/>
      <style:map style:condition="is-true-formula(ABS([.$H21]-[.$I21])&lt;=ABS(([.$H21]-[.$F21])*0.01))" style:apply-style-name="Close2max" style:base-cell-address="1_17.I21"/>
      <style:map style:condition="cell-content()=[.$G21]" style:apply-style-name="Close2guess" style:base-cell-address="1_17.I21"/>
      <style:map style:condition="is-true-formula(ABS([.$F21]-[.$I21])&lt;=ABS(([.$H21]-[.$F21])*0.01))" style:apply-style-name="Close2min" style:base-cell-address="1_17.I21"/>
    </style:style>
    <style:style style:name="ce23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2"/>
      <style:map style:condition="is-true-formula(ABS([.$H22]-[.$I22])&lt;=ABS(([.$H22]-[.$F22])*0.01))" style:apply-style-name="Close2max" style:base-cell-address="1_17.I22"/>
      <style:map style:condition="cell-content()=[.$G22]" style:apply-style-name="Close2guess" style:base-cell-address="1_17.I22"/>
      <style:map style:condition="is-true-formula(ABS([.$F22]-[.$I22])&lt;=ABS(([.$H22]-[.$F22])*0.01))" style:apply-style-name="Close2min" style:base-cell-address="1_17.I22"/>
    </style:style>
    <style:style style:name="ce23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3"/>
      <style:map style:condition="is-true-formula(ABS([.$H23]-[.$I23])&lt;=ABS(([.$H23]-[.$F23])*0.01))" style:apply-style-name="Close2max" style:base-cell-address="1_17.I23"/>
      <style:map style:condition="cell-content()=[.$G23]" style:apply-style-name="Close2guess" style:base-cell-address="1_17.I23"/>
      <style:map style:condition="is-true-formula(ABS([.$F23]-[.$I23])&lt;=ABS(([.$H23]-[.$F23])*0.01))" style:apply-style-name="Close2min" style:base-cell-address="1_17.I23"/>
    </style:style>
    <style:style style:name="ce24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4"/>
      <style:map style:condition="is-true-formula(ABS([.$H24]-[.$I24])&lt;=ABS(([.$H24]-[.$F24])*0.01))" style:apply-style-name="Close2max" style:base-cell-address="1_17.I24"/>
      <style:map style:condition="cell-content()=[.$G24]" style:apply-style-name="Close2guess" style:base-cell-address="1_17.I24"/>
      <style:map style:condition="is-true-formula(ABS([.$F24]-[.$I24])&lt;=ABS(([.$H24]-[.$F24])*0.01))" style:apply-style-name="Close2min" style:base-cell-address="1_17.I24"/>
    </style:style>
    <style:style style:name="ce24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5"/>
      <style:map style:condition="is-true-formula(ABS([.$H25]-[.$I25])&lt;=ABS(([.$H25]-[.$F25])*0.01))" style:apply-style-name="Close2max" style:base-cell-address="1_17.I25"/>
      <style:map style:condition="cell-content()=[.$G25]" style:apply-style-name="Close2guess" style:base-cell-address="1_17.I25"/>
      <style:map style:condition="is-true-formula(ABS([.$F25]-[.$I25])&lt;=ABS(([.$H25]-[.$F25])*0.01))" style:apply-style-name="Close2min" style:base-cell-address="1_17.I25"/>
    </style:style>
    <style:style style:name="ce242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6"/>
      <style:map style:condition="is-true-formula(ABS([.$H26]-[.$I26])&lt;=ABS(([.$H26]-[.$F26])*0.01))" style:apply-style-name="Close2max" style:base-cell-address="1_17.I26"/>
      <style:map style:condition="cell-content()=[.$G26]" style:apply-style-name="Close2guess" style:base-cell-address="1_17.I26"/>
      <style:map style:condition="is-true-formula(ABS([.$F26]-[.$I26])&lt;=ABS(([.$H26]-[.$F26])*0.01))" style:apply-style-name="Close2min" style:base-cell-address="1_17.I26"/>
    </style:style>
    <style:style style:name="ce24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7"/>
      <style:map style:condition="is-true-formula(ABS([.$H27]-[.$I27])&lt;=ABS(([.$H27]-[.$F27])*0.01))" style:apply-style-name="Close2max" style:base-cell-address="1_17.I27"/>
      <style:map style:condition="cell-content()=[.$G27]" style:apply-style-name="Close2guess" style:base-cell-address="1_17.I27"/>
      <style:map style:condition="is-true-formula(ABS([.$F27]-[.$I27])&lt;=ABS(([.$H27]-[.$F27])*0.01))" style:apply-style-name="Close2min" style:base-cell-address="1_17.I27"/>
    </style:style>
    <style:style style:name="ce24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8"/>
      <style:map style:condition="is-true-formula(ABS([.$H28]-[.$I28])&lt;=ABS(([.$H28]-[.$F28])*0.01))" style:apply-style-name="Close2max" style:base-cell-address="1_17.I28"/>
      <style:map style:condition="cell-content()=[.$G28]" style:apply-style-name="Close2guess" style:base-cell-address="1_17.I28"/>
      <style:map style:condition="is-true-formula(ABS([.$F28]-[.$I28])&lt;=ABS(([.$H28]-[.$F28])*0.01))" style:apply-style-name="Close2min" style:base-cell-address="1_17.I28"/>
    </style:style>
    <style:style style:name="ce24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29"/>
      <style:map style:condition="is-true-formula(ABS([.$H29]-[.$I29])&lt;=ABS(([.$H29]-[.$F29])*0.01))" style:apply-style-name="Close2max" style:base-cell-address="1_17.I29"/>
      <style:map style:condition="cell-content()=[.$G29]" style:apply-style-name="Close2guess" style:base-cell-address="1_17.I29"/>
      <style:map style:condition="is-true-formula(ABS([.$F29]-[.$I29])&lt;=ABS(([.$H29]-[.$F29])*0.01))" style:apply-style-name="Close2min" style:base-cell-address="1_17.I29"/>
    </style:style>
    <style:style style:name="ce246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30"/>
      <style:map style:condition="is-true-formula(ABS([.$H30]-[.$I30])&lt;=ABS(([.$H30]-[.$F30])*0.01))" style:apply-style-name="Close2max" style:base-cell-address="1_17.I30"/>
      <style:map style:condition="cell-content()=[.$G30]" style:apply-style-name="Close2guess" style:base-cell-address="1_17.I30"/>
      <style:map style:condition="is-true-formula(ABS([.$F30]-[.$I30])&lt;=ABS(([.$H30]-[.$F30])*0.01))" style:apply-style-name="Close2min" style:base-cell-address="1_17.I30"/>
    </style:style>
    <style:style style:name="ce247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31"/>
      <style:map style:condition="is-true-formula(ABS([.$H31]-[.$I31])&lt;=ABS(([.$H31]-[.$F31])*0.01))" style:apply-style-name="Close2max" style:base-cell-address="1_17.I31"/>
      <style:map style:condition="cell-content()=[.$G31]" style:apply-style-name="Close2guess" style:base-cell-address="1_17.I31"/>
      <style:map style:condition="is-true-formula(ABS([.$F31]-[.$I31])&lt;=ABS(([.$H31]-[.$F31])*0.01))" style:apply-style-name="Close2min" style:base-cell-address="1_17.I31"/>
    </style:style>
    <style:style style:name="ce24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1_17.I32"/>
      <style:map style:condition="is-true-formula(ABS([.$H32]-[.$I32])&lt;=ABS(([.$H32]-[.$F32])*0.01))" style:apply-style-name="Close2max" style:base-cell-address="1_17.I32"/>
      <style:map style:condition="cell-content()=[.$G32]" style:apply-style-name="Close2guess" style:base-cell-address="1_17.I32"/>
      <style:map style:condition="is-true-formula(ABS([.$F32]-[.$I32])&lt;=ABS(([.$H32]-[.$F32])*0.01))" style:apply-style-name="Close2min" style:base-cell-address="1_17.I32"/>
    </style:style>
    <style:style style:name="ce24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]" style:apply-style-name="Bad" style:base-cell-address="3_20.G2"/>
      <style:map style:condition="cell-content()&gt;[.$H2]" style:apply-style-name="Bad" style:base-cell-address="3_20.G2"/>
    </style:style>
    <style:style style:name="ce25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]" style:apply-style-name="Bad" style:base-cell-address="3_20.G3"/>
      <style:map style:condition="cell-content()&gt;[.$H3]" style:apply-style-name="Bad" style:base-cell-address="3_20.G3"/>
    </style:style>
    <style:style style:name="ce25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4]" style:apply-style-name="Bad" style:base-cell-address="3_20.G4"/>
      <style:map style:condition="cell-content()&gt;[.$H4]" style:apply-style-name="Bad" style:base-cell-address="3_20.G4"/>
    </style:style>
    <style:style style:name="ce25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5]" style:apply-style-name="Bad" style:base-cell-address="3_20.G5"/>
      <style:map style:condition="cell-content()&gt;[.$H5]" style:apply-style-name="Bad" style:base-cell-address="3_20.G5"/>
    </style:style>
    <style:style style:name="ce25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6]" style:apply-style-name="Bad" style:base-cell-address="3_20.G6"/>
      <style:map style:condition="cell-content()&gt;[.$H6]" style:apply-style-name="Bad" style:base-cell-address="3_20.G6"/>
    </style:style>
    <style:style style:name="ce25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7]" style:apply-style-name="Bad" style:base-cell-address="3_20.G7"/>
      <style:map style:condition="cell-content()&gt;[.$H7]" style:apply-style-name="Bad" style:base-cell-address="3_20.G7"/>
    </style:style>
    <style:style style:name="ce25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8]" style:apply-style-name="Bad" style:base-cell-address="3_20.G8"/>
      <style:map style:condition="cell-content()&gt;[.$H8]" style:apply-style-name="Bad" style:base-cell-address="3_20.G8"/>
    </style:style>
    <style:style style:name="ce25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9]" style:apply-style-name="Bad" style:base-cell-address="3_20.G9"/>
      <style:map style:condition="cell-content()&gt;[.$H9]" style:apply-style-name="Bad" style:base-cell-address="3_20.G9"/>
    </style:style>
    <style:style style:name="ce25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0]" style:apply-style-name="Bad" style:base-cell-address="3_20.G10"/>
      <style:map style:condition="cell-content()&gt;[.$H10]" style:apply-style-name="Bad" style:base-cell-address="3_20.G10"/>
    </style:style>
    <style:style style:name="ce25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1]" style:apply-style-name="Bad" style:base-cell-address="3_20.G11"/>
      <style:map style:condition="cell-content()&gt;[.$H11]" style:apply-style-name="Bad" style:base-cell-address="3_20.G11"/>
    </style:style>
    <style:style style:name="ce25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2]" style:apply-style-name="Bad" style:base-cell-address="3_20.G12"/>
      <style:map style:condition="cell-content()&gt;[.$H12]" style:apply-style-name="Bad" style:base-cell-address="3_20.G12"/>
    </style:style>
    <style:style style:name="ce26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3]" style:apply-style-name="Bad" style:base-cell-address="3_20.G13"/>
      <style:map style:condition="cell-content()&gt;[.$H13]" style:apply-style-name="Bad" style:base-cell-address="3_20.G13"/>
    </style:style>
    <style:style style:name="ce26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4]" style:apply-style-name="Bad" style:base-cell-address="3_20.G14"/>
      <style:map style:condition="cell-content()&gt;[.$H14]" style:apply-style-name="Bad" style:base-cell-address="3_20.G14"/>
    </style:style>
    <style:style style:name="ce26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5]" style:apply-style-name="Bad" style:base-cell-address="3_20.G15"/>
      <style:map style:condition="cell-content()&gt;[.$H15]" style:apply-style-name="Bad" style:base-cell-address="3_20.G15"/>
    </style:style>
    <style:style style:name="ce263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6]" style:apply-style-name="Bad" style:base-cell-address="3_20.G16"/>
      <style:map style:condition="cell-content()&gt;[.$H16]" style:apply-style-name="Bad" style:base-cell-address="3_20.G16"/>
    </style:style>
    <style:style style:name="ce264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17]" style:apply-style-name="Bad" style:base-cell-address="3_20.G17"/>
      <style:map style:condition="cell-content()&gt;[.$H17]" style:apply-style-name="Bad" style:base-cell-address="3_20.G17"/>
    </style:style>
    <style:style style:name="ce26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8]" style:apply-style-name="Bad" style:base-cell-address="3_20.G18"/>
      <style:map style:condition="cell-content()&gt;[.$H18]" style:apply-style-name="Bad" style:base-cell-address="3_20.G18"/>
    </style:style>
    <style:style style:name="ce26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19]" style:apply-style-name="Bad" style:base-cell-address="3_20.G19"/>
      <style:map style:condition="cell-content()&gt;[.$H19]" style:apply-style-name="Bad" style:base-cell-address="3_20.G19"/>
    </style:style>
    <style:style style:name="ce26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0]" style:apply-style-name="Bad" style:base-cell-address="3_20.G20"/>
      <style:map style:condition="cell-content()&gt;[.$H20]" style:apply-style-name="Bad" style:base-cell-address="3_20.G20"/>
    </style:style>
    <style:style style:name="ce268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1]" style:apply-style-name="Bad" style:base-cell-address="3_20.G21"/>
      <style:map style:condition="cell-content()&gt;[.$H21]" style:apply-style-name="Bad" style:base-cell-address="3_20.G21"/>
    </style:style>
    <style:style style:name="ce269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2]" style:apply-style-name="Bad" style:base-cell-address="3_20.G22"/>
      <style:map style:condition="cell-content()&gt;[.$H22]" style:apply-style-name="Bad" style:base-cell-address="3_20.G22"/>
    </style:style>
    <style:style style:name="ce27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3]" style:apply-style-name="Bad" style:base-cell-address="3_20.G23"/>
      <style:map style:condition="cell-content()&gt;[.$H23]" style:apply-style-name="Bad" style:base-cell-address="3_20.G23"/>
    </style:style>
    <style:style style:name="ce27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4]" style:apply-style-name="Bad" style:base-cell-address="3_20.G24"/>
      <style:map style:condition="cell-content()&gt;[.$H24]" style:apply-style-name="Bad" style:base-cell-address="3_20.G24"/>
    </style:style>
    <style:style style:name="ce27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25]" style:apply-style-name="Bad" style:base-cell-address="3_20.G25"/>
      <style:map style:condition="cell-content()&gt;[.$H25]" style:apply-style-name="Bad" style:base-cell-address="3_20.G25"/>
    </style:style>
    <style:style style:name="ce273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6]" style:apply-style-name="Bad" style:base-cell-address="3_20.G26"/>
      <style:map style:condition="cell-content()&gt;[.$H26]" style:apply-style-name="Bad" style:base-cell-address="3_20.G26"/>
    </style:style>
    <style:style style:name="ce27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7]" style:apply-style-name="Bad" style:base-cell-address="3_20.G27"/>
      <style:map style:condition="cell-content()&gt;[.$H27]" style:apply-style-name="Bad" style:base-cell-address="3_20.G27"/>
    </style:style>
    <style:style style:name="ce27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8]" style:apply-style-name="Bad" style:base-cell-address="3_20.G28"/>
      <style:map style:condition="cell-content()&gt;[.$H28]" style:apply-style-name="Bad" style:base-cell-address="3_20.G28"/>
    </style:style>
    <style:style style:name="ce27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normal"/>
      <style:map style:condition="cell-content()&lt;[.$F29]" style:apply-style-name="Bad" style:base-cell-address="3_20.G29"/>
      <style:map style:condition="cell-content()&gt;[.$H29]" style:apply-style-name="Bad" style:base-cell-address="3_20.G29"/>
    </style:style>
    <style:style style:name="ce277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0]" style:apply-style-name="Bad" style:base-cell-address="3_20.G30"/>
      <style:map style:condition="cell-content()&gt;[.$H30]" style:apply-style-name="Bad" style:base-cell-address="3_20.G30"/>
    </style:style>
    <style:style style:name="ce278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normal"/>
      <style:map style:condition="cell-content()&lt;[.$F31]" style:apply-style-name="Bad" style:base-cell-address="3_20.G31"/>
      <style:map style:condition="cell-content()&gt;[.$H31]" style:apply-style-name="Bad" style:base-cell-address="3_20.G31"/>
    </style:style>
    <style:style style:name="ce27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normal"/>
      <style:map style:condition="cell-content()&lt;[.$F32]" style:apply-style-name="Bad" style:base-cell-address="3_20.G32"/>
      <style:map style:condition="cell-content()&gt;[.$H32]" style:apply-style-name="Bad" style:base-cell-address="3_20.G32"/>
    </style:style>
    <style:style style:name="ce28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"/>
      <style:map style:condition="is-true-formula(ABS([.$H2]-[.$I2])&lt;=ABS(([.$H2]-[.$F2])*0.01))" style:apply-style-name="Close2max" style:base-cell-address="3_20.I2"/>
      <style:map style:condition="cell-content()=[.$G2]" style:apply-style-name="Close2guess" style:base-cell-address="3_20.I2"/>
      <style:map style:condition="is-true-formula(ABS([.$F2]-[.$I2])&lt;=ABS(([.$H2]-[.$F2])*0.01))" style:apply-style-name="Close2min" style:base-cell-address="3_20.I2"/>
    </style:style>
    <style:style style:name="ce281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3"/>
      <style:map style:condition="is-true-formula(ABS([.$H3]-[.$I3])&lt;=ABS(([.$H3]-[.$F3])*0.01))" style:apply-style-name="Close2max" style:base-cell-address="3_20.I3"/>
      <style:map style:condition="cell-content()=[.$G3]" style:apply-style-name="Close2guess" style:base-cell-address="3_20.I3"/>
      <style:map style:condition="is-true-formula(ABS([.$F3]-[.$I3])&lt;=ABS(([.$H3]-[.$F3])*0.01))" style:apply-style-name="Close2min" style:base-cell-address="3_20.I3"/>
    </style:style>
    <style:style style:name="ce282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4"/>
      <style:map style:condition="is-true-formula(ABS([.$H4]-[.$I4])&lt;=ABS(([.$H4]-[.$F4])*0.01))" style:apply-style-name="Close2max" style:base-cell-address="3_20.I4"/>
      <style:map style:condition="cell-content()=[.$G4]" style:apply-style-name="Close2guess" style:base-cell-address="3_20.I4"/>
      <style:map style:condition="is-true-formula(ABS([.$F4]-[.$I4])&lt;=ABS(([.$H4]-[.$F4])*0.01))" style:apply-style-name="Close2min" style:base-cell-address="3_20.I4"/>
    </style:style>
    <style:style style:name="ce283" style:family="table-cell" style:parent-style-name="Default">
      <style:table-cell-properties style:text-align-source="fix" style:repeat-content="false" fo:background-color="transparent" style:vertical-align="bottom"/>
      <style:paragraph-properties fo:text-align="end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5"/>
      <style:map style:condition="is-true-formula(ABS([.$H5]-[.$I5])&lt;=ABS(([.$H5]-[.$F5])*0.01))" style:apply-style-name="Close2max" style:base-cell-address="3_20.I5"/>
      <style:map style:condition="cell-content()=[.$G5]" style:apply-style-name="Close2guess" style:base-cell-address="3_20.I5"/>
      <style:map style:condition="is-true-formula(ABS([.$F5]-[.$I5])&lt;=ABS(([.$H5]-[.$F5])*0.01))" style:apply-style-name="Close2min" style:base-cell-address="3_20.I5"/>
    </style:style>
    <style:style style:name="ce28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6"/>
      <style:map style:condition="is-true-formula(ABS([.$H6]-[.$I6])&lt;=ABS(([.$H6]-[.$F6])*0.01))" style:apply-style-name="Close2max" style:base-cell-address="3_20.I6"/>
      <style:map style:condition="cell-content()=[.$G6]" style:apply-style-name="Close2guess" style:base-cell-address="3_20.I6"/>
      <style:map style:condition="is-true-formula(ABS([.$F6]-[.$I6])&lt;=ABS(([.$H6]-[.$F6])*0.01))" style:apply-style-name="Close2min" style:base-cell-address="3_20.I6"/>
    </style:style>
    <style:style style:name="ce28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7"/>
      <style:map style:condition="is-true-formula(ABS([.$H7]-[.$I7])&lt;=ABS(([.$H7]-[.$F7])*0.01))" style:apply-style-name="Close2max" style:base-cell-address="3_20.I7"/>
      <style:map style:condition="cell-content()=[.$G7]" style:apply-style-name="Close2guess" style:base-cell-address="3_20.I7"/>
      <style:map style:condition="is-true-formula(ABS([.$F7]-[.$I7])&lt;=ABS(([.$H7]-[.$F7])*0.01))" style:apply-style-name="Close2min" style:base-cell-address="3_20.I7"/>
    </style:style>
    <style:style style:name="ce28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8"/>
      <style:map style:condition="is-true-formula(ABS([.$H8]-[.$I8])&lt;=ABS(([.$H8]-[.$F8])*0.01))" style:apply-style-name="Close2max" style:base-cell-address="3_20.I8"/>
      <style:map style:condition="cell-content()=[.$G8]" style:apply-style-name="Close2guess" style:base-cell-address="3_20.I8"/>
      <style:map style:condition="is-true-formula(ABS([.$F8]-[.$I8])&lt;=ABS(([.$H8]-[.$F8])*0.01))" style:apply-style-name="Close2min" style:base-cell-address="3_20.I8"/>
    </style:style>
    <style:style style:name="ce28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9"/>
      <style:map style:condition="is-true-formula(ABS([.$H9]-[.$I9])&lt;=ABS(([.$H9]-[.$F9])*0.01))" style:apply-style-name="Close2max" style:base-cell-address="3_20.I9"/>
      <style:map style:condition="cell-content()=[.$G9]" style:apply-style-name="Close2guess" style:base-cell-address="3_20.I9"/>
      <style:map style:condition="is-true-formula(ABS([.$F9]-[.$I9])&lt;=ABS(([.$H9]-[.$F9])*0.01))" style:apply-style-name="Close2min" style:base-cell-address="3_20.I9"/>
    </style:style>
    <style:style style:name="ce28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0"/>
      <style:map style:condition="is-true-formula(ABS([.$H10]-[.$I10])&lt;=ABS(([.$H10]-[.$F10])*0.01))" style:apply-style-name="Close2max" style:base-cell-address="3_20.I10"/>
      <style:map style:condition="cell-content()=[.$G10]" style:apply-style-name="Close2guess" style:base-cell-address="3_20.I10"/>
      <style:map style:condition="is-true-formula(ABS([.$F10]-[.$I10])&lt;=ABS(([.$H10]-[.$F10])*0.01))" style:apply-style-name="Close2min" style:base-cell-address="3_20.I10"/>
    </style:style>
    <style:style style:name="ce28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1"/>
      <style:map style:condition="is-true-formula(ABS([.$H11]-[.$I11])&lt;=ABS(([.$H11]-[.$F11])*0.01))" style:apply-style-name="Close2max" style:base-cell-address="3_20.I11"/>
      <style:map style:condition="cell-content()=[.$G11]" style:apply-style-name="Close2guess" style:base-cell-address="3_20.I11"/>
      <style:map style:condition="is-true-formula(ABS([.$F11]-[.$I11])&lt;=ABS(([.$H11]-[.$F11])*0.01))" style:apply-style-name="Close2min" style:base-cell-address="3_20.I11"/>
    </style:style>
    <style:style style:name="ce290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2"/>
      <style:map style:condition="is-true-formula(ABS([.$H12]-[.$I12])&lt;=ABS(([.$H12]-[.$F12])*0.01))" style:apply-style-name="Close2max" style:base-cell-address="3_20.I12"/>
      <style:map style:condition="cell-content()=[.$G12]" style:apply-style-name="Close2guess" style:base-cell-address="3_20.I12"/>
      <style:map style:condition="is-true-formula(ABS([.$F12]-[.$I12])&lt;=ABS(([.$H12]-[.$F12])*0.01))" style:apply-style-name="Close2min" style:base-cell-address="3_20.I12"/>
    </style:style>
    <style:style style:name="ce291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3"/>
      <style:map style:condition="is-true-formula(ABS([.$H13]-[.$I13])&lt;=ABS(([.$H13]-[.$F13])*0.01))" style:apply-style-name="Close2max" style:base-cell-address="3_20.I13"/>
      <style:map style:condition="cell-content()=[.$G13]" style:apply-style-name="Close2guess" style:base-cell-address="3_20.I13"/>
      <style:map style:condition="is-true-formula(ABS([.$F13]-[.$I13])&lt;=ABS(([.$H13]-[.$F13])*0.01))" style:apply-style-name="Close2min" style:base-cell-address="3_20.I13"/>
    </style:style>
    <style:style style:name="ce292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4"/>
      <style:map style:condition="is-true-formula(ABS([.$H14]-[.$I14])&lt;=ABS(([.$H14]-[.$F14])*0.01))" style:apply-style-name="Close2max" style:base-cell-address="3_20.I14"/>
      <style:map style:condition="cell-content()=[.$G14]" style:apply-style-name="Close2guess" style:base-cell-address="3_20.I14"/>
      <style:map style:condition="is-true-formula(ABS([.$F14]-[.$I14])&lt;=ABS(([.$H14]-[.$F14])*0.01))" style:apply-style-name="Close2min" style:base-cell-address="3_20.I14"/>
    </style:style>
    <style:style style:name="ce293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5"/>
      <style:map style:condition="is-true-formula(ABS([.$H15]-[.$I15])&lt;=ABS(([.$H15]-[.$F15])*0.01))" style:apply-style-name="Close2max" style:base-cell-address="3_20.I15"/>
      <style:map style:condition="cell-content()=[.$G15]" style:apply-style-name="Close2guess" style:base-cell-address="3_20.I15"/>
      <style:map style:condition="is-true-formula(ABS([.$F15]-[.$I15])&lt;=ABS(([.$H15]-[.$F15])*0.01))" style:apply-style-name="Close2min" style:base-cell-address="3_20.I15"/>
    </style:style>
    <style:style style:name="ce294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6"/>
      <style:map style:condition="is-true-formula(ABS([.$H16]-[.$I16])&lt;=ABS(([.$H16]-[.$F16])*0.01))" style:apply-style-name="Close2max" style:base-cell-address="3_20.I16"/>
      <style:map style:condition="cell-content()=[.$G16]" style:apply-style-name="Close2guess" style:base-cell-address="3_20.I16"/>
      <style:map style:condition="is-true-formula(ABS([.$F16]-[.$I16])&lt;=ABS(([.$H16]-[.$F16])*0.01))" style:apply-style-name="Close2min" style:base-cell-address="3_20.I16"/>
    </style:style>
    <style:style style:name="ce295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7"/>
      <style:map style:condition="is-true-formula(ABS([.$H17]-[.$I17])&lt;=ABS(([.$H17]-[.$F17])*0.01))" style:apply-style-name="Close2max" style:base-cell-address="3_20.I17"/>
      <style:map style:condition="cell-content()=[.$G17]" style:apply-style-name="Close2guess" style:base-cell-address="3_20.I17"/>
      <style:map style:condition="is-true-formula(ABS([.$F17]-[.$I17])&lt;=ABS(([.$H17]-[.$F17])*0.01))" style:apply-style-name="Close2min" style:base-cell-address="3_20.I17"/>
    </style:style>
    <style:style style:name="ce29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8"/>
      <style:map style:condition="is-true-formula(ABS([.$H18]-[.$I18])&lt;=ABS(([.$H18]-[.$F18])*0.01))" style:apply-style-name="Close2max" style:base-cell-address="3_20.I18"/>
      <style:map style:condition="cell-content()=[.$G18]" style:apply-style-name="Close2guess" style:base-cell-address="3_20.I18"/>
      <style:map style:condition="is-true-formula(ABS([.$F18]-[.$I18])&lt;=ABS(([.$H18]-[.$F18])*0.01))" style:apply-style-name="Close2min" style:base-cell-address="3_20.I18"/>
    </style:style>
    <style:style style:name="ce29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19"/>
      <style:map style:condition="is-true-formula(ABS([.$H19]-[.$I19])&lt;=ABS(([.$H19]-[.$F19])*0.01))" style:apply-style-name="Close2max" style:base-cell-address="3_20.I19"/>
      <style:map style:condition="cell-content()=[.$G19]" style:apply-style-name="Close2guess" style:base-cell-address="3_20.I19"/>
      <style:map style:condition="is-true-formula(ABS([.$F19]-[.$I19])&lt;=ABS(([.$H19]-[.$F19])*0.01))" style:apply-style-name="Close2min" style:base-cell-address="3_20.I19"/>
    </style:style>
    <style:style style:name="ce298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0"/>
      <style:map style:condition="is-true-formula(ABS([.$H20]-[.$I20])&lt;=ABS(([.$H20]-[.$F20])*0.01))" style:apply-style-name="Close2max" style:base-cell-address="3_20.I20"/>
      <style:map style:condition="cell-content()=[.$G20]" style:apply-style-name="Close2guess" style:base-cell-address="3_20.I20"/>
      <style:map style:condition="is-true-formula(ABS([.$F20]-[.$I20])&lt;=ABS(([.$H20]-[.$F20])*0.01))" style:apply-style-name="Close2min" style:base-cell-address="3_20.I20"/>
    </style:style>
    <style:style style:name="ce299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1"/>
      <style:map style:condition="is-true-formula(ABS([.$H21]-[.$I21])&lt;=ABS(([.$H21]-[.$F21])*0.01))" style:apply-style-name="Close2max" style:base-cell-address="3_20.I21"/>
      <style:map style:condition="cell-content()=[.$G21]" style:apply-style-name="Close2guess" style:base-cell-address="3_20.I21"/>
      <style:map style:condition="is-true-formula(ABS([.$F21]-[.$I21])&lt;=ABS(([.$H21]-[.$F21])*0.01))" style:apply-style-name="Close2min" style:base-cell-address="3_20.I21"/>
    </style:style>
    <style:style style:name="ce300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2"/>
      <style:map style:condition="is-true-formula(ABS([.$H22]-[.$I22])&lt;=ABS(([.$H22]-[.$F22])*0.01))" style:apply-style-name="Close2max" style:base-cell-address="3_20.I22"/>
      <style:map style:condition="cell-content()=[.$G22]" style:apply-style-name="Close2guess" style:base-cell-address="3_20.I22"/>
      <style:map style:condition="is-true-formula(ABS([.$F22]-[.$I22])&lt;=ABS(([.$H22]-[.$F22])*0.01))" style:apply-style-name="Close2min" style:base-cell-address="3_20.I22"/>
    </style:style>
    <style:style style:name="ce301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3"/>
      <style:map style:condition="is-true-formula(ABS([.$H23]-[.$I23])&lt;=ABS(([.$H23]-[.$F23])*0.01))" style:apply-style-name="Close2max" style:base-cell-address="3_20.I23"/>
      <style:map style:condition="cell-content()=[.$G23]" style:apply-style-name="Close2guess" style:base-cell-address="3_20.I23"/>
      <style:map style:condition="is-true-formula(ABS([.$F23]-[.$I23])&lt;=ABS(([.$H23]-[.$F23])*0.01))" style:apply-style-name="Close2min" style:base-cell-address="3_20.I23"/>
    </style:style>
    <style:style style:name="ce302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4"/>
      <style:map style:condition="is-true-formula(ABS([.$H24]-[.$I24])&lt;=ABS(([.$H24]-[.$F24])*0.01))" style:apply-style-name="Close2max" style:base-cell-address="3_20.I24"/>
      <style:map style:condition="cell-content()=[.$G24]" style:apply-style-name="Close2guess" style:base-cell-address="3_20.I24"/>
      <style:map style:condition="is-true-formula(ABS([.$F24]-[.$I24])&lt;=ABS(([.$H24]-[.$F24])*0.01))" style:apply-style-name="Close2min" style:base-cell-address="3_20.I24"/>
    </style:style>
    <style:style style:name="ce303" style:family="table-cell" style:parent-style-name="Default">
      <style:table-cell-properties style:text-align-source="value-type" style:repeat-content="false" fo:background-color="transparent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5"/>
      <style:map style:condition="is-true-formula(ABS([.$H25]-[.$I25])&lt;=ABS(([.$H25]-[.$F25])*0.01))" style:apply-style-name="Close2max" style:base-cell-address="3_20.I25"/>
      <style:map style:condition="cell-content()=[.$G25]" style:apply-style-name="Close2guess" style:base-cell-address="3_20.I25"/>
      <style:map style:condition="is-true-formula(ABS([.$F25]-[.$I25])&lt;=ABS(([.$H25]-[.$F25])*0.01))" style:apply-style-name="Close2min" style:base-cell-address="3_20.I25"/>
    </style:style>
    <style:style style:name="ce304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6"/>
      <style:map style:condition="is-true-formula(ABS([.$H26]-[.$I26])&lt;=ABS(([.$H26]-[.$F26])*0.01))" style:apply-style-name="Close2max" style:base-cell-address="3_20.I26"/>
      <style:map style:condition="cell-content()=[.$G26]" style:apply-style-name="Close2guess" style:base-cell-address="3_20.I26"/>
      <style:map style:condition="is-true-formula(ABS([.$F26]-[.$I26])&lt;=ABS(([.$H26]-[.$F26])*0.01))" style:apply-style-name="Close2min" style:base-cell-address="3_20.I26"/>
    </style:style>
    <style:style style:name="ce305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7"/>
      <style:map style:condition="is-true-formula(ABS([.$H27]-[.$I27])&lt;=ABS(([.$H27]-[.$F27])*0.01))" style:apply-style-name="Close2max" style:base-cell-address="3_20.I27"/>
      <style:map style:condition="cell-content()=[.$G27]" style:apply-style-name="Close2guess" style:base-cell-address="3_20.I27"/>
      <style:map style:condition="is-true-formula(ABS([.$F27]-[.$I27])&lt;=ABS(([.$H27]-[.$F27])*0.01))" style:apply-style-name="Close2min" style:base-cell-address="3_20.I27"/>
    </style:style>
    <style:style style:name="ce306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8"/>
      <style:map style:condition="is-true-formula(ABS([.$H28]-[.$I28])&lt;=ABS(([.$H28]-[.$F28])*0.01))" style:apply-style-name="Close2max" style:base-cell-address="3_20.I28"/>
      <style:map style:condition="cell-content()=[.$G28]" style:apply-style-name="Close2guess" style:base-cell-address="3_20.I28"/>
      <style:map style:condition="is-true-formula(ABS([.$F28]-[.$I28])&lt;=ABS(([.$H28]-[.$F28])*0.01))" style:apply-style-name="Close2min" style:base-cell-address="3_20.I28"/>
    </style:style>
    <style:style style:name="ce307" style:family="table-cell" style:parent-style-name="Default">
      <style:table-cell-properties fo:background-color="#cdc9a8" style:text-align-source="value-type" style:repeat-content="false" style:vertical-align="bottom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29"/>
      <style:map style:condition="is-true-formula(ABS([.$H29]-[.$I29])&lt;=ABS(([.$H29]-[.$F29])*0.01))" style:apply-style-name="Close2max" style:base-cell-address="3_20.I29"/>
      <style:map style:condition="cell-content()=[.$G29]" style:apply-style-name="Close2guess" style:base-cell-address="3_20.I29"/>
      <style:map style:condition="is-true-formula(ABS([.$F29]-[.$I29])&lt;=ABS(([.$H29]-[.$F29])*0.01))" style:apply-style-name="Close2min" style:base-cell-address="3_20.I29"/>
    </style:style>
    <style:style style:name="ce308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30"/>
      <style:map style:condition="is-true-formula(ABS([.$H30]-[.$I30])&lt;=ABS(([.$H30]-[.$F30])*0.01))" style:apply-style-name="Close2max" style:base-cell-address="3_20.I30"/>
      <style:map style:condition="cell-content()=[.$G30]" style:apply-style-name="Close2guess" style:base-cell-address="3_20.I30"/>
      <style:map style:condition="is-true-formula(ABS([.$F30]-[.$I30])&lt;=ABS(([.$H30]-[.$F30])*0.01))" style:apply-style-name="Close2min" style:base-cell-address="3_20.I30"/>
    </style:style>
    <style:style style:name="ce309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31"/>
      <style:map style:condition="is-true-formula(ABS([.$H31]-[.$I31])&lt;=ABS(([.$H31]-[.$F31])*0.01))" style:apply-style-name="Close2max" style:base-cell-address="3_20.I31"/>
      <style:map style:condition="cell-content()=[.$G31]" style:apply-style-name="Close2guess" style:base-cell-address="3_20.I31"/>
      <style:map style:condition="is-true-formula(ABS([.$F31]-[.$I31])&lt;=ABS(([.$H31]-[.$F31])*0.01))" style:apply-style-name="Close2min" style:base-cell-address="3_20.I31"/>
    </style:style>
    <style:style style:name="ce310" style:family="table-cell" style:parent-style-name="Default">
      <style:table-cell-properties style:text-align-source="value-type" style:repeat-content="false" fo:background-color="transparent" style:vertical-align="automatic"/>
      <style:text-properties style:use-window-font-color="true" style:font-name="Liberation Sans" fo:font-size="10pt" fo:font-style="normal" fo:font-weight="bold"/>
      <style:map style:condition="cell-content()=0" style:apply-style-name="Accent" style:base-cell-address="3_20.I32"/>
      <style:map style:condition="is-true-formula(ABS([.$H32]-[.$I32])&lt;=ABS(([.$H32]-[.$F32])*0.01))" style:apply-style-name="Close2max" style:base-cell-address="3_20.I32"/>
      <style:map style:condition="cell-content()=[.$G32]" style:apply-style-name="Close2guess" style:base-cell-address="3_20.I32"/>
      <style:map style:condition="is-true-formula(ABS([.$F32]-[.$I32])&lt;=ABS(([.$H32]-[.$F32])*0.01))" style:apply-style-name="Close2min" style:base-cell-address="3_20.I3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8"/>
        <table:table-column table:style-name="co8" table:default-cell-style-name="Default"/>
        <table:table-column table:style-name="co9" table:default-cell-style-name="ce44"/>
        <table:table-column table:style-name="co10" table:default-cell-style-name="ce11"/>
        <table:table-column table:style-name="co11" table:default-cell-style-name="ce11"/>
        <table:table-column table:style-name="co12" table:default-cell-style-name="Default"/>
        <table:table-row table:style-name="ro1">
          <table:table-cell table:style-name="ce4" office:value-type="string" calcext:value-type="string">
            <text:p>#</text:p>
          </table:table-cell>
          <table:table-cell table:style-name="ce14" office:value-type="string" calcext:value-type="string">
            <text:p>submodel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vary</text:p>
          </table:table-cell>
          <table:table-cell table:style-name="ce24" office:value-type="string" calcext:value-type="string">
            <text:p>min</text:p>
          </table:table-cell>
          <table:table-cell table:style-name="ce27" office:value-type="string" calcext:value-type="string">
            <text:p>guess</text:p>
          </table:table-cell>
          <table:table-cell table:style-name="ce39" office:value-type="string" calcext:value-type="string">
            <text:p>max</text:p>
          </table:table-cell>
          <table:table-cell table:style-name="ce4" office:value-type="string" calcext:value-type="string">
            <text:p>fitted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id</text:p>
          </table:table-cell>
          <table:table-cell table:style-name="ce14" office:value-type="string" calcext:value-type="string">
            <text:p>comments</text:p>
          </table:table-cell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.988771374008234" calcext:value-type="float">
            <text:p>0.988771374008234</text:p>
          </table:table-cell>
          <table:table-cell table:style-name="ce25" office:value-type="float" office:value="2" calcext:value-type="float">
            <text:p>2</text:p>
          </table:table-cell>
          <table:table-cell table:style-name="ce40" office:value-type="float" office:value="1.15914081997955" calcext:value-type="float">
            <text:p>1.15914081997955</text:p>
          </table:table-cell>
          <table:table-cell table:style-name="ce7" office:value-type="float" office:value="0.0195593016919637" calcext:value-type="float">
            <text:p>0.019559301691964</text:p>
          </table:table-cell>
          <table:table-cell table:style-name="ce7" office:value-type="string" calcext:value-type="string">
            <text:p>p0</text:p>
          </table:table-cell>
          <table:table-cell table:style-name="ce17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5" office:value-type="float" office:value="400" calcext:value-type="float">
            <text:p>400</text:p>
          </table:table-cell>
          <table:table-cell table:style-name="ce28" office:value-type="float" office:value="423.751040417532" calcext:value-type="float">
            <text:p>423.751040417532</text:p>
          </table:table-cell>
          <table:table-cell table:style-name="ce25" office:value-type="float" office:value="435" calcext:value-type="float">
            <text:p>435</text:p>
          </table:table-cell>
          <table:table-cell table:style-name="ce41" office:value-type="float" office:value="428.309500776739" calcext:value-type="float">
            <text:p>428.309500776739</text:p>
          </table:table-cell>
          <table:table-cell table:style-name="ce7" office:value-type="float" office:value="0.111181020973187" calcext:value-type="float">
            <text:p>0.111181020973187</text:p>
          </table:table-cell>
          <table:table-cell table:style-name="ce7" office:value-type="string" calcext:value-type="string">
            <text:p>p1</text:p>
          </table:table-cell>
          <table:table-cell table:style-name="ce17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12.4965177692254" calcext:value-type="float">
            <text:p>12.4965177692254</text:p>
          </table:table-cell>
          <table:table-cell table:style-name="ce25" office:value-type="float" office:value="30" calcext:value-type="float">
            <text:p>30</text:p>
          </table:table-cell>
          <table:table-cell table:style-name="ce41" office:value-type="float" office:value="6.36622010468389" calcext:value-type="float">
            <text:p>6.36622010468389</text:p>
          </table:table-cell>
          <table:table-cell table:style-name="ce7" office:value-type="float" office:value="0.185115985489176" calcext:value-type="float">
            <text:p>0.185115985489176</text:p>
          </table:table-cell>
          <table:table-cell table:style-name="ce7" office:value-type="string" calcext:value-type="string">
            <text:p>p2</text:p>
          </table:table-cell>
          <table:table-cell table:style-name="ce17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37" office:value-type="float" office:value="0.15108942892242" calcext:value-type="float">
            <text:p>0.15108942892242</text:p>
          </table:table-cell>
          <table:table-cell table:style-name="ce18" office:value-type="float" office:value="0.2" calcext:value-type="float">
            <text:p>0.2</text:p>
          </table:table-cell>
          <table:table-cell table:style-name="ce42" office:value-type="float" office:value="0.121090791322902" calcext:value-type="float">
            <text:p>0.121090791322902</text:p>
          </table:table-cell>
          <table:table-cell table:style-name="ce10" office:value-type="float" office:value="0.017272677078179" calcext:value-type="float">
            <text:p>0.017272677078179</text:p>
          </table:table-cell>
          <table:table-cell table:style-name="ce10" office:value-type="string" calcext:value-type="string">
            <text:p>p3</text:p>
          </table:table-cell>
          <table:table-cell table:style-name="ce18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30" calcext:value-type="float">
            <text:p>430</text:p>
          </table:table-cell>
          <table:table-cell table:style-name="ce37" office:value-type="float" office:value="454.387336249225" calcext:value-type="float">
            <text:p>454.387336249225</text:p>
          </table:table-cell>
          <table:table-cell table:style-name="ce18" office:value-type="float" office:value="458" calcext:value-type="float">
            <text:p>458</text:p>
          </table:table-cell>
          <table:table-cell table:style-name="ce42" office:value-type="float" office:value="454.923519290709" calcext:value-type="float">
            <text:p>454.923519290709</text:p>
          </table:table-cell>
          <table:table-cell table:style-name="ce10" office:value-type="float" office:value="1.25846095409962" calcext:value-type="float">
            <text:p>1.25846095409962</text:p>
          </table:table-cell>
          <table:table-cell table:style-name="ce10" office:value-type="string" calcext:value-type="string">
            <text:p>p4</text:p>
          </table:table-cell>
          <table:table-cell table:style-name="ce18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" calcext:value-type="float">
            <text:p>4</text:p>
          </table:table-cell>
          <table:table-cell table:style-name="ce37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42" office:value-type="float" office:value="8.32101663442066" calcext:value-type="float">
            <text:p>8.32101663442066</text:p>
          </table:table-cell>
          <table:table-cell table:style-name="ce10" office:value-type="float" office:value="2.31269657906236" calcext:value-type="float">
            <text:p>2.31269657906236</text:p>
          </table:table-cell>
          <table:table-cell table:style-name="ce10" office:value-type="string" calcext:value-type="string">
            <text:p>p5</text:p>
          </table:table-cell>
          <table:table-cell table:style-name="ce18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8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18" calcext:value-type="float">
            <text:p>0.18</text:p>
          </table:table-cell>
          <table:table-cell table:style-name="ce35" office:value-type="float" office:value="0.2" calcext:value-type="float">
            <text:p>0.2</text:p>
          </table:table-cell>
          <table:table-cell table:style-name="ce17" office:value-type="float" office:value="0.42" calcext:value-type="float">
            <text:p>0.42</text:p>
          </table:table-cell>
          <table:table-cell table:style-name="ce43" office:value-type="float" office:value="0.364321607528785" calcext:value-type="float">
            <text:p>0.364321607528785</text:p>
          </table:table-cell>
          <table:table-cell table:style-name="ce46" office:value-type="float" office:value="0.145636833362399" calcext:value-type="float">
            <text:p>0.145636833362399</text:p>
          </table:table-cell>
          <table:table-cell table:style-name="ce46" office:value-type="string" calcext:value-type="string">
            <text:p>p6</text:p>
          </table:table-cell>
          <table:table-cell table:style-name="ce1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70" calcext:value-type="float">
            <text:p>470</text:p>
          </table:table-cell>
          <table:table-cell table:style-name="ce35" office:value-type="float" office:value="480" calcext:value-type="float">
            <text:p>480</text:p>
          </table:table-cell>
          <table:table-cell table:style-name="ce17" office:value-type="float" office:value="490" calcext:value-type="float">
            <text:p>490</text:p>
          </table:table-cell>
          <table:table-cell table:style-name="ce43" office:value-type="float" office:value="484.954344028951" calcext:value-type="float">
            <text:p>484.954344028951</text:p>
          </table:table-cell>
          <table:table-cell table:style-name="ce46" office:value-type="float" office:value="0.499193258367809" calcext:value-type="float">
            <text:p>0.499193258367809</text:p>
          </table:table-cell>
          <table:table-cell table:style-name="ce46" office:value-type="string" calcext:value-type="string">
            <text:p>p7</text:p>
          </table:table-cell>
          <table:table-cell table:style-name="ce1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18" calcext:value-type="float">
            <text:p>0.18</text:p>
          </table:table-cell>
          <table:table-cell table:style-name="ce35" office:value-type="float" office:value="0.2" calcext:value-type="float">
            <text:p>0.2</text:p>
          </table:table-cell>
          <table:table-cell table:style-name="ce17" office:value-type="float" office:value="30" calcext:value-type="float">
            <text:p>30</text:p>
          </table:table-cell>
          <table:table-cell table:style-name="ce43" office:value-type="float" office:value="5.34622631468532" calcext:value-type="float">
            <text:p>5.34622631468532</text:p>
          </table:table-cell>
          <table:table-cell table:style-name="ce46" office:value-type="float" office:value="1.85098517613966" calcext:value-type="float">
            <text:p>1.85098517613966</text:p>
          </table:table-cell>
          <table:table-cell table:style-name="ce46" office:value-type="string" calcext:value-type="string">
            <text:p>p8</text:p>
          </table:table-cell>
          <table:table-cell table:style-name="ce1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-</text:p>
          </table:table-cell>
          <table:table-cell table:style-name="ce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01" calcext:value-type="float">
            <text:p>0.01</text:p>
          </table:table-cell>
          <table:table-cell table:style-name="ce35" office:value-type="float" office:value="0.3" calcext:value-type="float">
            <text:p>0.3</text:p>
          </table:table-cell>
          <table:table-cell table:style-name="ce17" office:value-type="float" office:value="0.4" calcext:value-type="float">
            <text:p>0.4</text:p>
          </table:table-cell>
          <table:table-cell table:style-name="ce43" office:value-type="float" office:value="0.0467106045949694" calcext:value-type="float">
            <text:p>0.046710604594969</text:p>
          </table:table-cell>
          <table:table-cell table:style-name="ce46" office:value-type="float" office:value="0.0130890269634266" calcext:value-type="float">
            <text:p>0.013089026963427</text:p>
          </table:table-cell>
          <table:table-cell table:style-name="ce46" office:value-type="string" calcext:value-type="string">
            <text:p>p9</text:p>
          </table:table-cell>
          <table:table-cell table:style-name="ce1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75" calcext:value-type="float">
            <text:p>475</text:p>
          </table:table-cell>
          <table:table-cell table:style-name="ce35" office:value-type="float" office:value="529" calcext:value-type="float">
            <text:p>529</text:p>
          </table:table-cell>
          <table:table-cell table:style-name="ce17" office:value-type="float" office:value="550" calcext:value-type="float">
            <text:p>550</text:p>
          </table:table-cell>
          <table:table-cell table:style-name="ce43" office:value-type="float" office:value="530.188373882871" calcext:value-type="float">
            <text:p>530.188373882871</text:p>
          </table:table-cell>
          <table:table-cell table:style-name="ce46" office:value-type="float" office:value="4.73997904679384" calcext:value-type="float">
            <text:p>4.73997904679384</text:p>
          </table:table-cell>
          <table:table-cell table:style-name="ce46" office:value-type="string" calcext:value-type="string">
            <text:p>p10</text:p>
          </table:table-cell>
          <table:table-cell table:style-name="ce1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5" calcext:value-type="float">
            <text:p>5</text:p>
          </table:table-cell>
          <table:table-cell table:style-name="ce35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43" office:value-type="float" office:value="15" calcext:value-type="float">
            <text:p>15</text:p>
          </table:table-cell>
          <table:table-cell table:style-name="ce46" office:value-type="float" office:value="9.12909605529644" calcext:value-type="float">
            <text:p>9.12909605529644</text:p>
          </table:table-cell>
          <table:table-cell table:style-name="ce46" office:value-type="string" calcext:value-type="string">
            <text:p>p11</text:p>
          </table:table-cell>
          <table:table-cell table:style-name="ce1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-</text:p>
          </table:table-cell>
          <table:table-cell table:style-name="ce19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37" office:value-type="float" office:value="0.3" calcext:value-type="float">
            <text:p>0.3</text:p>
          </table:table-cell>
          <table:table-cell table:style-name="ce18" office:value-type="float" office:value="0.4" calcext:value-type="float">
            <text:p>0.4</text:p>
          </table:table-cell>
          <table:table-cell table:style-name="ce42" office:value-type="float" office:value="0.29755813231338" calcext:value-type="float">
            <text:p>0.29755813231338</text:p>
          </table:table-cell>
          <table:table-cell table:style-name="ce10" office:value-type="float" office:value="0.0207450634568104" calcext:value-type="float">
            <text:p>0.02074506345681</text:p>
          </table:table-cell>
          <table:table-cell table:style-name="ce10" office:value-type="string" calcext:value-type="string">
            <text:p>p12</text:p>
          </table:table-cell>
          <table:table-cell table:style-name="ce18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75" calcext:value-type="float">
            <text:p>475</text:p>
          </table:table-cell>
          <table:table-cell table:style-name="ce37" office:value-type="float" office:value="554" calcext:value-type="float">
            <text:p>554</text:p>
          </table:table-cell>
          <table:table-cell table:style-name="ce18" office:value-type="float" office:value="600" calcext:value-type="float">
            <text:p>600</text:p>
          </table:table-cell>
          <table:table-cell table:style-name="ce42" office:value-type="float" office:value="559.879527455812" calcext:value-type="float">
            <text:p>559.879527455812</text:p>
          </table:table-cell>
          <table:table-cell table:style-name="ce10" office:value-type="float" office:value="0.407080022148735" calcext:value-type="float">
            <text:p>0.407080022148735</text:p>
          </table:table-cell>
          <table:table-cell table:style-name="ce10" office:value-type="string" calcext:value-type="string">
            <text:p>p13</text:p>
          </table:table-cell>
          <table:table-cell table:style-name="ce18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42" office:value-type="float" office:value="5.74383383672935" calcext:value-type="float">
            <text:p>5.74383383672935</text:p>
          </table:table-cell>
          <table:table-cell table:style-name="ce10" office:value-type="float" office:value="0.713765680506934" calcext:value-type="float">
            <text:p>0.713765680506934</text:p>
          </table:table-cell>
          <table:table-cell table:style-name="ce10" office:value-type="string" calcext:value-type="string">
            <text:p>p14</text:p>
          </table:table-cell>
          <table:table-cell table:style-name="ce18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8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01" calcext:value-type="float">
            <text:p>0.01</text:p>
          </table:table-cell>
          <table:table-cell table:style-name="ce35" office:value-type="float" office:value="0.2" calcext:value-type="float">
            <text:p>0.2</text:p>
          </table:table-cell>
          <table:table-cell table:style-name="ce17" office:value-type="float" office:value="0.4" calcext:value-type="float">
            <text:p>0.4</text:p>
          </table:table-cell>
          <table:table-cell table:style-name="ce40" office:value-type="float" office:value="0.189344469978606" calcext:value-type="float">
            <text:p>0.189344469978606</text:p>
          </table:table-cell>
          <table:table-cell table:style-name="ce7" office:value-type="float" office:value="0.01590957330518" calcext:value-type="float">
            <text:p>0.01590957330518</text:p>
          </table:table-cell>
          <table:table-cell table:style-name="ce7" office:value-type="string" calcext:value-type="string">
            <text:p>p15</text:p>
          </table:table-cell>
          <table:table-cell table:style-name="ce17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600" calcext:value-type="float">
            <text:p>600</text:p>
          </table:table-cell>
          <table:table-cell table:style-name="ce35" office:value-type="float" office:value="617" calcext:value-type="float">
            <text:p>617</text:p>
          </table:table-cell>
          <table:table-cell table:style-name="ce17" office:value-type="float" office:value="700" calcext:value-type="float">
            <text:p>700</text:p>
          </table:table-cell>
          <table:table-cell table:style-name="ce40" office:value-type="float" office:value="617.233990979256" calcext:value-type="float">
            <text:p>617.233990979256</text:p>
          </table:table-cell>
          <table:table-cell table:style-name="ce7" office:value-type="float" office:value="0.784439618834191" calcext:value-type="float">
            <text:p>0.784439618834191</text:p>
          </table:table-cell>
          <table:table-cell table:style-name="ce7" office:value-type="string" calcext:value-type="string">
            <text:p>p16</text:p>
          </table:table-cell>
          <table:table-cell table:style-name="ce17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" calcext:value-type="float">
            <text:p>0</text:p>
          </table:table-cell>
          <table:table-cell table:style-name="ce35" office:value-type="float" office:value="10" calcext:value-type="float">
            <text:p>10</text:p>
          </table:table-cell>
          <table:table-cell table:style-name="ce17" office:value-type="float" office:value="15" calcext:value-type="float">
            <text:p>15</text:p>
          </table:table-cell>
          <table:table-cell table:style-name="ce40" office:value-type="float" office:value="9.40215347764788" calcext:value-type="float">
            <text:p>9.40215347764788</text:p>
          </table:table-cell>
          <table:table-cell table:style-name="ce7" office:value-type="float" office:value="1.23924548029773" calcext:value-type="float">
            <text:p>1.23924548029773</text:p>
          </table:table-cell>
          <table:table-cell table:style-name="ce7" office:value-type="string" calcext:value-type="string">
            <text:p>p17</text:p>
          </table:table-cell>
          <table:table-cell table:style-name="ce17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37" office:value-type="float" office:value="0.3" calcext:value-type="float">
            <text:p>0.3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float" office:value="0.366054372224788" calcext:value-type="float">
            <text:p>0.366054372224788</text:p>
          </table:table-cell>
          <table:table-cell table:style-name="ce10" office:value-type="float" office:value="0.0178216450941354" calcext:value-type="float">
            <text:p>0.017821645094135</text:p>
          </table:table-cell>
          <table:table-cell table:style-name="ce10" office:value-type="string" calcext:value-type="string">
            <text:p>p18</text:p>
          </table:table-cell>
          <table:table-cell table:style-name="ce18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650" calcext:value-type="float">
            <text:p>650</text:p>
          </table:table-cell>
          <table:table-cell table:style-name="ce37" office:value-type="float" office:value="660" calcext:value-type="float">
            <text:p>660</text:p>
          </table:table-cell>
          <table:table-cell table:style-name="ce18" office:value-type="float" office:value="700" calcext:value-type="float">
            <text:p>700</text:p>
          </table:table-cell>
          <table:table-cell table:style-name="ce42" office:value-type="float" office:value="665.532444146975" calcext:value-type="float">
            <text:p>665.532444146975</text:p>
          </table:table-cell>
          <table:table-cell table:style-name="ce10" office:value-type="float" office:value="0.356535933085739" calcext:value-type="float">
            <text:p>0.356535933085739</text:p>
          </table:table-cell>
          <table:table-cell table:style-name="ce10" office:value-type="string" calcext:value-type="string">
            <text:p>p19</text:p>
          </table:table-cell>
          <table:table-cell table:style-name="ce18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42" office:value-type="float" office:value="7.35647935487999" calcext:value-type="float">
            <text:p>7.35647935487999</text:p>
          </table:table-cell>
          <table:table-cell table:style-name="ce10" office:value-type="float" office:value="0.554498187907663" calcext:value-type="float">
            <text:p>0.554498187907663</text:p>
          </table:table-cell>
          <table:table-cell table:style-name="ce10" office:value-type="string" calcext:value-type="string">
            <text:p>p20</text:p>
          </table:table-cell>
          <table:table-cell table:style-name="ce18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-</text:p>
          </table:table-cell>
          <table:table-cell table:style-name="ce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15" office:value-type="string" calcext:value-type="string">
            <text:p>bkg1</text:p>
          </table:table-cell>
          <table:table-cell table:style-name="ce19" office:value-type="string" calcext:value-type="string">
            <text:p>d0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17" office:value-type="float" office:value="-0.0000000002" calcext:value-type="float">
            <text:p>-2E-10</text:p>
          </table:table-cell>
          <table:table-cell table:style-name="ce35" office:value-type="float" office:value="0" calcext:value-type="float">
            <text:p>0</text:p>
          </table:table-cell>
          <table:table-cell table:style-name="ce17" office:value-type="float" office:value="0.000002" calcext:value-type="float">
            <text:p>2E-06</text:p>
          </table:table-cell>
          <table:table-cell table:style-name="ce43" office:value-type="float" office:value="0.00000086948118447379" calcext:value-type="float">
            <text:p>8.6948118447379E-07</text:p>
          </table:table-cell>
          <table:table-cell table:style-name="ce46" office:value-type="float" office:value="0.0000356364110582001" calcext:value-type="float">
            <text:p>3.56364110582001E-05</text:p>
          </table:table-cell>
          <table:table-cell table:style-name="ce46"/>
          <table:table-cell table:style-name="ce19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15" office:value-type="string" calcext:value-type="string">
            <text:p>bkg1</text:p>
          </table:table-cell>
          <table:table-cell table:style-name="ce19" office:value-type="string" calcext:value-type="string">
            <text:p>d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17" office:value-type="float" office:value="-0.005" calcext:value-type="float">
            <text:p>-0.005</text:p>
          </table:table-cell>
          <table:table-cell table:style-name="ce35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.01</text:p>
          </table:table-cell>
          <table:table-cell table:style-name="ce43" office:value-type="float" office:value="-0.00499999994938433" calcext:value-type="float">
            <text:p>-0.004999999949384</text:p>
          </table:table-cell>
          <table:table-cell table:style-name="ce46" office:value-type="float" office:value="0.27420519574537" calcext:value-type="float">
            <text:p>0.27420519574537</text:p>
          </table:table-cell>
          <table:table-cell table:style-name="ce46"/>
          <table:table-cell table:style-name="ce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kg2</text:p>
          </table:table-cell>
          <table:table-cell office:value-type="string" calcext:value-type="string">
            <text:p>d0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266087810099475" calcext:value-type="float">
            <text:p>0.266087810099475</text:p>
          </table:table-cell>
          <table:table-cell office:value-type="float" office:value="0.00430384239613144" calcext:value-type="float">
            <text:p>0.004303842396131</text:p>
          </table:table-cell>
          <table:table-cell office:value-type="string" calcext:value-type="string">
            <text:p>p21</text:p>
          </table:table-cell>
          <table:table-cell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Sheet1.I2:Sheet1.I1048576">
            <calcext:condition calcext:apply-style-name="Accent" calcext:value="=0" calcext:base-cell-address="Sheet1.I2"/>
            <calcext:condition calcext:apply-style-name="Close2max" calcext:value="formula-is(ABS([.$H2]-[.$I2])&lt;=ABS(([.$H2]-[.$F2])*0.01))" calcext:base-cell-address="Sheet1.I2"/>
            <calcext:condition calcext:apply-style-name="Close2guess" calcext:value="=[.$G2]" calcext:base-cell-address="Sheet1.I2"/>
            <calcext:condition calcext:apply-style-name="Close2min" calcext:value="formula-is(ABS([.$F2]-[.$I2])&lt;=ABS(([.$H2]-[.$F2])*0.01))" calcext:base-cell-address="Sheet1.I2"/>
          </calcext:conditional-format>
          <calcext:conditional-format calcext:target-range-address="Sheet1.G2:Sheet1.G1048576">
            <calcext:condition calcext:apply-style-name="Bad" calcext:value="&lt;[.$F2]" calcext:base-cell-address="Sheet1.G2"/>
            <calcext:condition calcext:apply-style-name="Bad" calcext:value="&gt;[.$H2]" calcext:base-cell-address="Sheet1.G2"/>
          </calcext:conditional-format>
        </calcext:conditional-formats>
      </table:table>
      <table:table table:name="0_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8" table:default-cell-style-name="Default"/>
        <table:table-row table:style-name="ro1">
          <table:table-cell table:style-name="ce53" office:value-type="string" calcext:value-type="string">
            <text:p>#</text:p>
          </table:table-cell>
          <table:table-cell table:style-name="ce14" office:value-type="string" calcext:value-type="string">
            <text:p>submodel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vary</text:p>
          </table:table-cell>
          <table:table-cell table:style-name="ce24" office:value-type="string" calcext:value-type="string">
            <text:p>min</text:p>
          </table:table-cell>
          <table:table-cell table:style-name="ce27" office:value-type="string" calcext:value-type="string">
            <text:p>guess</text:p>
          </table:table-cell>
          <table:table-cell table:style-name="ce39" office:value-type="string" calcext:value-type="string">
            <text:p>max</text:p>
          </table:table-cell>
          <table:table-cell table:style-name="ce53" office:value-type="string" calcext:value-type="string">
            <text:p>fitted</text:p>
          </table:table-cell>
          <table:table-cell table:style-name="ce53" office:value-type="string" calcext:value-type="string">
            <text:p>error</text:p>
          </table:table-cell>
          <table:table-cell table:style-name="ce53" office:value-type="string" calcext:value-type="string">
            <text:p>id</text:p>
          </table:table-cell>
          <table:table-cell table:style-name="ce14" office:value-type="string" calcext:value-type="string">
            <text:p>comments</text:p>
          </table:table-cell>
          <table:table-cell/>
          <table:table-cell office:value-type="string" calcext:value-type="string">
            <text:p>global sigma</text:p>
          </table:table-cell>
          <table:table-cell office:value-type="string" calcext:value-type="string">
            <text:p>10^-10</text:p>
          </table:table-cell>
          <table:table-cell table:number-columns-repeated="2"/>
          <table:table-cell office:value-type="string" calcext:value-type="string">
            <text:p>residue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2">
          <table:table-cell table:style-name="ce54" office:value-type="float" office:value="0" calcext:value-type="float">
            <text:p>0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" calcext:value-type="float">
            <text:p>0</text:p>
          </table:table-cell>
          <table:table-cell table:style-name="ce57" office:value-type="float" office:value="0.988771374008234" calcext:value-type="float">
            <text:p>0.988771374008234</text:p>
          </table:table-cell>
          <table:table-cell table:style-name="ce17" office:value-type="float" office:value="2" calcext:value-type="float">
            <text:p>2</text:p>
          </table:table-cell>
          <table:table-cell table:style-name="ce88" office:value-type="float" office:value="1.15717255583833" calcext:value-type="float">
            <text:p>1.15717255583833</text:p>
          </table:table-cell>
          <table:table-cell table:style-name="ce54" office:value-type="float" office:value="0.00415616938709149" calcext:value-type="float">
            <text:p>0.004156169387091</text:p>
          </table:table-cell>
          <table:table-cell table:style-name="ce54" office:value-type="string" calcext:value-type="string">
            <text:p>p0</text:p>
          </table:table-cell>
          <table:table-cell table:style-name="ce17"/>
          <table:table-cell/>
          <table:table-cell table:style-name="ce185" office:value-type="string" calcext:value-type="string" table:number-columns-spanned="3" table:number-rows-spanned="1">
            <text:p>range to fit</text:p>
          </table:table-cell>
          <table:covered-table-cell table:number-columns-repeated="2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y fitted</text:p>
          </table:table-cell>
          <table:table-cell table:number-columns-repeated="4" office:value-type="string" calcext:value-type="string">
            <text:p>fwhmVoigt#0</text:p>
          </table:table-cell>
        </table:table-row>
        <table:table-row table:style-name="ro1">
          <table:table-cell table:style-name="ce54" office:value-type="float" office:value="1" calcext:value-type="float">
            <text:p>1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00" calcext:value-type="float">
            <text:p>400</text:p>
          </table:table-cell>
          <table:table-cell table:style-name="ce58" office:value-type="float" office:value="423.751040417532" calcext:value-type="float">
            <text:p>423.751040417532</text:p>
          </table:table-cell>
          <table:table-cell table:style-name="ce17" office:value-type="float" office:value="435" calcext:value-type="float">
            <text:p>435</text:p>
          </table:table-cell>
          <table:table-cell table:style-name="ce89" office:value-type="float" office:value="430.15086641492" calcext:value-type="float">
            <text:p>430.15086641492</text:p>
          </table:table-cell>
          <table:table-cell table:style-name="ce54" office:value-type="float" office:value="0.0123171099451702" calcext:value-type="float">
            <text:p>0.01231710994517</text:p>
          </table:table-cell>
          <table:table-cell table:style-name="ce54" office:value-type="string" calcext:value-type="string">
            <text:p>p1</text:p>
          </table:table-cell>
          <table:table-cell table:style-name="ce17"/>
          <table:table-cell/>
          <table:table-cell table:style-name="ce186" office:value-type="string" calcext:value-type="string">
            <text:p>x</text:p>
          </table:table-cell>
          <table:table-cell table:style-name="ce186" office:value-type="string" calcext:value-type="string">
            <text:p>y</text:p>
          </table:table-cell>
          <table:table-cell office:value-type="string" calcext:value-type="string">
            <text:p>Relative sigma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4" office:value-type="float" office:value="2" calcext:value-type="float">
            <text:p>2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" calcext:value-type="float">
            <text:p>4</text:p>
          </table:table-cell>
          <table:table-cell table:style-name="ce59" office:value-type="float" office:value="12.4965177692254" calcext:value-type="float">
            <text:p>12.4965177692254</text:p>
          </table:table-cell>
          <table:table-cell table:style-name="ce17" office:value-type="float" office:value="30" calcext:value-type="float">
            <text:p>30</text:p>
          </table:table-cell>
          <table:table-cell table:style-name="ce90" office:value-type="float" office:value="4.76712390144278" calcext:value-type="float">
            <text:p>4.76712390144278</text:p>
          </table:table-cell>
          <table:table-cell table:style-name="ce54" office:value-type="float" office:value="0.0301906225708372" calcext:value-type="float">
            <text:p>0.030190622570837</text:p>
          </table:table-cell>
          <table:table-cell table:style-name="ce54" office:value-type="string" calcext:value-type="string">
            <text:p>p2</text:p>
          </table:table-cell>
          <table:table-cell table:style-name="ce17"/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4" office:value-type="float" office:value="3" calcext:value-type="float">
            <text:p>3</text:p>
          </table:table-cell>
          <table:table-cell table:style-name="ce15" office:value-type="string" calcext:value-type="string">
            <text:p>fwhmVoigt#0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  <table:table-cell/>
          <table:table-cell office:value-type="float" office:value="124" calcext:value-type="float">
            <text:p>124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61" office:value-type="float" office:value="0.15108942892242" calcext:value-type="float">
            <text:p>0.15108942892242</text:p>
          </table:table-cell>
          <table:table-cell table:style-name="ce18" office:value-type="float" office:value="0.2" calcext:value-type="float">
            <text:p>0.2</text:p>
          </table:table-cell>
          <table:table-cell table:style-name="ce92" office:value-type="float" office:value="0.0842382367318056" calcext:value-type="float">
            <text:p>0.084238236731806</text:p>
          </table:table-cell>
          <table:table-cell table:style-name="ce55" office:value-type="float" office:value="0.00482627597977973" calcext:value-type="float">
            <text:p>0.00482627597978</text:p>
          </table:table-cell>
          <table:table-cell table:style-name="ce55" office:value-type="string" calcext:value-type="string">
            <text:p>p3</text:p>
          </table:table-cell>
          <table:table-cell table:style-name="ce18"/>
          <table:table-cell/>
          <table:table-cell office:value-type="float" office:value="678" calcext:value-type="float">
            <text:p>678</text:p>
          </table:table-cell>
          <table:table-cell office:value-type="float" office:value="543" calcext:value-type="float">
            <text:p>5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30" calcext:value-type="float">
            <text:p>430</text:p>
          </table:table-cell>
          <table:table-cell table:style-name="ce62" office:value-type="float" office:value="454.387336249225" calcext:value-type="float">
            <text:p>454.387336249225</text:p>
          </table:table-cell>
          <table:table-cell table:style-name="ce18" office:value-type="float" office:value="458" calcext:value-type="float">
            <text:p>458</text:p>
          </table:table-cell>
          <table:table-cell table:style-name="ce93" office:value-type="float" office:value="456.101313922751" calcext:value-type="float">
            <text:p>456.101313922751</text:p>
          </table:table-cell>
          <table:table-cell table:style-name="ce55" office:value-type="float" office:value="0.241495478468123" calcext:value-type="float">
            <text:p>0.241495478468123</text:p>
          </table:table-cell>
          <table:table-cell table:style-name="ce55" office:value-type="string" calcext:value-type="string">
            <text:p>p4</text:p>
          </table:table-cell>
          <table:table-cell table:style-name="ce18"/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" calcext:value-type="float">
            <text:p>4</text:p>
          </table:table-cell>
          <table:table-cell table:style-name="ce63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94" office:value-type="float" office:value="6.20894020791237" calcext:value-type="float">
            <text:p>6.20894020791237</text:p>
          </table:table-cell>
          <table:table-cell table:style-name="ce55" office:value-type="float" office:value="0.580173613590604" calcext:value-type="float">
            <text:p>0.580173613590604</text:p>
          </table:table-cell>
          <table:table-cell table:style-name="ce55" office:value-type="string" calcext:value-type="string">
            <text:p>p5</text:p>
          </table:table-cell>
          <table:table-cell table:style-name="ce18"/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18"/>
          <table:table-cell table:number-columns-repeated="6"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54" office:value-type="float" office:value="8" calcext:value-type="float">
            <text:p>8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18" calcext:value-type="float">
            <text:p>0.18</text:p>
          </table:table-cell>
          <table:table-cell table:style-name="ce65" office:value-type="float" office:value="0.2" calcext:value-type="float">
            <text:p>0.2</text:p>
          </table:table-cell>
          <table:table-cell table:style-name="ce17" office:value-type="float" office:value="0.42" calcext:value-type="float">
            <text:p>0.42</text:p>
          </table:table-cell>
          <table:table-cell table:style-name="ce96" office:value-type="float" office:value="0.281123017304819" calcext:value-type="float">
            <text:p>0.281123017304819</text:p>
          </table:table-cell>
          <table:table-cell table:style-name="ce56" office:value-type="float" office:value="0.152356362232734" calcext:value-type="float">
            <text:p>0.152356362232734</text:p>
          </table:table-cell>
          <table:table-cell table:style-name="ce56" office:value-type="string" calcext:value-type="string">
            <text:p>p6</text:p>
          </table:table-cell>
          <table:table-cell table:style-name="ce19"/>
          <table:table-cell table:number-columns-repeated="6"/>
          <table:table-cell office:value-type="float" office:value="0.0133399999999999" calcext:value-type="float">
            <text:p>0.01334</text:p>
          </table:table-cell>
          <table:table-cell table:number-columns-repeated="6"/>
        </table:table-row>
        <table:table-row table:style-name="ro1">
          <table:table-cell table:style-name="ce54" office:value-type="float" office:value="9" calcext:value-type="float">
            <text:p>9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70" calcext:value-type="float">
            <text:p>470</text:p>
          </table:table-cell>
          <table:table-cell table:style-name="ce66" office:value-type="float" office:value="485" calcext:value-type="float">
            <text:p>485</text:p>
          </table:table-cell>
          <table:table-cell table:style-name="ce17" office:value-type="float" office:value="490" calcext:value-type="float">
            <text:p>490</text:p>
          </table:table-cell>
          <table:table-cell table:style-name="ce97" office:value-type="float" office:value="485.622477042335" calcext:value-type="float">
            <text:p>485.622477042335</text:p>
          </table:table-cell>
          <table:table-cell table:style-name="ce56" office:value-type="float" office:value="0.956767737857593" calcext:value-type="float">
            <text:p>0.956767737857593</text:p>
          </table:table-cell>
          <table:table-cell table:style-name="ce56" office:value-type="string" calcext:value-type="string">
            <text:p>p7</text:p>
          </table:table-cell>
          <table:table-cell table:style-name="ce19"/>
          <table:table-cell table:number-columns-repeated="6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18" calcext:value-type="float">
            <text:p>0.18</text:p>
          </table:table-cell>
          <table:table-cell table:style-name="ce67" office:value-type="float" office:value="0.2" calcext:value-type="float">
            <text:p>0.2</text:p>
          </table:table-cell>
          <table:table-cell table:style-name="ce17" office:value-type="float" office:value="30" calcext:value-type="float">
            <text:p>30</text:p>
          </table:table-cell>
          <table:table-cell table:style-name="ce98" office:value-type="float" office:value="5.19202976906435" calcext:value-type="float">
            <text:p>5.19202976906435</text:p>
          </table:table-cell>
          <table:table-cell table:style-name="ce56" office:value-type="float" office:value="2.41601869178726" calcext:value-type="float">
            <text:p>2.41601869178726</text:p>
          </table:table-cell>
          <table:table-cell table:style-name="ce56" office:value-type="string" calcext:value-type="string">
            <text:p>p8</text:p>
          </table:table-cell>
          <table:table-cell table:style-name="ce19"/>
          <table:table-cell table:number-columns-repeated="6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style-name="ce54" office:value-type="float" office:value="11" calcext:value-type="float">
            <text:p>11</text:p>
          </table:table-cell>
          <table:table-cell table:style-name="ce15" office:value-type="string" calcext:value-type="string">
            <text:p>fwhmVoigt#2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99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  <table:table-cell table:number-columns-repeated="6"/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style-name="ce54" office:value-type="float" office:value="12" calcext:value-type="float">
            <text:p>12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01" calcext:value-type="float">
            <text:p>0.01</text:p>
          </table:table-cell>
          <table:table-cell table:style-name="ce69" office:value-type="float" office:value="0.3" calcext:value-type="float">
            <text:p>0.3</text:p>
          </table:table-cell>
          <table:table-cell table:style-name="ce17" office:value-type="float" office:value="0.4" calcext:value-type="float">
            <text:p>0.4</text:p>
          </table:table-cell>
          <table:table-cell table:style-name="ce100" office:value-type="float" office:value="0.071778952192542" calcext:value-type="float">
            <text:p>0.071778952192542</text:p>
          </table:table-cell>
          <table:table-cell table:style-name="ce56" office:value-type="float" office:value="0.0241076882001458" calcext:value-type="float">
            <text:p>0.024107688200146</text:p>
          </table:table-cell>
          <table:table-cell table:style-name="ce56" office:value-type="string" calcext:value-type="string">
            <text:p>p9</text:p>
          </table:table-cell>
          <table:table-cell table:style-name="ce19"/>
          <table:table-cell table:number-columns-repeated="6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style-name="ce54" office:value-type="float" office:value="13" calcext:value-type="float">
            <text:p>13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475" calcext:value-type="float">
            <text:p>475</text:p>
          </table:table-cell>
          <table:table-cell table:style-name="ce70" office:value-type="float" office:value="529" calcext:value-type="float">
            <text:p>529</text:p>
          </table:table-cell>
          <table:table-cell table:style-name="ce17" office:value-type="float" office:value="550" calcext:value-type="float">
            <text:p>550</text:p>
          </table:table-cell>
          <table:table-cell table:style-name="ce101" office:value-type="float" office:value="533.192606722186" calcext:value-type="float">
            <text:p>533.192606722186</text:p>
          </table:table-cell>
          <table:table-cell table:style-name="ce56" office:value-type="float" office:value="3.4196820731715" calcext:value-type="float">
            <text:p>3.4196820731715</text:p>
          </table:table-cell>
          <table:table-cell table:style-name="ce56" office:value-type="string" calcext:value-type="string">
            <text:p>p10</text:p>
          </table:table-cell>
          <table:table-cell table:style-name="ce19"/>
          <table:table-cell table:number-columns-repeated="6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style-name="ce54" office:value-type="float" office:value="14" calcext:value-type="float">
            <text:p>14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6" calcext:value-type="float">
            <text:p>6</text:p>
          </table:table-cell>
          <table:table-cell table:style-name="ce71" office:value-type="float" office:value="10" calcext:value-type="float">
            <text:p>10</text:p>
          </table:table-cell>
          <table:table-cell table:style-name="ce17" office:value-type="float" office:value="10" calcext:value-type="float">
            <text:p>10</text:p>
          </table:table-cell>
          <table:table-cell table:style-name="ce102" office:value-type="float" office:value="10" calcext:value-type="float">
            <text:p>10</text:p>
          </table:table-cell>
          <table:table-cell table:style-name="ce56" office:value-type="float" office:value="5.72585748530083" calcext:value-type="float">
            <text:p>5.72585748530083</text:p>
          </table:table-cell>
          <table:table-cell table:style-name="ce56" office:value-type="string" calcext:value-type="string">
            <text:p>p11</text:p>
          </table:table-cell>
          <table:table-cell table:style-name="ce19"/>
          <table:table-cell table:number-columns-repeated="6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4" office:value-type="float" office:value="15" calcext:value-type="float">
            <text:p>15</text:p>
          </table:table-cell>
          <table:table-cell table:style-name="ce15" office:value-type="string" calcext:value-type="string">
            <text:p>fwhmVoigt#6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7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03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  <table:table-cell table:number-columns-repeated="6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73" office:value-type="float" office:value="0.3" calcext:value-type="float">
            <text:p>0.3</text:p>
          </table:table-cell>
          <table:table-cell table:style-name="ce18" office:value-type="float" office:value="0.4" calcext:value-type="float">
            <text:p>0.4</text:p>
          </table:table-cell>
          <table:table-cell table:style-name="ce104" office:value-type="float" office:value="0.250613505496072" calcext:value-type="float">
            <text:p>0.250613505496072</text:p>
          </table:table-cell>
          <table:table-cell table:style-name="ce55" office:value-type="float" office:value="0.00786413260939757" calcext:value-type="float">
            <text:p>0.007864132609398</text:p>
          </table:table-cell>
          <table:table-cell table:style-name="ce55" office:value-type="string" calcext:value-type="string">
            <text:p>p12</text:p>
          </table:table-cell>
          <table:table-cell table:style-name="ce18"/>
          <table:table-cell table:number-columns-repeated="6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75" calcext:value-type="float">
            <text:p>475</text:p>
          </table:table-cell>
          <table:table-cell table:style-name="ce74" office:value-type="float" office:value="554" calcext:value-type="float">
            <text:p>554</text:p>
          </table:table-cell>
          <table:table-cell table:style-name="ce18" office:value-type="float" office:value="600" calcext:value-type="float">
            <text:p>600</text:p>
          </table:table-cell>
          <table:table-cell table:style-name="ce105" office:value-type="float" office:value="559.882364568074" calcext:value-type="float">
            <text:p>559.882364568074</text:p>
          </table:table-cell>
          <table:table-cell table:style-name="ce55" office:value-type="float" office:value="0.0934851521219038" calcext:value-type="float">
            <text:p>0.093485152121904</text:p>
          </table:table-cell>
          <table:table-cell table:style-name="ce55" office:value-type="string" calcext:value-type="string">
            <text:p>p13</text:p>
          </table:table-cell>
          <table:table-cell table:style-name="ce18"/>
          <table:table-cell table:number-columns-repeated="6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75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06" office:value-type="float" office:value="5.68986843325262" calcext:value-type="float">
            <text:p>5.68986843325262</text:p>
          </table:table-cell>
          <table:table-cell table:style-name="ce55" office:value-type="float" office:value="0.242541878139472" calcext:value-type="float">
            <text:p>0.242541878139472</text:p>
          </table:table-cell>
          <table:table-cell table:style-name="ce55" office:value-type="string" calcext:value-type="string">
            <text:p>p14</text:p>
          </table:table-cell>
          <table:table-cell table:style-name="ce18"/>
          <table:table-cell table:number-columns-repeated="6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18"/>
          <table:table-cell table:number-columns-repeated="6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4" office:value-type="float" office:value="20" calcext:value-type="float">
            <text:p>20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amp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.13" calcext:value-type="float">
            <text:p>0.13</text:p>
          </table:table-cell>
          <table:table-cell table:style-name="ce77" office:value-type="float" office:value="0.2" calcext:value-type="float">
            <text:p>0.2</text:p>
          </table:table-cell>
          <table:table-cell table:style-name="ce17" office:value-type="float" office:value="0.4" calcext:value-type="float">
            <text:p>0.4</text:p>
          </table:table-cell>
          <table:table-cell table:style-name="ce108" office:value-type="float" office:value="0.160664409383232" calcext:value-type="float">
            <text:p>0.160664409383232</text:p>
          </table:table-cell>
          <table:table-cell table:style-name="ce54" office:value-type="float" office:value="0.00458657434392007" calcext:value-type="float">
            <text:p>0.00458657434392</text:p>
          </table:table-cell>
          <table:table-cell table:style-name="ce54" office:value-type="string" calcext:value-type="string">
            <text:p>p15</text:p>
          </table:table-cell>
          <table:table-cell table:style-name="ce17"/>
          <table:table-cell table:number-columns-repeated="6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style-name="ce54" office:value-type="float" office:value="21" calcext:value-type="float">
            <text:p>21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c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600" calcext:value-type="float">
            <text:p>600</text:p>
          </table:table-cell>
          <table:table-cell table:style-name="ce78" office:value-type="float" office:value="617" calcext:value-type="float">
            <text:p>617</text:p>
          </table:table-cell>
          <table:table-cell table:style-name="ce17" office:value-type="float" office:value="700" calcext:value-type="float">
            <text:p>700</text:p>
          </table:table-cell>
          <table:table-cell table:style-name="ce109" office:value-type="float" office:value="617.593407637313" calcext:value-type="float">
            <text:p>617.593407637313</text:p>
          </table:table-cell>
          <table:table-cell table:style-name="ce54" office:value-type="float" office:value="0.129342733289901" calcext:value-type="float">
            <text:p>0.129342733289901</text:p>
          </table:table-cell>
          <table:table-cell table:style-name="ce54" office:value-type="string" calcext:value-type="string">
            <text:p>p16</text:p>
          </table:table-cell>
          <table:table-cell table:style-name="ce17"/>
          <table:table-cell table:number-columns-repeated="6"/>
          <table:table-cell office:value-type="float" office:value="0.0333399999999999" calcext:value-type="float">
            <text:p>0.03334</text:p>
          </table:table-cell>
          <table:table-cell table:number-columns-repeated="6"/>
        </table:table-row>
        <table:table-row table:style-name="ro1">
          <table:table-cell table:style-name="ce54" office:value-type="float" office:value="22" calcext:value-type="float">
            <text:p>22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w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17" office:value-type="float" office:value="0" calcext:value-type="float">
            <text:p>0</text:p>
          </table:table-cell>
          <table:table-cell table:style-name="ce79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10" office:value-type="float" office:value="6" calcext:value-type="float">
            <text:p>6</text:p>
          </table:table-cell>
          <table:table-cell table:style-name="ce54" office:value-type="float" office:value="0.301955021008723" calcext:value-type="float">
            <text:p>0.301955021008723</text:p>
          </table:table-cell>
          <table:table-cell table:style-name="ce54" office:value-type="string" calcext:value-type="string">
            <text:p>p17</text:p>
          </table:table-cell>
          <table:table-cell table:style-name="ce17"/>
          <table:table-cell table:number-columns-repeated="6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style-name="ce54" office:value-type="float" office:value="23" calcext:value-type="float">
            <text:p>23</text:p>
          </table:table-cell>
          <table:table-cell table:style-name="ce15" office:value-type="string" calcext:value-type="string">
            <text:p>fwhmVoigt#4</text:p>
          </table:table-cell>
          <table:table-cell table:style-name="ce17" office:value-type="string" calcext:value-type="string">
            <text:p>m</text:p>
          </table:table-cell>
          <table:table-cell table:style-name="ce20" office:value-type="string" calcext:value-type="string">
            <text:p>y</text:p>
          </table:table-cell>
          <table:table-cell table:style-name="ce20" office:value-type="string" calcext:value-type="string">
            <text:p>n</text:p>
          </table:table-cell>
          <table:table-cell table:style-name="ce17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  <table:table-cell table:number-columns-repeated="6"/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81" office:value-type="float" office:value="0.3" calcext:value-type="float">
            <text:p>0.3</text:p>
          </table:table-cell>
          <table:table-cell table:style-name="ce18" office:value-type="float" office:value="1" calcext:value-type="float">
            <text:p>1</text:p>
          </table:table-cell>
          <table:table-cell table:style-name="ce112" office:value-type="float" office:value="0.330080572078238" calcext:value-type="float">
            <text:p>0.330080572078238</text:p>
          </table:table-cell>
          <table:table-cell table:style-name="ce55" office:value-type="float" office:value="0.00467046905068521" calcext:value-type="float">
            <text:p>0.004670469050685</text:p>
          </table:table-cell>
          <table:table-cell table:style-name="ce55" office:value-type="string" calcext:value-type="string">
            <text:p>p18</text:p>
          </table:table-cell>
          <table:table-cell table:style-name="ce18"/>
          <table:table-cell table:number-columns-repeated="6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style-name="ce55" office:value-type="float" office:value="25" calcext:value-type="float">
            <text:p>25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650" calcext:value-type="float">
            <text:p>650</text:p>
          </table:table-cell>
          <table:table-cell table:style-name="ce82" office:value-type="float" office:value="660" calcext:value-type="float">
            <text:p>660</text:p>
          </table:table-cell>
          <table:table-cell table:style-name="ce18" office:value-type="float" office:value="700" calcext:value-type="float">
            <text:p>700</text:p>
          </table:table-cell>
          <table:table-cell table:style-name="ce113" office:value-type="float" office:value="666.429875114883" calcext:value-type="float">
            <text:p>666.429875114883</text:p>
          </table:table-cell>
          <table:table-cell table:style-name="ce55" office:value-type="float" office:value="0.0533748630431099" calcext:value-type="float">
            <text:p>0.05337486304311</text:p>
          </table:table-cell>
          <table:table-cell table:style-name="ce55" office:value-type="string" calcext:value-type="string">
            <text:p>p19</text:p>
          </table:table-cell>
          <table:table-cell table:style-name="ce18"/>
          <table:table-cell table:number-columns-repeated="6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5" office:value-type="float" office:value="26" calcext:value-type="float">
            <text:p>26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83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114" office:value-type="float" office:value="6.36529402934794" calcext:value-type="float">
            <text:p>6.36529402934794</text:p>
          </table:table-cell>
          <table:table-cell table:style-name="ce55" office:value-type="float" office:value="0.135015467217838" calcext:value-type="float">
            <text:p>0.135015467217838</text:p>
          </table:table-cell>
          <table:table-cell table:style-name="ce55" office:value-type="string" calcext:value-type="string">
            <text:p>p20</text:p>
          </table:table-cell>
          <table:table-cell table:style-name="ce18"/>
          <table:table-cell table:number-columns-repeated="6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string" calcext:value-type="string">
            <text:p>-</text:p>
          </table:table-cell>
          <table:table-cell table:style-name="ce18"/>
          <table:table-cell table:number-columns-repeated="6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style-name="ce54" office:value-type="float" office:value="28" calcext:value-type="float">
            <text:p>28</text:p>
          </table:table-cell>
          <table:table-cell table:style-name="ce15" office:value-type="string" calcext:value-type="string">
            <text:p>bkg1</text:p>
          </table:table-cell>
          <table:table-cell table:style-name="ce19" office:value-type="string" calcext:value-type="string">
            <text:p>d0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17" office:value-type="float" office:value="-0.0000000002" calcext:value-type="float">
            <text:p>-2E-10</text:p>
          </table:table-cell>
          <table:table-cell table:style-name="ce85" office:value-type="float" office:value="0" calcext:value-type="float">
            <text:p>0</text:p>
          </table:table-cell>
          <table:table-cell table:style-name="ce17" office:value-type="float" office:value="0.000002" calcext:value-type="float">
            <text:p>2E-06</text:p>
          </table:table-cell>
          <table:table-cell table:style-name="ce116" office:value-type="float" office:value="0.00000086948118447379" calcext:value-type="float">
            <text:p>8.6948118447379E-07</text:p>
          </table:table-cell>
          <table:table-cell table:style-name="ce56" office:value-type="float" office:value="0.0000356364110582001" calcext:value-type="float">
            <text:p>3.56364110582001E-05</text:p>
          </table:table-cell>
          <table:table-cell table:style-name="ce56"/>
          <table:table-cell table:style-name="ce19"/>
          <table:table-cell table:number-columns-repeated="6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style-name="ce54" office:value-type="float" office:value="29" calcext:value-type="float">
            <text:p>29</text:p>
          </table:table-cell>
          <table:table-cell table:style-name="ce15" office:value-type="string" calcext:value-type="string">
            <text:p>bkg1</text:p>
          </table:table-cell>
          <table:table-cell table:style-name="ce19" office:value-type="string" calcext:value-type="string">
            <text:p>d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y</text:p>
          </table:table-cell>
          <table:table-cell table:style-name="ce17" office:value-type="float" office:value="-0.005" calcext:value-type="float">
            <text:p>-0.005</text:p>
          </table:table-cell>
          <table:table-cell table:style-name="ce86" office:value-type="float" office:value="0" calcext:value-type="float">
            <text:p>0</text:p>
          </table:table-cell>
          <table:table-cell table:style-name="ce17" office:value-type="float" office:value="0.01" calcext:value-type="float">
            <text:p>0.01</text:p>
          </table:table-cell>
          <table:table-cell table:style-name="ce117" office:value-type="float" office:value="-0.00499999994938433" calcext:value-type="float">
            <text:p>-0.004999999949384</text:p>
          </table:table-cell>
          <table:table-cell table:style-name="ce56" office:value-type="float" office:value="0.27420519574537" calcext:value-type="float">
            <text:p>0.27420519574537</text:p>
          </table:table-cell>
          <table:table-cell table:style-name="ce56"/>
          <table:table-cell table:style-name="ce19"/>
          <table:table-cell table:number-columns-repeated="6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19" office:value-type="string" calcext:value-type="string">
            <text:p>bkg2</text:p>
          </table:table-cell>
          <table:table-cell table:style-name="ce19" office:value-type="string" calcext:value-type="string">
            <text:p>d0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float" office:value="0" calcext:value-type="float">
            <text:p>0</text:p>
          </table:table-cell>
          <table:table-cell table:style-name="ce87" office:value-type="float" office:value="0.1" calcext:value-type="float">
            <text:p>0.1</text:p>
          </table:table-cell>
          <table:table-cell table:style-name="ce19" office:value-type="float" office:value="1" calcext:value-type="float">
            <text:p>1</text:p>
          </table:table-cell>
          <table:table-cell table:style-name="ce118" office:value-type="float" office:value="0.179580847586428" calcext:value-type="float">
            <text:p>0.179580847586428</text:p>
          </table:table-cell>
          <table:table-cell table:style-name="ce56" office:value-type="float" office:value="0.00445859277201869" calcext:value-type="float">
            <text:p>0.004458592772019</text:p>
          </table:table-cell>
          <table:table-cell table:style-name="ce56" office:value-type="string" calcext:value-type="string">
            <text:p>p21</text:p>
          </table:table-cell>
          <table:table-cell table:style-name="ce19"/>
          <table:table-cell table:number-columns-repeated="6"/>
          <table:table-cell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33399999999999" calcext:value-type="float">
            <text:p>0.03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33399999999999" calcext:value-type="float">
            <text:p>0.03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33399999999999" calcext:value-type="float">
            <text:p>0.03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667" calcext:value-type="float">
            <text:p>0.05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633399999999997" calcext:value-type="float">
            <text:p>0.06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666699999999998" calcext:value-type="float">
            <text:p>0.06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33399999999999" calcext:value-type="float">
            <text:p>0.03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33399999999997" calcext:value-type="float">
            <text:p>0.02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3667" calcext:value-type="float">
            <text:p>0.03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66699999999997" calcext:value-type="float">
            <text:p>0.02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667" calcext:value-type="float">
            <text:p>0.05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299999999999998" calcext:value-type="float">
            <text:p>0.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666699999999998" calcext:value-type="float">
            <text:p>0.06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66699999999998" calcext:value-type="float">
            <text:p>0.04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33399999999999" calcext:value-type="float">
            <text:p>0.0533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667" calcext:value-type="float">
            <text:p>0.05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" calcext:value-type="float">
            <text:p>0.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667" calcext:value-type="float">
            <text:p>0.05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667" calcext:value-type="float">
            <text:p>0.05667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599999999999996" calcext:value-type="float">
            <text:p>0.06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0.0433399999999997" calcext:value-type="float">
            <text:p>0.04334</text:p>
          </table:table-cell>
          <table:table-cell table:number-columns-repeated="6"/>
        </table:table-row>
        <calcext:conditional-formats>
          <calcext:conditional-format calcext:target-range-address="0_15.G2:0_15.G2">
            <calcext:condition calcext:apply-style-name="Bad" calcext:value="&lt;[.$F2]" calcext:base-cell-address="0_15.G2"/>
            <calcext:condition calcext:apply-style-name="Bad" calcext:value="&gt;[.$H2]" calcext:base-cell-address="0_15.G2"/>
          </calcext:conditional-format>
          <calcext:conditional-format calcext:target-range-address="0_15.I2:0_15.I2">
            <calcext:condition calcext:apply-style-name="Accent" calcext:value="=0" calcext:base-cell-address="0_15.I2"/>
            <calcext:condition calcext:apply-style-name="Close2max" calcext:value="formula-is(ABS([.$H2]-[.$I2])&lt;=ABS(([.$H2]-[.$F2])*0.01))" calcext:base-cell-address="0_15.I2"/>
            <calcext:condition calcext:apply-style-name="Close2guess" calcext:value="=[.$G2]" calcext:base-cell-address="0_15.I2"/>
            <calcext:condition calcext:apply-style-name="Close2min" calcext:value="formula-is(ABS([.$F2]-[.$I2])&lt;=ABS(([.$H2]-[.$F2])*0.01))" calcext:base-cell-address="0_15.I2"/>
          </calcext:conditional-format>
          <calcext:conditional-format calcext:target-range-address="0_15.G3:0_15.G3">
            <calcext:condition calcext:apply-style-name="Bad" calcext:value="&lt;[.$F3]" calcext:base-cell-address="0_15.G3"/>
            <calcext:condition calcext:apply-style-name="Bad" calcext:value="&gt;[.$H3]" calcext:base-cell-address="0_15.G3"/>
          </calcext:conditional-format>
          <calcext:conditional-format calcext:target-range-address="0_15.I3:0_15.I3">
            <calcext:condition calcext:apply-style-name="Accent" calcext:value="=0" calcext:base-cell-address="0_15.I3"/>
            <calcext:condition calcext:apply-style-name="Close2max" calcext:value="formula-is(ABS([.$H3]-[.$I3])&lt;=ABS(([.$H3]-[.$F3])*0.01))" calcext:base-cell-address="0_15.I3"/>
            <calcext:condition calcext:apply-style-name="Close2guess" calcext:value="=[.$G3]" calcext:base-cell-address="0_15.I3"/>
            <calcext:condition calcext:apply-style-name="Close2min" calcext:value="formula-is(ABS([.$F3]-[.$I3])&lt;=ABS(([.$H3]-[.$F3])*0.01))" calcext:base-cell-address="0_15.I3"/>
          </calcext:conditional-format>
          <calcext:conditional-format calcext:target-range-address="0_15.G4:0_15.G4">
            <calcext:condition calcext:apply-style-name="Bad" calcext:value="&lt;[.$F4]" calcext:base-cell-address="0_15.G4"/>
            <calcext:condition calcext:apply-style-name="Bad" calcext:value="&gt;[.$H4]" calcext:base-cell-address="0_15.G4"/>
          </calcext:conditional-format>
          <calcext:conditional-format calcext:target-range-address="0_15.I4:0_15.I4">
            <calcext:condition calcext:apply-style-name="Accent" calcext:value="=0" calcext:base-cell-address="0_15.I4"/>
            <calcext:condition calcext:apply-style-name="Close2max" calcext:value="formula-is(ABS([.$H4]-[.$I4])&lt;=ABS(([.$H4]-[.$F4])*0.01))" calcext:base-cell-address="0_15.I4"/>
            <calcext:condition calcext:apply-style-name="Close2guess" calcext:value="=[.$G4]" calcext:base-cell-address="0_15.I4"/>
            <calcext:condition calcext:apply-style-name="Close2min" calcext:value="formula-is(ABS([.$F4]-[.$I4])&lt;=ABS(([.$H4]-[.$F4])*0.01))" calcext:base-cell-address="0_15.I4"/>
          </calcext:conditional-format>
          <calcext:conditional-format calcext:target-range-address="0_15.G5:0_15.G5">
            <calcext:condition calcext:apply-style-name="Bad" calcext:value="&lt;[.$F5]" calcext:base-cell-address="0_15.G5"/>
            <calcext:condition calcext:apply-style-name="Bad" calcext:value="&gt;[.$H5]" calcext:base-cell-address="0_15.G5"/>
          </calcext:conditional-format>
          <calcext:conditional-format calcext:target-range-address="0_15.I5:0_15.I5">
            <calcext:condition calcext:apply-style-name="Accent" calcext:value="=0" calcext:base-cell-address="0_15.I5"/>
            <calcext:condition calcext:apply-style-name="Close2max" calcext:value="formula-is(ABS([.$H5]-[.$I5])&lt;=ABS(([.$H5]-[.$F5])*0.01))" calcext:base-cell-address="0_15.I5"/>
            <calcext:condition calcext:apply-style-name="Close2guess" calcext:value="=[.$G5]" calcext:base-cell-address="0_15.I5"/>
            <calcext:condition calcext:apply-style-name="Close2min" calcext:value="formula-is(ABS([.$F5]-[.$I5])&lt;=ABS(([.$H5]-[.$F5])*0.01))" calcext:base-cell-address="0_15.I5"/>
          </calcext:conditional-format>
          <calcext:conditional-format calcext:target-range-address="0_15.G6:0_15.G6">
            <calcext:condition calcext:apply-style-name="Bad" calcext:value="&lt;[.$F6]" calcext:base-cell-address="0_15.G6"/>
            <calcext:condition calcext:apply-style-name="Bad" calcext:value="&gt;[.$H6]" calcext:base-cell-address="0_15.G6"/>
          </calcext:conditional-format>
          <calcext:conditional-format calcext:target-range-address="0_15.I6:0_15.I6">
            <calcext:condition calcext:apply-style-name="Accent" calcext:value="=0" calcext:base-cell-address="0_15.I6"/>
            <calcext:condition calcext:apply-style-name="Close2max" calcext:value="formula-is(ABS([.$H6]-[.$I6])&lt;=ABS(([.$H6]-[.$F6])*0.01))" calcext:base-cell-address="0_15.I6"/>
            <calcext:condition calcext:apply-style-name="Close2guess" calcext:value="=[.$G6]" calcext:base-cell-address="0_15.I6"/>
            <calcext:condition calcext:apply-style-name="Close2min" calcext:value="formula-is(ABS([.$F6]-[.$I6])&lt;=ABS(([.$H6]-[.$F6])*0.01))" calcext:base-cell-address="0_15.I6"/>
          </calcext:conditional-format>
          <calcext:conditional-format calcext:target-range-address="0_15.G7:0_15.G7">
            <calcext:condition calcext:apply-style-name="Bad" calcext:value="&lt;[.$F7]" calcext:base-cell-address="0_15.G7"/>
            <calcext:condition calcext:apply-style-name="Bad" calcext:value="&gt;[.$H7]" calcext:base-cell-address="0_15.G7"/>
          </calcext:conditional-format>
          <calcext:conditional-format calcext:target-range-address="0_15.I7:0_15.I7">
            <calcext:condition calcext:apply-style-name="Accent" calcext:value="=0" calcext:base-cell-address="0_15.I7"/>
            <calcext:condition calcext:apply-style-name="Close2max" calcext:value="formula-is(ABS([.$H7]-[.$I7])&lt;=ABS(([.$H7]-[.$F7])*0.01))" calcext:base-cell-address="0_15.I7"/>
            <calcext:condition calcext:apply-style-name="Close2guess" calcext:value="=[.$G7]" calcext:base-cell-address="0_15.I7"/>
            <calcext:condition calcext:apply-style-name="Close2min" calcext:value="formula-is(ABS([.$F7]-[.$I7])&lt;=ABS(([.$H7]-[.$F7])*0.01))" calcext:base-cell-address="0_15.I7"/>
          </calcext:conditional-format>
          <calcext:conditional-format calcext:target-range-address="0_15.G8:0_15.G8">
            <calcext:condition calcext:apply-style-name="Bad" calcext:value="&lt;[.$F8]" calcext:base-cell-address="0_15.G8"/>
            <calcext:condition calcext:apply-style-name="Bad" calcext:value="&gt;[.$H8]" calcext:base-cell-address="0_15.G8"/>
          </calcext:conditional-format>
          <calcext:conditional-format calcext:target-range-address="0_15.I8:0_15.I8">
            <calcext:condition calcext:apply-style-name="Accent" calcext:value="=0" calcext:base-cell-address="0_15.I8"/>
            <calcext:condition calcext:apply-style-name="Close2max" calcext:value="formula-is(ABS([.$H8]-[.$I8])&lt;=ABS(([.$H8]-[.$F8])*0.01))" calcext:base-cell-address="0_15.I8"/>
            <calcext:condition calcext:apply-style-name="Close2guess" calcext:value="=[.$G8]" calcext:base-cell-address="0_15.I8"/>
            <calcext:condition calcext:apply-style-name="Close2min" calcext:value="formula-is(ABS([.$F8]-[.$I8])&lt;=ABS(([.$H8]-[.$F8])*0.01))" calcext:base-cell-address="0_15.I8"/>
          </calcext:conditional-format>
          <calcext:conditional-format calcext:target-range-address="0_15.G9:0_15.G9">
            <calcext:condition calcext:apply-style-name="Bad" calcext:value="&lt;[.$F9]" calcext:base-cell-address="0_15.G9"/>
            <calcext:condition calcext:apply-style-name="Bad" calcext:value="&gt;[.$H9]" calcext:base-cell-address="0_15.G9"/>
          </calcext:conditional-format>
          <calcext:conditional-format calcext:target-range-address="0_15.I9:0_15.I9">
            <calcext:condition calcext:apply-style-name="Accent" calcext:value="=0" calcext:base-cell-address="0_15.I9"/>
            <calcext:condition calcext:apply-style-name="Close2max" calcext:value="formula-is(ABS([.$H9]-[.$I9])&lt;=ABS(([.$H9]-[.$F9])*0.01))" calcext:base-cell-address="0_15.I9"/>
            <calcext:condition calcext:apply-style-name="Close2guess" calcext:value="=[.$G9]" calcext:base-cell-address="0_15.I9"/>
            <calcext:condition calcext:apply-style-name="Close2min" calcext:value="formula-is(ABS([.$F9]-[.$I9])&lt;=ABS(([.$H9]-[.$F9])*0.01))" calcext:base-cell-address="0_15.I9"/>
          </calcext:conditional-format>
          <calcext:conditional-format calcext:target-range-address="0_15.G10:0_15.G10">
            <calcext:condition calcext:apply-style-name="Bad" calcext:value="&lt;[.$F10]" calcext:base-cell-address="0_15.G10"/>
            <calcext:condition calcext:apply-style-name="Bad" calcext:value="&gt;[.$H10]" calcext:base-cell-address="0_15.G10"/>
          </calcext:conditional-format>
          <calcext:conditional-format calcext:target-range-address="0_15.I10:0_15.I10">
            <calcext:condition calcext:apply-style-name="Accent" calcext:value="=0" calcext:base-cell-address="0_15.I10"/>
            <calcext:condition calcext:apply-style-name="Close2max" calcext:value="formula-is(ABS([.$H10]-[.$I10])&lt;=ABS(([.$H10]-[.$F10])*0.01))" calcext:base-cell-address="0_15.I10"/>
            <calcext:condition calcext:apply-style-name="Close2guess" calcext:value="=[.$G10]" calcext:base-cell-address="0_15.I10"/>
            <calcext:condition calcext:apply-style-name="Close2min" calcext:value="formula-is(ABS([.$F10]-[.$I10])&lt;=ABS(([.$H10]-[.$F10])*0.01))" calcext:base-cell-address="0_15.I10"/>
          </calcext:conditional-format>
          <calcext:conditional-format calcext:target-range-address="0_15.G11:0_15.G11">
            <calcext:condition calcext:apply-style-name="Bad" calcext:value="&lt;[.$F11]" calcext:base-cell-address="0_15.G11"/>
            <calcext:condition calcext:apply-style-name="Bad" calcext:value="&gt;[.$H11]" calcext:base-cell-address="0_15.G11"/>
          </calcext:conditional-format>
          <calcext:conditional-format calcext:target-range-address="0_15.I11:0_15.I11">
            <calcext:condition calcext:apply-style-name="Accent" calcext:value="=0" calcext:base-cell-address="0_15.I11"/>
            <calcext:condition calcext:apply-style-name="Close2max" calcext:value="formula-is(ABS([.$H11]-[.$I11])&lt;=ABS(([.$H11]-[.$F11])*0.01))" calcext:base-cell-address="0_15.I11"/>
            <calcext:condition calcext:apply-style-name="Close2guess" calcext:value="=[.$G11]" calcext:base-cell-address="0_15.I11"/>
            <calcext:condition calcext:apply-style-name="Close2min" calcext:value="formula-is(ABS([.$F11]-[.$I11])&lt;=ABS(([.$H11]-[.$F11])*0.01))" calcext:base-cell-address="0_15.I11"/>
          </calcext:conditional-format>
          <calcext:conditional-format calcext:target-range-address="0_15.G12:0_15.G12">
            <calcext:condition calcext:apply-style-name="Bad" calcext:value="&lt;[.$F12]" calcext:base-cell-address="0_15.G12"/>
            <calcext:condition calcext:apply-style-name="Bad" calcext:value="&gt;[.$H12]" calcext:base-cell-address="0_15.G12"/>
          </calcext:conditional-format>
          <calcext:conditional-format calcext:target-range-address="0_15.I12:0_15.I12">
            <calcext:condition calcext:apply-style-name="Accent" calcext:value="=0" calcext:base-cell-address="0_15.I12"/>
            <calcext:condition calcext:apply-style-name="Close2max" calcext:value="formula-is(ABS([.$H12]-[.$I12])&lt;=ABS(([.$H12]-[.$F12])*0.01))" calcext:base-cell-address="0_15.I12"/>
            <calcext:condition calcext:apply-style-name="Close2guess" calcext:value="=[.$G12]" calcext:base-cell-address="0_15.I12"/>
            <calcext:condition calcext:apply-style-name="Close2min" calcext:value="formula-is(ABS([.$F12]-[.$I12])&lt;=ABS(([.$H12]-[.$F12])*0.01))" calcext:base-cell-address="0_15.I12"/>
          </calcext:conditional-format>
          <calcext:conditional-format calcext:target-range-address="0_15.G13:0_15.G13">
            <calcext:condition calcext:apply-style-name="Bad" calcext:value="&lt;[.$F13]" calcext:base-cell-address="0_15.G13"/>
            <calcext:condition calcext:apply-style-name="Bad" calcext:value="&gt;[.$H13]" calcext:base-cell-address="0_15.G13"/>
          </calcext:conditional-format>
          <calcext:conditional-format calcext:target-range-address="0_15.I13:0_15.I13">
            <calcext:condition calcext:apply-style-name="Accent" calcext:value="=0" calcext:base-cell-address="0_15.I13"/>
            <calcext:condition calcext:apply-style-name="Close2max" calcext:value="formula-is(ABS([.$H13]-[.$I13])&lt;=ABS(([.$H13]-[.$F13])*0.01))" calcext:base-cell-address="0_15.I13"/>
            <calcext:condition calcext:apply-style-name="Close2guess" calcext:value="=[.$G13]" calcext:base-cell-address="0_15.I13"/>
            <calcext:condition calcext:apply-style-name="Close2min" calcext:value="formula-is(ABS([.$F13]-[.$I13])&lt;=ABS(([.$H13]-[.$F13])*0.01))" calcext:base-cell-address="0_15.I13"/>
          </calcext:conditional-format>
          <calcext:conditional-format calcext:target-range-address="0_15.G14:0_15.G14">
            <calcext:condition calcext:apply-style-name="Bad" calcext:value="&lt;[.$F14]" calcext:base-cell-address="0_15.G14"/>
            <calcext:condition calcext:apply-style-name="Bad" calcext:value="&gt;[.$H14]" calcext:base-cell-address="0_15.G14"/>
          </calcext:conditional-format>
          <calcext:conditional-format calcext:target-range-address="0_15.I14:0_15.I14">
            <calcext:condition calcext:apply-style-name="Accent" calcext:value="=0" calcext:base-cell-address="0_15.I14"/>
            <calcext:condition calcext:apply-style-name="Close2max" calcext:value="formula-is(ABS([.$H14]-[.$I14])&lt;=ABS(([.$H14]-[.$F14])*0.01))" calcext:base-cell-address="0_15.I14"/>
            <calcext:condition calcext:apply-style-name="Close2guess" calcext:value="=[.$G14]" calcext:base-cell-address="0_15.I14"/>
            <calcext:condition calcext:apply-style-name="Close2min" calcext:value="formula-is(ABS([.$F14]-[.$I14])&lt;=ABS(([.$H14]-[.$F14])*0.01))" calcext:base-cell-address="0_15.I14"/>
          </calcext:conditional-format>
          <calcext:conditional-format calcext:target-range-address="0_15.G15:0_15.G15">
            <calcext:condition calcext:apply-style-name="Bad" calcext:value="&lt;[.$F15]" calcext:base-cell-address="0_15.G15"/>
            <calcext:condition calcext:apply-style-name="Bad" calcext:value="&gt;[.$H15]" calcext:base-cell-address="0_15.G15"/>
          </calcext:conditional-format>
          <calcext:conditional-format calcext:target-range-address="0_15.I15:0_15.I15">
            <calcext:condition calcext:apply-style-name="Accent" calcext:value="=0" calcext:base-cell-address="0_15.I15"/>
            <calcext:condition calcext:apply-style-name="Close2max" calcext:value="formula-is(ABS([.$H15]-[.$I15])&lt;=ABS(([.$H15]-[.$F15])*0.01))" calcext:base-cell-address="0_15.I15"/>
            <calcext:condition calcext:apply-style-name="Close2guess" calcext:value="=[.$G15]" calcext:base-cell-address="0_15.I15"/>
            <calcext:condition calcext:apply-style-name="Close2min" calcext:value="formula-is(ABS([.$F15]-[.$I15])&lt;=ABS(([.$H15]-[.$F15])*0.01))" calcext:base-cell-address="0_15.I15"/>
          </calcext:conditional-format>
          <calcext:conditional-format calcext:target-range-address="0_15.G16:0_15.G16">
            <calcext:condition calcext:apply-style-name="Bad" calcext:value="&lt;[.$F16]" calcext:base-cell-address="0_15.G16"/>
            <calcext:condition calcext:apply-style-name="Bad" calcext:value="&gt;[.$H16]" calcext:base-cell-address="0_15.G16"/>
          </calcext:conditional-format>
          <calcext:conditional-format calcext:target-range-address="0_15.I16:0_15.I16">
            <calcext:condition calcext:apply-style-name="Accent" calcext:value="=0" calcext:base-cell-address="0_15.I16"/>
            <calcext:condition calcext:apply-style-name="Close2max" calcext:value="formula-is(ABS([.$H16]-[.$I16])&lt;=ABS(([.$H16]-[.$F16])*0.01))" calcext:base-cell-address="0_15.I16"/>
            <calcext:condition calcext:apply-style-name="Close2guess" calcext:value="=[.$G16]" calcext:base-cell-address="0_15.I16"/>
            <calcext:condition calcext:apply-style-name="Close2min" calcext:value="formula-is(ABS([.$F16]-[.$I16])&lt;=ABS(([.$H16]-[.$F16])*0.01))" calcext:base-cell-address="0_15.I16"/>
          </calcext:conditional-format>
          <calcext:conditional-format calcext:target-range-address="0_15.G17:0_15.G17">
            <calcext:condition calcext:apply-style-name="Bad" calcext:value="&lt;[.$F17]" calcext:base-cell-address="0_15.G17"/>
            <calcext:condition calcext:apply-style-name="Bad" calcext:value="&gt;[.$H17]" calcext:base-cell-address="0_15.G17"/>
          </calcext:conditional-format>
          <calcext:conditional-format calcext:target-range-address="0_15.I17:0_15.I17">
            <calcext:condition calcext:apply-style-name="Accent" calcext:value="=0" calcext:base-cell-address="0_15.I17"/>
            <calcext:condition calcext:apply-style-name="Close2max" calcext:value="formula-is(ABS([.$H17]-[.$I17])&lt;=ABS(([.$H17]-[.$F17])*0.01))" calcext:base-cell-address="0_15.I17"/>
            <calcext:condition calcext:apply-style-name="Close2guess" calcext:value="=[.$G17]" calcext:base-cell-address="0_15.I17"/>
            <calcext:condition calcext:apply-style-name="Close2min" calcext:value="formula-is(ABS([.$F17]-[.$I17])&lt;=ABS(([.$H17]-[.$F17])*0.01))" calcext:base-cell-address="0_15.I17"/>
          </calcext:conditional-format>
          <calcext:conditional-format calcext:target-range-address="0_15.G18:0_15.G18">
            <calcext:condition calcext:apply-style-name="Bad" calcext:value="&lt;[.$F18]" calcext:base-cell-address="0_15.G18"/>
            <calcext:condition calcext:apply-style-name="Bad" calcext:value="&gt;[.$H18]" calcext:base-cell-address="0_15.G18"/>
          </calcext:conditional-format>
          <calcext:conditional-format calcext:target-range-address="0_15.I18:0_15.I18">
            <calcext:condition calcext:apply-style-name="Accent" calcext:value="=0" calcext:base-cell-address="0_15.I18"/>
            <calcext:condition calcext:apply-style-name="Close2max" calcext:value="formula-is(ABS([.$H18]-[.$I18])&lt;=ABS(([.$H18]-[.$F18])*0.01))" calcext:base-cell-address="0_15.I18"/>
            <calcext:condition calcext:apply-style-name="Close2guess" calcext:value="=[.$G18]" calcext:base-cell-address="0_15.I18"/>
            <calcext:condition calcext:apply-style-name="Close2min" calcext:value="formula-is(ABS([.$F18]-[.$I18])&lt;=ABS(([.$H18]-[.$F18])*0.01))" calcext:base-cell-address="0_15.I18"/>
          </calcext:conditional-format>
          <calcext:conditional-format calcext:target-range-address="0_15.G19:0_15.G19">
            <calcext:condition calcext:apply-style-name="Bad" calcext:value="&lt;[.$F19]" calcext:base-cell-address="0_15.G19"/>
            <calcext:condition calcext:apply-style-name="Bad" calcext:value="&gt;[.$H19]" calcext:base-cell-address="0_15.G19"/>
          </calcext:conditional-format>
          <calcext:conditional-format calcext:target-range-address="0_15.I19:0_15.I19">
            <calcext:condition calcext:apply-style-name="Accent" calcext:value="=0" calcext:base-cell-address="0_15.I19"/>
            <calcext:condition calcext:apply-style-name="Close2max" calcext:value="formula-is(ABS([.$H19]-[.$I19])&lt;=ABS(([.$H19]-[.$F19])*0.01))" calcext:base-cell-address="0_15.I19"/>
            <calcext:condition calcext:apply-style-name="Close2guess" calcext:value="=[.$G19]" calcext:base-cell-address="0_15.I19"/>
            <calcext:condition calcext:apply-style-name="Close2min" calcext:value="formula-is(ABS([.$F19]-[.$I19])&lt;=ABS(([.$H19]-[.$F19])*0.01))" calcext:base-cell-address="0_15.I19"/>
          </calcext:conditional-format>
          <calcext:conditional-format calcext:target-range-address="0_15.G20:0_15.G20">
            <calcext:condition calcext:apply-style-name="Bad" calcext:value="&lt;[.$F20]" calcext:base-cell-address="0_15.G20"/>
            <calcext:condition calcext:apply-style-name="Bad" calcext:value="&gt;[.$H20]" calcext:base-cell-address="0_15.G20"/>
          </calcext:conditional-format>
          <calcext:conditional-format calcext:target-range-address="0_15.I20:0_15.I20">
            <calcext:condition calcext:apply-style-name="Accent" calcext:value="=0" calcext:base-cell-address="0_15.I20"/>
            <calcext:condition calcext:apply-style-name="Close2max" calcext:value="formula-is(ABS([.$H20]-[.$I20])&lt;=ABS(([.$H20]-[.$F20])*0.01))" calcext:base-cell-address="0_15.I20"/>
            <calcext:condition calcext:apply-style-name="Close2guess" calcext:value="=[.$G20]" calcext:base-cell-address="0_15.I20"/>
            <calcext:condition calcext:apply-style-name="Close2min" calcext:value="formula-is(ABS([.$F20]-[.$I20])&lt;=ABS(([.$H20]-[.$F20])*0.01))" calcext:base-cell-address="0_15.I20"/>
          </calcext:conditional-format>
          <calcext:conditional-format calcext:target-range-address="0_15.G21:0_15.G21">
            <calcext:condition calcext:apply-style-name="Bad" calcext:value="&lt;[.$F21]" calcext:base-cell-address="0_15.G21"/>
            <calcext:condition calcext:apply-style-name="Bad" calcext:value="&gt;[.$H21]" calcext:base-cell-address="0_15.G21"/>
          </calcext:conditional-format>
          <calcext:conditional-format calcext:target-range-address="0_15.I21:0_15.I21">
            <calcext:condition calcext:apply-style-name="Accent" calcext:value="=0" calcext:base-cell-address="0_15.I21"/>
            <calcext:condition calcext:apply-style-name="Close2max" calcext:value="formula-is(ABS([.$H21]-[.$I21])&lt;=ABS(([.$H21]-[.$F21])*0.01))" calcext:base-cell-address="0_15.I21"/>
            <calcext:condition calcext:apply-style-name="Close2guess" calcext:value="=[.$G21]" calcext:base-cell-address="0_15.I21"/>
            <calcext:condition calcext:apply-style-name="Close2min" calcext:value="formula-is(ABS([.$F21]-[.$I21])&lt;=ABS(([.$H21]-[.$F21])*0.01))" calcext:base-cell-address="0_15.I21"/>
          </calcext:conditional-format>
          <calcext:conditional-format calcext:target-range-address="0_15.G22:0_15.G22">
            <calcext:condition calcext:apply-style-name="Bad" calcext:value="&lt;[.$F22]" calcext:base-cell-address="0_15.G22"/>
            <calcext:condition calcext:apply-style-name="Bad" calcext:value="&gt;[.$H22]" calcext:base-cell-address="0_15.G22"/>
          </calcext:conditional-format>
          <calcext:conditional-format calcext:target-range-address="0_15.I22:0_15.I22">
            <calcext:condition calcext:apply-style-name="Accent" calcext:value="=0" calcext:base-cell-address="0_15.I22"/>
            <calcext:condition calcext:apply-style-name="Close2max" calcext:value="formula-is(ABS([.$H22]-[.$I22])&lt;=ABS(([.$H22]-[.$F22])*0.01))" calcext:base-cell-address="0_15.I22"/>
            <calcext:condition calcext:apply-style-name="Close2guess" calcext:value="=[.$G22]" calcext:base-cell-address="0_15.I22"/>
            <calcext:condition calcext:apply-style-name="Close2min" calcext:value="formula-is(ABS([.$F22]-[.$I22])&lt;=ABS(([.$H22]-[.$F22])*0.01))" calcext:base-cell-address="0_15.I22"/>
          </calcext:conditional-format>
          <calcext:conditional-format calcext:target-range-address="0_15.G23:0_15.G23">
            <calcext:condition calcext:apply-style-name="Bad" calcext:value="&lt;[.$F23]" calcext:base-cell-address="0_15.G23"/>
            <calcext:condition calcext:apply-style-name="Bad" calcext:value="&gt;[.$H23]" calcext:base-cell-address="0_15.G23"/>
          </calcext:conditional-format>
          <calcext:conditional-format calcext:target-range-address="0_15.I23:0_15.I23">
            <calcext:condition calcext:apply-style-name="Accent" calcext:value="=0" calcext:base-cell-address="0_15.I23"/>
            <calcext:condition calcext:apply-style-name="Close2max" calcext:value="formula-is(ABS([.$H23]-[.$I23])&lt;=ABS(([.$H23]-[.$F23])*0.01))" calcext:base-cell-address="0_15.I23"/>
            <calcext:condition calcext:apply-style-name="Close2guess" calcext:value="=[.$G23]" calcext:base-cell-address="0_15.I23"/>
            <calcext:condition calcext:apply-style-name="Close2min" calcext:value="formula-is(ABS([.$F23]-[.$I23])&lt;=ABS(([.$H23]-[.$F23])*0.01))" calcext:base-cell-address="0_15.I23"/>
          </calcext:conditional-format>
          <calcext:conditional-format calcext:target-range-address="0_15.G24:0_15.G24">
            <calcext:condition calcext:apply-style-name="Bad" calcext:value="&lt;[.$F24]" calcext:base-cell-address="0_15.G24"/>
            <calcext:condition calcext:apply-style-name="Bad" calcext:value="&gt;[.$H24]" calcext:base-cell-address="0_15.G24"/>
          </calcext:conditional-format>
          <calcext:conditional-format calcext:target-range-address="0_15.I24:0_15.I24">
            <calcext:condition calcext:apply-style-name="Accent" calcext:value="=0" calcext:base-cell-address="0_15.I24"/>
            <calcext:condition calcext:apply-style-name="Close2max" calcext:value="formula-is(ABS([.$H24]-[.$I24])&lt;=ABS(([.$H24]-[.$F24])*0.01))" calcext:base-cell-address="0_15.I24"/>
            <calcext:condition calcext:apply-style-name="Close2guess" calcext:value="=[.$G24]" calcext:base-cell-address="0_15.I24"/>
            <calcext:condition calcext:apply-style-name="Close2min" calcext:value="formula-is(ABS([.$F24]-[.$I24])&lt;=ABS(([.$H24]-[.$F24])*0.01))" calcext:base-cell-address="0_15.I24"/>
          </calcext:conditional-format>
          <calcext:conditional-format calcext:target-range-address="0_15.G25:0_15.G25">
            <calcext:condition calcext:apply-style-name="Bad" calcext:value="&lt;[.$F25]" calcext:base-cell-address="0_15.G25"/>
            <calcext:condition calcext:apply-style-name="Bad" calcext:value="&gt;[.$H25]" calcext:base-cell-address="0_15.G25"/>
          </calcext:conditional-format>
          <calcext:conditional-format calcext:target-range-address="0_15.I25:0_15.I25">
            <calcext:condition calcext:apply-style-name="Accent" calcext:value="=0" calcext:base-cell-address="0_15.I25"/>
            <calcext:condition calcext:apply-style-name="Close2max" calcext:value="formula-is(ABS([.$H25]-[.$I25])&lt;=ABS(([.$H25]-[.$F25])*0.01))" calcext:base-cell-address="0_15.I25"/>
            <calcext:condition calcext:apply-style-name="Close2guess" calcext:value="=[.$G25]" calcext:base-cell-address="0_15.I25"/>
            <calcext:condition calcext:apply-style-name="Close2min" calcext:value="formula-is(ABS([.$F25]-[.$I25])&lt;=ABS(([.$H25]-[.$F25])*0.01))" calcext:base-cell-address="0_15.I25"/>
          </calcext:conditional-format>
          <calcext:conditional-format calcext:target-range-address="0_15.G26:0_15.G26">
            <calcext:condition calcext:apply-style-name="Bad" calcext:value="&lt;[.$F26]" calcext:base-cell-address="0_15.G26"/>
            <calcext:condition calcext:apply-style-name="Bad" calcext:value="&gt;[.$H26]" calcext:base-cell-address="0_15.G26"/>
          </calcext:conditional-format>
          <calcext:conditional-format calcext:target-range-address="0_15.I26:0_15.I26">
            <calcext:condition calcext:apply-style-name="Accent" calcext:value="=0" calcext:base-cell-address="0_15.I26"/>
            <calcext:condition calcext:apply-style-name="Close2max" calcext:value="formula-is(ABS([.$H26]-[.$I26])&lt;=ABS(([.$H26]-[.$F26])*0.01))" calcext:base-cell-address="0_15.I26"/>
            <calcext:condition calcext:apply-style-name="Close2guess" calcext:value="=[.$G26]" calcext:base-cell-address="0_15.I26"/>
            <calcext:condition calcext:apply-style-name="Close2min" calcext:value="formula-is(ABS([.$F26]-[.$I26])&lt;=ABS(([.$H26]-[.$F26])*0.01))" calcext:base-cell-address="0_15.I26"/>
          </calcext:conditional-format>
          <calcext:conditional-format calcext:target-range-address="0_15.G27:0_15.G27">
            <calcext:condition calcext:apply-style-name="Bad" calcext:value="&lt;[.$F27]" calcext:base-cell-address="0_15.G27"/>
            <calcext:condition calcext:apply-style-name="Bad" calcext:value="&gt;[.$H27]" calcext:base-cell-address="0_15.G27"/>
          </calcext:conditional-format>
          <calcext:conditional-format calcext:target-range-address="0_15.I27:0_15.I27">
            <calcext:condition calcext:apply-style-name="Accent" calcext:value="=0" calcext:base-cell-address="0_15.I27"/>
            <calcext:condition calcext:apply-style-name="Close2max" calcext:value="formula-is(ABS([.$H27]-[.$I27])&lt;=ABS(([.$H27]-[.$F27])*0.01))" calcext:base-cell-address="0_15.I27"/>
            <calcext:condition calcext:apply-style-name="Close2guess" calcext:value="=[.$G27]" calcext:base-cell-address="0_15.I27"/>
            <calcext:condition calcext:apply-style-name="Close2min" calcext:value="formula-is(ABS([.$F27]-[.$I27])&lt;=ABS(([.$H27]-[.$F27])*0.01))" calcext:base-cell-address="0_15.I27"/>
          </calcext:conditional-format>
          <calcext:conditional-format calcext:target-range-address="0_15.G28:0_15.G28">
            <calcext:condition calcext:apply-style-name="Bad" calcext:value="&lt;[.$F28]" calcext:base-cell-address="0_15.G28"/>
            <calcext:condition calcext:apply-style-name="Bad" calcext:value="&gt;[.$H28]" calcext:base-cell-address="0_15.G28"/>
          </calcext:conditional-format>
          <calcext:conditional-format calcext:target-range-address="0_15.I28:0_15.I28">
            <calcext:condition calcext:apply-style-name="Accent" calcext:value="=0" calcext:base-cell-address="0_15.I28"/>
            <calcext:condition calcext:apply-style-name="Close2max" calcext:value="formula-is(ABS([.$H28]-[.$I28])&lt;=ABS(([.$H28]-[.$F28])*0.01))" calcext:base-cell-address="0_15.I28"/>
            <calcext:condition calcext:apply-style-name="Close2guess" calcext:value="=[.$G28]" calcext:base-cell-address="0_15.I28"/>
            <calcext:condition calcext:apply-style-name="Close2min" calcext:value="formula-is(ABS([.$F28]-[.$I28])&lt;=ABS(([.$H28]-[.$F28])*0.01))" calcext:base-cell-address="0_15.I28"/>
          </calcext:conditional-format>
          <calcext:conditional-format calcext:target-range-address="0_15.G29:0_15.G29">
            <calcext:condition calcext:apply-style-name="Bad" calcext:value="&lt;[.$F29]" calcext:base-cell-address="0_15.G29"/>
            <calcext:condition calcext:apply-style-name="Bad" calcext:value="&gt;[.$H29]" calcext:base-cell-address="0_15.G29"/>
          </calcext:conditional-format>
          <calcext:conditional-format calcext:target-range-address="0_15.I29:0_15.I29">
            <calcext:condition calcext:apply-style-name="Accent" calcext:value="=0" calcext:base-cell-address="0_15.I29"/>
            <calcext:condition calcext:apply-style-name="Close2max" calcext:value="formula-is(ABS([.$H29]-[.$I29])&lt;=ABS(([.$H29]-[.$F29])*0.01))" calcext:base-cell-address="0_15.I29"/>
            <calcext:condition calcext:apply-style-name="Close2guess" calcext:value="=[.$G29]" calcext:base-cell-address="0_15.I29"/>
            <calcext:condition calcext:apply-style-name="Close2min" calcext:value="formula-is(ABS([.$F29]-[.$I29])&lt;=ABS(([.$H29]-[.$F29])*0.01))" calcext:base-cell-address="0_15.I29"/>
          </calcext:conditional-format>
          <calcext:conditional-format calcext:target-range-address="0_15.G30:0_15.G30">
            <calcext:condition calcext:apply-style-name="Bad" calcext:value="&lt;[.$F30]" calcext:base-cell-address="0_15.G30"/>
            <calcext:condition calcext:apply-style-name="Bad" calcext:value="&gt;[.$H30]" calcext:base-cell-address="0_15.G30"/>
          </calcext:conditional-format>
          <calcext:conditional-format calcext:target-range-address="0_15.I30:0_15.I30">
            <calcext:condition calcext:apply-style-name="Accent" calcext:value="=0" calcext:base-cell-address="0_15.I30"/>
            <calcext:condition calcext:apply-style-name="Close2max" calcext:value="formula-is(ABS([.$H30]-[.$I30])&lt;=ABS(([.$H30]-[.$F30])*0.01))" calcext:base-cell-address="0_15.I30"/>
            <calcext:condition calcext:apply-style-name="Close2guess" calcext:value="=[.$G30]" calcext:base-cell-address="0_15.I30"/>
            <calcext:condition calcext:apply-style-name="Close2min" calcext:value="formula-is(ABS([.$F30]-[.$I30])&lt;=ABS(([.$H30]-[.$F30])*0.01))" calcext:base-cell-address="0_15.I30"/>
          </calcext:conditional-format>
          <calcext:conditional-format calcext:target-range-address="0_15.G31:0_15.G31">
            <calcext:condition calcext:apply-style-name="Bad" calcext:value="&lt;[.$F31]" calcext:base-cell-address="0_15.G31"/>
            <calcext:condition calcext:apply-style-name="Bad" calcext:value="&gt;[.$H31]" calcext:base-cell-address="0_15.G31"/>
          </calcext:conditional-format>
          <calcext:conditional-format calcext:target-range-address="0_15.I31:0_15.I31">
            <calcext:condition calcext:apply-style-name="Accent" calcext:value="=0" calcext:base-cell-address="0_15.I31"/>
            <calcext:condition calcext:apply-style-name="Close2max" calcext:value="formula-is(ABS([.$H31]-[.$I31])&lt;=ABS(([.$H31]-[.$F31])*0.01))" calcext:base-cell-address="0_15.I31"/>
            <calcext:condition calcext:apply-style-name="Close2guess" calcext:value="=[.$G31]" calcext:base-cell-address="0_15.I31"/>
            <calcext:condition calcext:apply-style-name="Close2min" calcext:value="formula-is(ABS([.$F31]-[.$I31])&lt;=ABS(([.$H31]-[.$F31])*0.01))" calcext:base-cell-address="0_15.I31"/>
          </calcext:conditional-format>
          <calcext:conditional-format calcext:target-range-address="0_15.G32:0_15.G32">
            <calcext:condition calcext:apply-style-name="Bad" calcext:value="&lt;[.$F32]" calcext:base-cell-address="0_15.G32"/>
            <calcext:condition calcext:apply-style-name="Bad" calcext:value="&gt;[.$H32]" calcext:base-cell-address="0_15.G32"/>
          </calcext:conditional-format>
          <calcext:conditional-format calcext:target-range-address="0_15.I32:0_15.I32">
            <calcext:condition calcext:apply-style-name="Accent" calcext:value="=0" calcext:base-cell-address="0_15.I32"/>
            <calcext:condition calcext:apply-style-name="Close2max" calcext:value="formula-is(ABS([.$H32]-[.$I32])&lt;=ABS(([.$H32]-[.$F32])*0.01))" calcext:base-cell-address="0_15.I32"/>
            <calcext:condition calcext:apply-style-name="Close2guess" calcext:value="=[.$G32]" calcext:base-cell-address="0_15.I32"/>
            <calcext:condition calcext:apply-style-name="Close2min" calcext:value="formula-is(ABS([.$F32]-[.$I32])&lt;=ABS(([.$H32]-[.$F32])*0.01))" calcext:base-cell-address="0_15.I32"/>
          </calcext:conditional-format>
        </calcext:conditional-formats>
      </table:table>
      <table:table table:name="1_17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17"/>
        <table:table-column table:style-name="co7" table:default-cell-style-name="ce27"/>
        <table:table-column table:style-name="co8" table:default-cell-style-name="ce17"/>
        <table:table-column table:style-name="co9" table:default-cell-style-name="ce53"/>
        <table:table-column table:style-name="co10" table:default-cell-style-name="ce55"/>
        <table:table-column table:style-name="co11" table:default-cell-style-name="ce55"/>
        <table:table-column table:style-name="co12" table:default-cell-style-name="ce18"/>
        <table:table-row table:style-name="ro1">
          <table:table-cell table:style-name="ce53" office:value-type="string" calcext:value-type="string">
            <text:p>#</text:p>
          </table:table-cell>
          <table:table-cell table:style-name="ce14" office:value-type="string" calcext:value-type="string">
            <text:p>submodel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vary</text:p>
          </table:table-cell>
          <table:table-cell table:style-name="ce24" office:value-type="string" calcext:value-type="string">
            <text:p>min</text:p>
          </table:table-cell>
          <table:table-cell office:value-type="string" calcext:value-type="string">
            <text:p>guess</text:p>
          </table:table-cell>
          <table:table-cell table:style-name="ce39" office:value-type="string" calcext:value-type="string">
            <text:p>max</text:p>
          </table:table-cell>
          <table:table-cell office:value-type="string" calcext:value-type="string">
            <text:p>fitted</text:p>
          </table:table-cell>
          <table:table-cell table:style-name="ce53" office:value-type="string" calcext:value-type="string">
            <text:p>error</text:p>
          </table:table-cell>
          <table:table-cell table:style-name="ce53" office:value-type="string" calcext:value-type="string">
            <text:p>id</text:p>
          </table:table-cell>
          <table:table-cell table:style-name="ce14" office:value-type="string" calcext:value-type="string">
            <text:p>com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187" office:value-type="float" office:value="0.988771374008234" calcext:value-type="float">
            <text:p>0.988771374008234</text:p>
          </table:table-cell>
          <table:table-cell office:value-type="float" office:value="2" calcext:value-type="float">
            <text:p>2</text:p>
          </table:table-cell>
          <table:table-cell table:style-name="ce218" office:value-type="float" office:value="1.38594292813245" calcext:value-type="float">
            <text:p>1.38594292813245</text:p>
          </table:table-cell>
          <table:table-cell table:style-name="ce54" office:value-type="float" office:value="0.0197882029427627" calcext:value-type="float">
            <text:p>0.019788202942763</text:p>
          </table:table-cell>
          <table:table-cell table:style-name="ce54" office:value-type="string" calcext:value-type="string">
            <text:p>p0</text:p>
          </table:table-cell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table:style-name="ce188" office:value-type="float" office:value="423.751040417532" calcext:value-type="float">
            <text:p>423.751040417532</text:p>
          </table:table-cell>
          <table:table-cell office:value-type="float" office:value="435" calcext:value-type="float">
            <text:p>435</text:p>
          </table:table-cell>
          <table:table-cell table:style-name="ce219" office:value-type="float" office:value="430.557948238239" calcext:value-type="float">
            <text:p>430.557948238239</text:p>
          </table:table-cell>
          <table:table-cell table:style-name="ce54" office:value-type="float" office:value="0.0676730154662978" calcext:value-type="float">
            <text:p>0.067673015466298</text:p>
          </table:table-cell>
          <table:table-cell table:style-name="ce54" office:value-type="string" calcext:value-type="string">
            <text:p>p1</text:p>
          </table:table-cell>
          <table:table-cell table:style-name="ce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189" office:value-type="float" office:value="12.4965177692254" calcext:value-type="float">
            <text:p>12.4965177692254</text:p>
          </table:table-cell>
          <table:table-cell office:value-type="float" office:value="30" calcext:value-type="float">
            <text:p>30</text:p>
          </table:table-cell>
          <table:table-cell table:style-name="ce220" office:value-type="float" office:value="4.73230144801486" calcext:value-type="float">
            <text:p>4.73230144801486</text:p>
          </table:table-cell>
          <table:table-cell table:style-name="ce54" office:value-type="float" office:value="0.104368133735539" calcext:value-type="float">
            <text:p>0.104368133735539</text:p>
          </table:table-cell>
          <table:table-cell table:style-name="ce54" office:value-type="string" calcext:value-type="string">
            <text:p>p2</text:p>
          </table:table-cell>
          <table:table-cell table:style-name="ce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191" office:value-type="float" office:value="0.15108942892242" calcext:value-type="float">
            <text:p>0.15108942892242</text:p>
          </table:table-cell>
          <table:table-cell table:style-name="ce18" office:value-type="float" office:value="0.2" calcext:value-type="float">
            <text:p>0.2</text:p>
          </table:table-cell>
          <table:table-cell table:style-name="ce222" office:value-type="float" office:value="0.125975811571551" calcext:value-type="float">
            <text:p>0.125975811571551</text:p>
          </table:table-cell>
          <table:table-cell office:value-type="float" office:value="0.0206132321586029" calcext:value-type="float">
            <text:p>0.020613232158603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30" calcext:value-type="float">
            <text:p>430</text:p>
          </table:table-cell>
          <table:table-cell table:style-name="ce192" office:value-type="float" office:value="454.387336249225" calcext:value-type="float">
            <text:p>454.387336249225</text:p>
          </table:table-cell>
          <table:table-cell table:style-name="ce18" office:value-type="float" office:value="458" calcext:value-type="float">
            <text:p>458</text:p>
          </table:table-cell>
          <table:table-cell table:style-name="ce223" office:value-type="float" office:value="456.946308082818" calcext:value-type="float">
            <text:p>456.946308082818</text:p>
          </table:table-cell>
          <table:table-cell office:value-type="float" office:value="0.715140457855543" calcext:value-type="float">
            <text:p>0.715140457855543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" calcext:value-type="float">
            <text:p>4</text:p>
          </table:table-cell>
          <table:table-cell table:style-name="ce193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224" office:value-type="float" office:value="4.36216634669043" calcext:value-type="float">
            <text:p>4.36216634669043</text:p>
          </table:table-cell>
          <table:table-cell office:value-type="float" office:value="1.10830158207461" calcext:value-type="float">
            <text:p>1.10830158207461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18" calcext:value-type="float">
            <text:p>0.18</text:p>
          </table:table-cell>
          <table:table-cell table:style-name="ce195"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table:style-name="ce226" office:value-type="float" office:value="0.274106384750476" calcext:value-type="float">
            <text:p>0.274106384750476</text:p>
          </table:table-cell>
          <table:table-cell table:style-name="ce56" office:value-type="float" office:value="0.0405973532514859" calcext:value-type="float">
            <text:p>0.040597353251486</text:p>
          </table:table-cell>
          <table:table-cell table:style-name="ce56" office:value-type="string" calcext:value-type="string">
            <text:p>p6</text:p>
          </table:table-cell>
          <table:table-cell table:style-name="ce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70" calcext:value-type="float">
            <text:p>470</text:p>
          </table:table-cell>
          <table:table-cell table:style-name="ce196"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table:style-name="ce227" office:value-type="float" office:value="487.172913765607" calcext:value-type="float">
            <text:p>487.172913765607</text:p>
          </table:table-cell>
          <table:table-cell table:style-name="ce56" office:value-type="float" office:value="0.616499693515853" calcext:value-type="float">
            <text:p>0.616499693515853</text:p>
          </table:table-cell>
          <table:table-cell table:style-name="ce56" office:value-type="string" calcext:value-type="string">
            <text:p>p7</text:p>
          </table:table-cell>
          <table:table-cell table:style-name="ce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18" calcext:value-type="float">
            <text:p>0.18</text:p>
          </table:table-cell>
          <table:table-cell table:style-name="ce197"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table:style-name="ce228" office:value-type="float" office:value="5.25602937382114" calcext:value-type="float">
            <text:p>5.25602937382114</text:p>
          </table:table-cell>
          <table:table-cell table:style-name="ce56" office:value-type="float" office:value="0.758419081866524" calcext:value-type="float">
            <text:p>0.758419081866524</text:p>
          </table:table-cell>
          <table:table-cell table:style-name="ce56" office:value-type="string" calcext:value-type="string">
            <text:p>p8</text:p>
          </table:table-cell>
          <table:table-cell table:style-name="ce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29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table:style-name="ce199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230" office:value-type="float" office:value="0.0496179806399474" calcext:value-type="float">
            <text:p>0.049617980639947</text:p>
          </table:table-cell>
          <table:table-cell table:style-name="ce56" office:value-type="float" office:value="0.0159814378966213" calcext:value-type="float">
            <text:p>0.015981437896621</text:p>
          </table:table-cell>
          <table:table-cell table:style-name="ce56" office:value-type="string" calcext:value-type="string">
            <text:p>p9</text:p>
          </table:table-cell>
          <table:table-cell table:style-name="ce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75" calcext:value-type="float">
            <text:p>475</text:p>
          </table:table-cell>
          <table:table-cell table:style-name="ce200" office:value-type="float" office:value="529" calcext:value-type="float">
            <text:p>529</text:p>
          </table:table-cell>
          <table:table-cell office:value-type="float" office:value="550" calcext:value-type="float">
            <text:p>550</text:p>
          </table:table-cell>
          <table:table-cell table:style-name="ce231" office:value-type="float" office:value="529.578491211283" calcext:value-type="float">
            <text:p>529.578491211283</text:p>
          </table:table-cell>
          <table:table-cell table:style-name="ce56" office:value-type="float" office:value="2.35701441551591" calcext:value-type="float">
            <text:p>2.35701441551591</text:p>
          </table:table-cell>
          <table:table-cell table:style-name="ce56" office:value-type="string" calcext:value-type="string">
            <text:p>p10</text:p>
          </table:table-cell>
          <table:table-cell table:style-name="ce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style-name="ce201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32" office:value-type="float" office:value="7.27242361881415" calcext:value-type="float">
            <text:p>7.27242361881415</text:p>
          </table:table-cell>
          <table:table-cell table:style-name="ce56" office:value-type="float" office:value="3.78872208040751" calcext:value-type="float">
            <text:p>3.78872208040751</text:p>
          </table:table-cell>
          <table:table-cell table:style-name="ce56" office:value-type="string" calcext:value-type="string">
            <text:p>p11</text:p>
          </table:table-cell>
          <table:table-cell table:style-name="ce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3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203" office:value-type="float" office:value="0.3" calcext:value-type="float">
            <text:p>0.3</text:p>
          </table:table-cell>
          <table:table-cell table:style-name="ce18" office:value-type="float" office:value="0.4" calcext:value-type="float">
            <text:p>0.4</text:p>
          </table:table-cell>
          <table:table-cell table:style-name="ce234" office:value-type="float" office:value="0.287103083631994" calcext:value-type="float">
            <text:p>0.287103083631994</text:p>
          </table:table-cell>
          <table:table-cell office:value-type="float" office:value="0.0181160824912694" calcext:value-type="float">
            <text:p>0.018116082491269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75" calcext:value-type="float">
            <text:p>475</text:p>
          </table:table-cell>
          <table:table-cell table:style-name="ce204" office:value-type="float" office:value="554" calcext:value-type="float">
            <text:p>554</text:p>
          </table:table-cell>
          <table:table-cell table:style-name="ce18" office:value-type="float" office:value="600" calcext:value-type="float">
            <text:p>600</text:p>
          </table:table-cell>
          <table:table-cell table:style-name="ce235" office:value-type="float" office:value="559.322857912377" calcext:value-type="float">
            <text:p>559.322857912377</text:p>
          </table:table-cell>
          <table:table-cell office:value-type="float" office:value="0.352675815242694" calcext:value-type="float">
            <text:p>0.352675815242694</text:p>
          </table:table-cell>
          <table:table-cell office:value-type="string" calcext:value-type="string">
            <text:p>p13</text:p>
          </table:table-cell>
          <table:table-cell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205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36" office:value-type="float" office:value="5.54817863114487" calcext:value-type="float">
            <text:p>5.54817863114487</text:p>
          </table:table-cell>
          <table:table-cell office:value-type="float" office:value="0.552972204352616" calcext:value-type="float">
            <text:p>0.552972204352616</text:p>
          </table:table-cell>
          <table:table-cell office:value-type="string" calcext:value-type="string">
            <text:p>p14</text:p>
          </table:table-cell>
          <table:table-cell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20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table:style-name="ce207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ce238" office:value-type="float" office:value="0.138326646856683" calcext:value-type="float">
            <text:p>0.138326646856683</text:p>
          </table:table-cell>
          <table:table-cell table:style-name="ce54" office:value-type="float" office:value="0.0137903566001152" calcext:value-type="float">
            <text:p>0.013790356600115</text:p>
          </table:table-cell>
          <table:table-cell table:style-name="ce54" office:value-type="string" calcext:value-type="string">
            <text:p>p15</text:p>
          </table:table-cell>
          <table:table-cell table:style-name="ce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00" calcext:value-type="float">
            <text:p>600</text:p>
          </table:table-cell>
          <table:table-cell table:style-name="ce208" office:value-type="float" office:value="617" calcext:value-type="float">
            <text:p>617</text:p>
          </table:table-cell>
          <table:table-cell office:value-type="float" office:value="700" calcext:value-type="float">
            <text:p>700</text:p>
          </table:table-cell>
          <table:table-cell table:style-name="ce239" office:value-type="float" office:value="616.59998808048" calcext:value-type="float">
            <text:p>616.59998808048</text:p>
          </table:table-cell>
          <table:table-cell table:style-name="ce54" office:value-type="float" office:value="0.953753853651665" calcext:value-type="float">
            <text:p>0.953753853651665</text:p>
          </table:table-cell>
          <table:table-cell table:style-name="ce54" office:value-type="string" calcext:value-type="string">
            <text:p>p16</text:p>
          </table:table-cell>
          <table:table-cell table:style-name="ce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209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40" office:value-type="float" office:value="9.63388978860455" calcext:value-type="float">
            <text:p>9.63388978860455</text:p>
          </table:table-cell>
          <table:table-cell table:style-name="ce54" office:value-type="float" office:value="1.50389287465549" calcext:value-type="float">
            <text:p>1.50389287465549</text:p>
          </table:table-cell>
          <table:table-cell table:style-name="ce54" office:value-type="string" calcext:value-type="string">
            <text:p>p17</text:p>
          </table:table-cell>
          <table:table-cell table:style-name="ce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41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211" office:value-type="float" office:value="0.3" calcext:value-type="float">
            <text:p>0.3</text:p>
          </table:table-cell>
          <table:table-cell table:style-name="ce18" office:value-type="float" office:value="1" calcext:value-type="float">
            <text:p>1</text:p>
          </table:table-cell>
          <table:table-cell table:style-name="ce242" office:value-type="float" office:value="0.322618381395998" calcext:value-type="float">
            <text:p>0.322618381395998</text:p>
          </table:table-cell>
          <table:table-cell office:value-type="float" office:value="0.0154836795671353" calcext:value-type="float">
            <text:p>0.015483679567135</text:p>
          </table:table-cell>
          <table:table-cell office:value-type="string" calcext:value-type="string">
            <text:p>p18</text:p>
          </table:table-cell>
          <table:table-cell/>
        </table:table-row>
        <table:table-row table:style-name="ro1">
          <table:table-cell table:style-name="ce55" office:value-type="float" office:value="25" calcext:value-type="float">
            <text:p>25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650" calcext:value-type="float">
            <text:p>650</text:p>
          </table:table-cell>
          <table:table-cell table:style-name="ce212" office:value-type="float" office:value="660" calcext:value-type="float">
            <text:p>660</text:p>
          </table:table-cell>
          <table:table-cell table:style-name="ce18" office:value-type="float" office:value="700" calcext:value-type="float">
            <text:p>700</text:p>
          </table:table-cell>
          <table:table-cell table:style-name="ce243" office:value-type="float" office:value="666.069948722773" calcext:value-type="float">
            <text:p>666.069948722773</text:p>
          </table:table-cell>
          <table:table-cell office:value-type="float" office:value="0.358572136138147" calcext:value-type="float">
            <text:p>0.358572136138147</text:p>
          </table:table-cell>
          <table:table-cell office:value-type="string" calcext:value-type="string">
            <text:p>p19</text:p>
          </table:table-cell>
          <table:table-cell/>
        </table:table-row>
        <table:table-row table:style-name="ro1">
          <table:table-cell table:style-name="ce55" office:value-type="float" office:value="26" calcext:value-type="float">
            <text:p>26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213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44" office:value-type="float" office:value="7.50437686957324" calcext:value-type="float">
            <text:p>7.50437686957324</text:p>
          </table:table-cell>
          <table:table-cell office:value-type="float" office:value="0.555560804509561" calcext:value-type="float">
            <text:p>0.555560804509561</text:p>
          </table:table-cell>
          <table:table-cell office:value-type="string" calcext:value-type="string">
            <text:p>p20</text:p>
          </table:table-cell>
          <table:table-cell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2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kg1</text:p>
          </table:table-cell>
          <table:table-cell table:style-name="ce19" office:value-type="string" calcext:value-type="string">
            <text:p>d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-0.0000000002" calcext:value-type="float">
            <text:p>-2E-10</text:p>
          </table:table-cell>
          <table:table-cell table:style-name="ce215"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style-name="ce246" office:value-type="float" office:value="0.00000086948118447379" calcext:value-type="float">
            <text:p>8.6948118447379E-07</text:p>
          </table:table-cell>
          <table:table-cell table:style-name="ce56" office:value-type="float" office:value="0.0000356364110582001" calcext:value-type="float">
            <text:p>3.56364110582001E-05</text:p>
          </table:table-cell>
          <table:table-cell table:style-name="ce56"/>
          <table:table-cell table:style-name="ce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kg1</text:p>
          </table:table-cell>
          <table:table-cell table:style-name="ce19" office:value-type="string" calcext:value-type="string">
            <text:p>d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-0.005" calcext:value-type="float">
            <text:p>-0.005</text:p>
          </table:table-cell>
          <table:table-cell table:style-name="ce21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47" office:value-type="float" office:value="-0.00499999994938433" calcext:value-type="float">
            <text:p>-0.004999999949384</text:p>
          </table:table-cell>
          <table:table-cell table:style-name="ce56" office:value-type="float" office:value="0.27420519574537" calcext:value-type="float">
            <text:p>0.27420519574537</text:p>
          </table:table-cell>
          <table:table-cell table:style-name="ce56"/>
          <table:table-cell table:style-name="ce19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19" office:value-type="string" calcext:value-type="string">
            <text:p>bkg2</text:p>
          </table:table-cell>
          <table:table-cell table:style-name="ce19" office:value-type="string" calcext:value-type="string">
            <text:p>d0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float" office:value="0" calcext:value-type="float">
            <text:p>0</text:p>
          </table:table-cell>
          <table:table-cell table:style-name="ce217" office:value-type="float" office:value="0.2" calcext:value-type="float">
            <text:p>0.2</text:p>
          </table:table-cell>
          <table:table-cell table:style-name="ce19" office:value-type="float" office:value="1" calcext:value-type="float">
            <text:p>1</text:p>
          </table:table-cell>
          <table:table-cell table:style-name="ce248" office:value-type="float" office:value="0.265077325507252" calcext:value-type="float">
            <text:p>0.265077325507252</text:p>
          </table:table-cell>
          <table:table-cell table:style-name="ce56" office:value-type="float" office:value="0.00352122568581006" calcext:value-type="float">
            <text:p>0.00352122568581</text:p>
          </table:table-cell>
          <table:table-cell table:style-name="ce56" office:value-type="string" calcext:value-type="string">
            <text:p>p21</text:p>
          </table:table-cell>
          <table:table-cell table:style-name="ce19"/>
        </table:table-row>
        <calcext:conditional-formats>
          <calcext:conditional-format calcext:target-range-address="1_17.G2:1_17.G2">
            <calcext:condition calcext:apply-style-name="Bad" calcext:value="&lt;[.$F2]" calcext:base-cell-address="1_17.G2"/>
            <calcext:condition calcext:apply-style-name="Bad" calcext:value="&gt;[.$H2]" calcext:base-cell-address="1_17.G2"/>
          </calcext:conditional-format>
          <calcext:conditional-format calcext:target-range-address="1_17.I2:1_17.I2">
            <calcext:condition calcext:apply-style-name="Accent" calcext:value="=0" calcext:base-cell-address="1_17.I2"/>
            <calcext:condition calcext:apply-style-name="Close2max" calcext:value="formula-is(ABS([.$H2]-[.$I2])&lt;=ABS(([.$H2]-[.$F2])*0.01))" calcext:base-cell-address="1_17.I2"/>
            <calcext:condition calcext:apply-style-name="Close2guess" calcext:value="=[.$G2]" calcext:base-cell-address="1_17.I2"/>
            <calcext:condition calcext:apply-style-name="Close2min" calcext:value="formula-is(ABS([.$F2]-[.$I2])&lt;=ABS(([.$H2]-[.$F2])*0.01))" calcext:base-cell-address="1_17.I2"/>
          </calcext:conditional-format>
          <calcext:conditional-format calcext:target-range-address="1_17.G3:1_17.G3">
            <calcext:condition calcext:apply-style-name="Bad" calcext:value="&lt;[.$F3]" calcext:base-cell-address="1_17.G3"/>
            <calcext:condition calcext:apply-style-name="Bad" calcext:value="&gt;[.$H3]" calcext:base-cell-address="1_17.G3"/>
          </calcext:conditional-format>
          <calcext:conditional-format calcext:target-range-address="1_17.I3:1_17.I3">
            <calcext:condition calcext:apply-style-name="Accent" calcext:value="=0" calcext:base-cell-address="1_17.I3"/>
            <calcext:condition calcext:apply-style-name="Close2max" calcext:value="formula-is(ABS([.$H3]-[.$I3])&lt;=ABS(([.$H3]-[.$F3])*0.01))" calcext:base-cell-address="1_17.I3"/>
            <calcext:condition calcext:apply-style-name="Close2guess" calcext:value="=[.$G3]" calcext:base-cell-address="1_17.I3"/>
            <calcext:condition calcext:apply-style-name="Close2min" calcext:value="formula-is(ABS([.$F3]-[.$I3])&lt;=ABS(([.$H3]-[.$F3])*0.01))" calcext:base-cell-address="1_17.I3"/>
          </calcext:conditional-format>
          <calcext:conditional-format calcext:target-range-address="1_17.G4:1_17.G4">
            <calcext:condition calcext:apply-style-name="Bad" calcext:value="&lt;[.$F4]" calcext:base-cell-address="1_17.G4"/>
            <calcext:condition calcext:apply-style-name="Bad" calcext:value="&gt;[.$H4]" calcext:base-cell-address="1_17.G4"/>
          </calcext:conditional-format>
          <calcext:conditional-format calcext:target-range-address="1_17.I4:1_17.I4">
            <calcext:condition calcext:apply-style-name="Accent" calcext:value="=0" calcext:base-cell-address="1_17.I4"/>
            <calcext:condition calcext:apply-style-name="Close2max" calcext:value="formula-is(ABS([.$H4]-[.$I4])&lt;=ABS(([.$H4]-[.$F4])*0.01))" calcext:base-cell-address="1_17.I4"/>
            <calcext:condition calcext:apply-style-name="Close2guess" calcext:value="=[.$G4]" calcext:base-cell-address="1_17.I4"/>
            <calcext:condition calcext:apply-style-name="Close2min" calcext:value="formula-is(ABS([.$F4]-[.$I4])&lt;=ABS(([.$H4]-[.$F4])*0.01))" calcext:base-cell-address="1_17.I4"/>
          </calcext:conditional-format>
          <calcext:conditional-format calcext:target-range-address="1_17.G5:1_17.G5">
            <calcext:condition calcext:apply-style-name="Bad" calcext:value="&lt;[.$F5]" calcext:base-cell-address="1_17.G5"/>
            <calcext:condition calcext:apply-style-name="Bad" calcext:value="&gt;[.$H5]" calcext:base-cell-address="1_17.G5"/>
          </calcext:conditional-format>
          <calcext:conditional-format calcext:target-range-address="1_17.I5:1_17.I5">
            <calcext:condition calcext:apply-style-name="Accent" calcext:value="=0" calcext:base-cell-address="1_17.I5"/>
            <calcext:condition calcext:apply-style-name="Close2max" calcext:value="formula-is(ABS([.$H5]-[.$I5])&lt;=ABS(([.$H5]-[.$F5])*0.01))" calcext:base-cell-address="1_17.I5"/>
            <calcext:condition calcext:apply-style-name="Close2guess" calcext:value="=[.$G5]" calcext:base-cell-address="1_17.I5"/>
            <calcext:condition calcext:apply-style-name="Close2min" calcext:value="formula-is(ABS([.$F5]-[.$I5])&lt;=ABS(([.$H5]-[.$F5])*0.01))" calcext:base-cell-address="1_17.I5"/>
          </calcext:conditional-format>
          <calcext:conditional-format calcext:target-range-address="1_17.G6:1_17.G6">
            <calcext:condition calcext:apply-style-name="Bad" calcext:value="&lt;[.$F6]" calcext:base-cell-address="1_17.G6"/>
            <calcext:condition calcext:apply-style-name="Bad" calcext:value="&gt;[.$H6]" calcext:base-cell-address="1_17.G6"/>
          </calcext:conditional-format>
          <calcext:conditional-format calcext:target-range-address="1_17.I6:1_17.I6">
            <calcext:condition calcext:apply-style-name="Accent" calcext:value="=0" calcext:base-cell-address="1_17.I6"/>
            <calcext:condition calcext:apply-style-name="Close2max" calcext:value="formula-is(ABS([.$H6]-[.$I6])&lt;=ABS(([.$H6]-[.$F6])*0.01))" calcext:base-cell-address="1_17.I6"/>
            <calcext:condition calcext:apply-style-name="Close2guess" calcext:value="=[.$G6]" calcext:base-cell-address="1_17.I6"/>
            <calcext:condition calcext:apply-style-name="Close2min" calcext:value="formula-is(ABS([.$F6]-[.$I6])&lt;=ABS(([.$H6]-[.$F6])*0.01))" calcext:base-cell-address="1_17.I6"/>
          </calcext:conditional-format>
          <calcext:conditional-format calcext:target-range-address="1_17.G7:1_17.G7">
            <calcext:condition calcext:apply-style-name="Bad" calcext:value="&lt;[.$F7]" calcext:base-cell-address="1_17.G7"/>
            <calcext:condition calcext:apply-style-name="Bad" calcext:value="&gt;[.$H7]" calcext:base-cell-address="1_17.G7"/>
          </calcext:conditional-format>
          <calcext:conditional-format calcext:target-range-address="1_17.I7:1_17.I7">
            <calcext:condition calcext:apply-style-name="Accent" calcext:value="=0" calcext:base-cell-address="1_17.I7"/>
            <calcext:condition calcext:apply-style-name="Close2max" calcext:value="formula-is(ABS([.$H7]-[.$I7])&lt;=ABS(([.$H7]-[.$F7])*0.01))" calcext:base-cell-address="1_17.I7"/>
            <calcext:condition calcext:apply-style-name="Close2guess" calcext:value="=[.$G7]" calcext:base-cell-address="1_17.I7"/>
            <calcext:condition calcext:apply-style-name="Close2min" calcext:value="formula-is(ABS([.$F7]-[.$I7])&lt;=ABS(([.$H7]-[.$F7])*0.01))" calcext:base-cell-address="1_17.I7"/>
          </calcext:conditional-format>
          <calcext:conditional-format calcext:target-range-address="1_17.G8:1_17.G8">
            <calcext:condition calcext:apply-style-name="Bad" calcext:value="&lt;[.$F8]" calcext:base-cell-address="1_17.G8"/>
            <calcext:condition calcext:apply-style-name="Bad" calcext:value="&gt;[.$H8]" calcext:base-cell-address="1_17.G8"/>
          </calcext:conditional-format>
          <calcext:conditional-format calcext:target-range-address="1_17.I8:1_17.I8">
            <calcext:condition calcext:apply-style-name="Accent" calcext:value="=0" calcext:base-cell-address="1_17.I8"/>
            <calcext:condition calcext:apply-style-name="Close2max" calcext:value="formula-is(ABS([.$H8]-[.$I8])&lt;=ABS(([.$H8]-[.$F8])*0.01))" calcext:base-cell-address="1_17.I8"/>
            <calcext:condition calcext:apply-style-name="Close2guess" calcext:value="=[.$G8]" calcext:base-cell-address="1_17.I8"/>
            <calcext:condition calcext:apply-style-name="Close2min" calcext:value="formula-is(ABS([.$F8]-[.$I8])&lt;=ABS(([.$H8]-[.$F8])*0.01))" calcext:base-cell-address="1_17.I8"/>
          </calcext:conditional-format>
          <calcext:conditional-format calcext:target-range-address="1_17.G9:1_17.G9">
            <calcext:condition calcext:apply-style-name="Bad" calcext:value="&lt;[.$F9]" calcext:base-cell-address="1_17.G9"/>
            <calcext:condition calcext:apply-style-name="Bad" calcext:value="&gt;[.$H9]" calcext:base-cell-address="1_17.G9"/>
          </calcext:conditional-format>
          <calcext:conditional-format calcext:target-range-address="1_17.I9:1_17.I9">
            <calcext:condition calcext:apply-style-name="Accent" calcext:value="=0" calcext:base-cell-address="1_17.I9"/>
            <calcext:condition calcext:apply-style-name="Close2max" calcext:value="formula-is(ABS([.$H9]-[.$I9])&lt;=ABS(([.$H9]-[.$F9])*0.01))" calcext:base-cell-address="1_17.I9"/>
            <calcext:condition calcext:apply-style-name="Close2guess" calcext:value="=[.$G9]" calcext:base-cell-address="1_17.I9"/>
            <calcext:condition calcext:apply-style-name="Close2min" calcext:value="formula-is(ABS([.$F9]-[.$I9])&lt;=ABS(([.$H9]-[.$F9])*0.01))" calcext:base-cell-address="1_17.I9"/>
          </calcext:conditional-format>
          <calcext:conditional-format calcext:target-range-address="1_17.G10:1_17.G10">
            <calcext:condition calcext:apply-style-name="Bad" calcext:value="&lt;[.$F10]" calcext:base-cell-address="1_17.G10"/>
            <calcext:condition calcext:apply-style-name="Bad" calcext:value="&gt;[.$H10]" calcext:base-cell-address="1_17.G10"/>
          </calcext:conditional-format>
          <calcext:conditional-format calcext:target-range-address="1_17.I10:1_17.I10">
            <calcext:condition calcext:apply-style-name="Accent" calcext:value="=0" calcext:base-cell-address="1_17.I10"/>
            <calcext:condition calcext:apply-style-name="Close2max" calcext:value="formula-is(ABS([.$H10]-[.$I10])&lt;=ABS(([.$H10]-[.$F10])*0.01))" calcext:base-cell-address="1_17.I10"/>
            <calcext:condition calcext:apply-style-name="Close2guess" calcext:value="=[.$G10]" calcext:base-cell-address="1_17.I10"/>
            <calcext:condition calcext:apply-style-name="Close2min" calcext:value="formula-is(ABS([.$F10]-[.$I10])&lt;=ABS(([.$H10]-[.$F10])*0.01))" calcext:base-cell-address="1_17.I10"/>
          </calcext:conditional-format>
          <calcext:conditional-format calcext:target-range-address="1_17.G11:1_17.G11">
            <calcext:condition calcext:apply-style-name="Bad" calcext:value="&lt;[.$F11]" calcext:base-cell-address="1_17.G11"/>
            <calcext:condition calcext:apply-style-name="Bad" calcext:value="&gt;[.$H11]" calcext:base-cell-address="1_17.G11"/>
          </calcext:conditional-format>
          <calcext:conditional-format calcext:target-range-address="1_17.I11:1_17.I11">
            <calcext:condition calcext:apply-style-name="Accent" calcext:value="=0" calcext:base-cell-address="1_17.I11"/>
            <calcext:condition calcext:apply-style-name="Close2max" calcext:value="formula-is(ABS([.$H11]-[.$I11])&lt;=ABS(([.$H11]-[.$F11])*0.01))" calcext:base-cell-address="1_17.I11"/>
            <calcext:condition calcext:apply-style-name="Close2guess" calcext:value="=[.$G11]" calcext:base-cell-address="1_17.I11"/>
            <calcext:condition calcext:apply-style-name="Close2min" calcext:value="formula-is(ABS([.$F11]-[.$I11])&lt;=ABS(([.$H11]-[.$F11])*0.01))" calcext:base-cell-address="1_17.I11"/>
          </calcext:conditional-format>
          <calcext:conditional-format calcext:target-range-address="1_17.G12:1_17.G12">
            <calcext:condition calcext:apply-style-name="Bad" calcext:value="&lt;[.$F12]" calcext:base-cell-address="1_17.G12"/>
            <calcext:condition calcext:apply-style-name="Bad" calcext:value="&gt;[.$H12]" calcext:base-cell-address="1_17.G12"/>
          </calcext:conditional-format>
          <calcext:conditional-format calcext:target-range-address="1_17.I12:1_17.I12">
            <calcext:condition calcext:apply-style-name="Accent" calcext:value="=0" calcext:base-cell-address="1_17.I12"/>
            <calcext:condition calcext:apply-style-name="Close2max" calcext:value="formula-is(ABS([.$H12]-[.$I12])&lt;=ABS(([.$H12]-[.$F12])*0.01))" calcext:base-cell-address="1_17.I12"/>
            <calcext:condition calcext:apply-style-name="Close2guess" calcext:value="=[.$G12]" calcext:base-cell-address="1_17.I12"/>
            <calcext:condition calcext:apply-style-name="Close2min" calcext:value="formula-is(ABS([.$F12]-[.$I12])&lt;=ABS(([.$H12]-[.$F12])*0.01))" calcext:base-cell-address="1_17.I12"/>
          </calcext:conditional-format>
          <calcext:conditional-format calcext:target-range-address="1_17.G13:1_17.G13">
            <calcext:condition calcext:apply-style-name="Bad" calcext:value="&lt;[.$F13]" calcext:base-cell-address="1_17.G13"/>
            <calcext:condition calcext:apply-style-name="Bad" calcext:value="&gt;[.$H13]" calcext:base-cell-address="1_17.G13"/>
          </calcext:conditional-format>
          <calcext:conditional-format calcext:target-range-address="1_17.I13:1_17.I13">
            <calcext:condition calcext:apply-style-name="Accent" calcext:value="=0" calcext:base-cell-address="1_17.I13"/>
            <calcext:condition calcext:apply-style-name="Close2max" calcext:value="formula-is(ABS([.$H13]-[.$I13])&lt;=ABS(([.$H13]-[.$F13])*0.01))" calcext:base-cell-address="1_17.I13"/>
            <calcext:condition calcext:apply-style-name="Close2guess" calcext:value="=[.$G13]" calcext:base-cell-address="1_17.I13"/>
            <calcext:condition calcext:apply-style-name="Close2min" calcext:value="formula-is(ABS([.$F13]-[.$I13])&lt;=ABS(([.$H13]-[.$F13])*0.01))" calcext:base-cell-address="1_17.I13"/>
          </calcext:conditional-format>
          <calcext:conditional-format calcext:target-range-address="1_17.G14:1_17.G14">
            <calcext:condition calcext:apply-style-name="Bad" calcext:value="&lt;[.$F14]" calcext:base-cell-address="1_17.G14"/>
            <calcext:condition calcext:apply-style-name="Bad" calcext:value="&gt;[.$H14]" calcext:base-cell-address="1_17.G14"/>
          </calcext:conditional-format>
          <calcext:conditional-format calcext:target-range-address="1_17.I14:1_17.I14">
            <calcext:condition calcext:apply-style-name="Accent" calcext:value="=0" calcext:base-cell-address="1_17.I14"/>
            <calcext:condition calcext:apply-style-name="Close2max" calcext:value="formula-is(ABS([.$H14]-[.$I14])&lt;=ABS(([.$H14]-[.$F14])*0.01))" calcext:base-cell-address="1_17.I14"/>
            <calcext:condition calcext:apply-style-name="Close2guess" calcext:value="=[.$G14]" calcext:base-cell-address="1_17.I14"/>
            <calcext:condition calcext:apply-style-name="Close2min" calcext:value="formula-is(ABS([.$F14]-[.$I14])&lt;=ABS(([.$H14]-[.$F14])*0.01))" calcext:base-cell-address="1_17.I14"/>
          </calcext:conditional-format>
          <calcext:conditional-format calcext:target-range-address="1_17.G15:1_17.G15">
            <calcext:condition calcext:apply-style-name="Bad" calcext:value="&lt;[.$F15]" calcext:base-cell-address="1_17.G15"/>
            <calcext:condition calcext:apply-style-name="Bad" calcext:value="&gt;[.$H15]" calcext:base-cell-address="1_17.G15"/>
          </calcext:conditional-format>
          <calcext:conditional-format calcext:target-range-address="1_17.I15:1_17.I15">
            <calcext:condition calcext:apply-style-name="Accent" calcext:value="=0" calcext:base-cell-address="1_17.I15"/>
            <calcext:condition calcext:apply-style-name="Close2max" calcext:value="formula-is(ABS([.$H15]-[.$I15])&lt;=ABS(([.$H15]-[.$F15])*0.01))" calcext:base-cell-address="1_17.I15"/>
            <calcext:condition calcext:apply-style-name="Close2guess" calcext:value="=[.$G15]" calcext:base-cell-address="1_17.I15"/>
            <calcext:condition calcext:apply-style-name="Close2min" calcext:value="formula-is(ABS([.$F15]-[.$I15])&lt;=ABS(([.$H15]-[.$F15])*0.01))" calcext:base-cell-address="1_17.I15"/>
          </calcext:conditional-format>
          <calcext:conditional-format calcext:target-range-address="1_17.G16:1_17.G16">
            <calcext:condition calcext:apply-style-name="Bad" calcext:value="&lt;[.$F16]" calcext:base-cell-address="1_17.G16"/>
            <calcext:condition calcext:apply-style-name="Bad" calcext:value="&gt;[.$H16]" calcext:base-cell-address="1_17.G16"/>
          </calcext:conditional-format>
          <calcext:conditional-format calcext:target-range-address="1_17.I16:1_17.I16">
            <calcext:condition calcext:apply-style-name="Accent" calcext:value="=0" calcext:base-cell-address="1_17.I16"/>
            <calcext:condition calcext:apply-style-name="Close2max" calcext:value="formula-is(ABS([.$H16]-[.$I16])&lt;=ABS(([.$H16]-[.$F16])*0.01))" calcext:base-cell-address="1_17.I16"/>
            <calcext:condition calcext:apply-style-name="Close2guess" calcext:value="=[.$G16]" calcext:base-cell-address="1_17.I16"/>
            <calcext:condition calcext:apply-style-name="Close2min" calcext:value="formula-is(ABS([.$F16]-[.$I16])&lt;=ABS(([.$H16]-[.$F16])*0.01))" calcext:base-cell-address="1_17.I16"/>
          </calcext:conditional-format>
          <calcext:conditional-format calcext:target-range-address="1_17.G17:1_17.G17">
            <calcext:condition calcext:apply-style-name="Bad" calcext:value="&lt;[.$F17]" calcext:base-cell-address="1_17.G17"/>
            <calcext:condition calcext:apply-style-name="Bad" calcext:value="&gt;[.$H17]" calcext:base-cell-address="1_17.G17"/>
          </calcext:conditional-format>
          <calcext:conditional-format calcext:target-range-address="1_17.I17:1_17.I17">
            <calcext:condition calcext:apply-style-name="Accent" calcext:value="=0" calcext:base-cell-address="1_17.I17"/>
            <calcext:condition calcext:apply-style-name="Close2max" calcext:value="formula-is(ABS([.$H17]-[.$I17])&lt;=ABS(([.$H17]-[.$F17])*0.01))" calcext:base-cell-address="1_17.I17"/>
            <calcext:condition calcext:apply-style-name="Close2guess" calcext:value="=[.$G17]" calcext:base-cell-address="1_17.I17"/>
            <calcext:condition calcext:apply-style-name="Close2min" calcext:value="formula-is(ABS([.$F17]-[.$I17])&lt;=ABS(([.$H17]-[.$F17])*0.01))" calcext:base-cell-address="1_17.I17"/>
          </calcext:conditional-format>
          <calcext:conditional-format calcext:target-range-address="1_17.G18:1_17.G18">
            <calcext:condition calcext:apply-style-name="Bad" calcext:value="&lt;[.$F18]" calcext:base-cell-address="1_17.G18"/>
            <calcext:condition calcext:apply-style-name="Bad" calcext:value="&gt;[.$H18]" calcext:base-cell-address="1_17.G18"/>
          </calcext:conditional-format>
          <calcext:conditional-format calcext:target-range-address="1_17.I18:1_17.I18">
            <calcext:condition calcext:apply-style-name="Accent" calcext:value="=0" calcext:base-cell-address="1_17.I18"/>
            <calcext:condition calcext:apply-style-name="Close2max" calcext:value="formula-is(ABS([.$H18]-[.$I18])&lt;=ABS(([.$H18]-[.$F18])*0.01))" calcext:base-cell-address="1_17.I18"/>
            <calcext:condition calcext:apply-style-name="Close2guess" calcext:value="=[.$G18]" calcext:base-cell-address="1_17.I18"/>
            <calcext:condition calcext:apply-style-name="Close2min" calcext:value="formula-is(ABS([.$F18]-[.$I18])&lt;=ABS(([.$H18]-[.$F18])*0.01))" calcext:base-cell-address="1_17.I18"/>
          </calcext:conditional-format>
          <calcext:conditional-format calcext:target-range-address="1_17.G19:1_17.G19">
            <calcext:condition calcext:apply-style-name="Bad" calcext:value="&lt;[.$F19]" calcext:base-cell-address="1_17.G19"/>
            <calcext:condition calcext:apply-style-name="Bad" calcext:value="&gt;[.$H19]" calcext:base-cell-address="1_17.G19"/>
          </calcext:conditional-format>
          <calcext:conditional-format calcext:target-range-address="1_17.I19:1_17.I19">
            <calcext:condition calcext:apply-style-name="Accent" calcext:value="=0" calcext:base-cell-address="1_17.I19"/>
            <calcext:condition calcext:apply-style-name="Close2max" calcext:value="formula-is(ABS([.$H19]-[.$I19])&lt;=ABS(([.$H19]-[.$F19])*0.01))" calcext:base-cell-address="1_17.I19"/>
            <calcext:condition calcext:apply-style-name="Close2guess" calcext:value="=[.$G19]" calcext:base-cell-address="1_17.I19"/>
            <calcext:condition calcext:apply-style-name="Close2min" calcext:value="formula-is(ABS([.$F19]-[.$I19])&lt;=ABS(([.$H19]-[.$F19])*0.01))" calcext:base-cell-address="1_17.I19"/>
          </calcext:conditional-format>
          <calcext:conditional-format calcext:target-range-address="1_17.G20:1_17.G20">
            <calcext:condition calcext:apply-style-name="Bad" calcext:value="&lt;[.$F20]" calcext:base-cell-address="1_17.G20"/>
            <calcext:condition calcext:apply-style-name="Bad" calcext:value="&gt;[.$H20]" calcext:base-cell-address="1_17.G20"/>
          </calcext:conditional-format>
          <calcext:conditional-format calcext:target-range-address="1_17.I20:1_17.I20">
            <calcext:condition calcext:apply-style-name="Accent" calcext:value="=0" calcext:base-cell-address="1_17.I20"/>
            <calcext:condition calcext:apply-style-name="Close2max" calcext:value="formula-is(ABS([.$H20]-[.$I20])&lt;=ABS(([.$H20]-[.$F20])*0.01))" calcext:base-cell-address="1_17.I20"/>
            <calcext:condition calcext:apply-style-name="Close2guess" calcext:value="=[.$G20]" calcext:base-cell-address="1_17.I20"/>
            <calcext:condition calcext:apply-style-name="Close2min" calcext:value="formula-is(ABS([.$F20]-[.$I20])&lt;=ABS(([.$H20]-[.$F20])*0.01))" calcext:base-cell-address="1_17.I20"/>
          </calcext:conditional-format>
          <calcext:conditional-format calcext:target-range-address="1_17.G21:1_17.G21">
            <calcext:condition calcext:apply-style-name="Bad" calcext:value="&lt;[.$F21]" calcext:base-cell-address="1_17.G21"/>
            <calcext:condition calcext:apply-style-name="Bad" calcext:value="&gt;[.$H21]" calcext:base-cell-address="1_17.G21"/>
          </calcext:conditional-format>
          <calcext:conditional-format calcext:target-range-address="1_17.I21:1_17.I21">
            <calcext:condition calcext:apply-style-name="Accent" calcext:value="=0" calcext:base-cell-address="1_17.I21"/>
            <calcext:condition calcext:apply-style-name="Close2max" calcext:value="formula-is(ABS([.$H21]-[.$I21])&lt;=ABS(([.$H21]-[.$F21])*0.01))" calcext:base-cell-address="1_17.I21"/>
            <calcext:condition calcext:apply-style-name="Close2guess" calcext:value="=[.$G21]" calcext:base-cell-address="1_17.I21"/>
            <calcext:condition calcext:apply-style-name="Close2min" calcext:value="formula-is(ABS([.$F21]-[.$I21])&lt;=ABS(([.$H21]-[.$F21])*0.01))" calcext:base-cell-address="1_17.I21"/>
          </calcext:conditional-format>
          <calcext:conditional-format calcext:target-range-address="1_17.G22:1_17.G22">
            <calcext:condition calcext:apply-style-name="Bad" calcext:value="&lt;[.$F22]" calcext:base-cell-address="1_17.G22"/>
            <calcext:condition calcext:apply-style-name="Bad" calcext:value="&gt;[.$H22]" calcext:base-cell-address="1_17.G22"/>
          </calcext:conditional-format>
          <calcext:conditional-format calcext:target-range-address="1_17.I22:1_17.I22">
            <calcext:condition calcext:apply-style-name="Accent" calcext:value="=0" calcext:base-cell-address="1_17.I22"/>
            <calcext:condition calcext:apply-style-name="Close2max" calcext:value="formula-is(ABS([.$H22]-[.$I22])&lt;=ABS(([.$H22]-[.$F22])*0.01))" calcext:base-cell-address="1_17.I22"/>
            <calcext:condition calcext:apply-style-name="Close2guess" calcext:value="=[.$G22]" calcext:base-cell-address="1_17.I22"/>
            <calcext:condition calcext:apply-style-name="Close2min" calcext:value="formula-is(ABS([.$F22]-[.$I22])&lt;=ABS(([.$H22]-[.$F22])*0.01))" calcext:base-cell-address="1_17.I22"/>
          </calcext:conditional-format>
          <calcext:conditional-format calcext:target-range-address="1_17.G23:1_17.G23">
            <calcext:condition calcext:apply-style-name="Bad" calcext:value="&lt;[.$F23]" calcext:base-cell-address="1_17.G23"/>
            <calcext:condition calcext:apply-style-name="Bad" calcext:value="&gt;[.$H23]" calcext:base-cell-address="1_17.G23"/>
          </calcext:conditional-format>
          <calcext:conditional-format calcext:target-range-address="1_17.I23:1_17.I23">
            <calcext:condition calcext:apply-style-name="Accent" calcext:value="=0" calcext:base-cell-address="1_17.I23"/>
            <calcext:condition calcext:apply-style-name="Close2max" calcext:value="formula-is(ABS([.$H23]-[.$I23])&lt;=ABS(([.$H23]-[.$F23])*0.01))" calcext:base-cell-address="1_17.I23"/>
            <calcext:condition calcext:apply-style-name="Close2guess" calcext:value="=[.$G23]" calcext:base-cell-address="1_17.I23"/>
            <calcext:condition calcext:apply-style-name="Close2min" calcext:value="formula-is(ABS([.$F23]-[.$I23])&lt;=ABS(([.$H23]-[.$F23])*0.01))" calcext:base-cell-address="1_17.I23"/>
          </calcext:conditional-format>
          <calcext:conditional-format calcext:target-range-address="1_17.G24:1_17.G24">
            <calcext:condition calcext:apply-style-name="Bad" calcext:value="&lt;[.$F24]" calcext:base-cell-address="1_17.G24"/>
            <calcext:condition calcext:apply-style-name="Bad" calcext:value="&gt;[.$H24]" calcext:base-cell-address="1_17.G24"/>
          </calcext:conditional-format>
          <calcext:conditional-format calcext:target-range-address="1_17.I24:1_17.I24">
            <calcext:condition calcext:apply-style-name="Accent" calcext:value="=0" calcext:base-cell-address="1_17.I24"/>
            <calcext:condition calcext:apply-style-name="Close2max" calcext:value="formula-is(ABS([.$H24]-[.$I24])&lt;=ABS(([.$H24]-[.$F24])*0.01))" calcext:base-cell-address="1_17.I24"/>
            <calcext:condition calcext:apply-style-name="Close2guess" calcext:value="=[.$G24]" calcext:base-cell-address="1_17.I24"/>
            <calcext:condition calcext:apply-style-name="Close2min" calcext:value="formula-is(ABS([.$F24]-[.$I24])&lt;=ABS(([.$H24]-[.$F24])*0.01))" calcext:base-cell-address="1_17.I24"/>
          </calcext:conditional-format>
          <calcext:conditional-format calcext:target-range-address="1_17.G25:1_17.G25">
            <calcext:condition calcext:apply-style-name="Bad" calcext:value="&lt;[.$F25]" calcext:base-cell-address="1_17.G25"/>
            <calcext:condition calcext:apply-style-name="Bad" calcext:value="&gt;[.$H25]" calcext:base-cell-address="1_17.G25"/>
          </calcext:conditional-format>
          <calcext:conditional-format calcext:target-range-address="1_17.I25:1_17.I25">
            <calcext:condition calcext:apply-style-name="Accent" calcext:value="=0" calcext:base-cell-address="1_17.I25"/>
            <calcext:condition calcext:apply-style-name="Close2max" calcext:value="formula-is(ABS([.$H25]-[.$I25])&lt;=ABS(([.$H25]-[.$F25])*0.01))" calcext:base-cell-address="1_17.I25"/>
            <calcext:condition calcext:apply-style-name="Close2guess" calcext:value="=[.$G25]" calcext:base-cell-address="1_17.I25"/>
            <calcext:condition calcext:apply-style-name="Close2min" calcext:value="formula-is(ABS([.$F25]-[.$I25])&lt;=ABS(([.$H25]-[.$F25])*0.01))" calcext:base-cell-address="1_17.I25"/>
          </calcext:conditional-format>
          <calcext:conditional-format calcext:target-range-address="1_17.G26:1_17.G26">
            <calcext:condition calcext:apply-style-name="Bad" calcext:value="&lt;[.$F26]" calcext:base-cell-address="1_17.G26"/>
            <calcext:condition calcext:apply-style-name="Bad" calcext:value="&gt;[.$H26]" calcext:base-cell-address="1_17.G26"/>
          </calcext:conditional-format>
          <calcext:conditional-format calcext:target-range-address="1_17.I26:1_17.I26">
            <calcext:condition calcext:apply-style-name="Accent" calcext:value="=0" calcext:base-cell-address="1_17.I26"/>
            <calcext:condition calcext:apply-style-name="Close2max" calcext:value="formula-is(ABS([.$H26]-[.$I26])&lt;=ABS(([.$H26]-[.$F26])*0.01))" calcext:base-cell-address="1_17.I26"/>
            <calcext:condition calcext:apply-style-name="Close2guess" calcext:value="=[.$G26]" calcext:base-cell-address="1_17.I26"/>
            <calcext:condition calcext:apply-style-name="Close2min" calcext:value="formula-is(ABS([.$F26]-[.$I26])&lt;=ABS(([.$H26]-[.$F26])*0.01))" calcext:base-cell-address="1_17.I26"/>
          </calcext:conditional-format>
          <calcext:conditional-format calcext:target-range-address="1_17.G27:1_17.G27">
            <calcext:condition calcext:apply-style-name="Bad" calcext:value="&lt;[.$F27]" calcext:base-cell-address="1_17.G27"/>
            <calcext:condition calcext:apply-style-name="Bad" calcext:value="&gt;[.$H27]" calcext:base-cell-address="1_17.G27"/>
          </calcext:conditional-format>
          <calcext:conditional-format calcext:target-range-address="1_17.I27:1_17.I27">
            <calcext:condition calcext:apply-style-name="Accent" calcext:value="=0" calcext:base-cell-address="1_17.I27"/>
            <calcext:condition calcext:apply-style-name="Close2max" calcext:value="formula-is(ABS([.$H27]-[.$I27])&lt;=ABS(([.$H27]-[.$F27])*0.01))" calcext:base-cell-address="1_17.I27"/>
            <calcext:condition calcext:apply-style-name="Close2guess" calcext:value="=[.$G27]" calcext:base-cell-address="1_17.I27"/>
            <calcext:condition calcext:apply-style-name="Close2min" calcext:value="formula-is(ABS([.$F27]-[.$I27])&lt;=ABS(([.$H27]-[.$F27])*0.01))" calcext:base-cell-address="1_17.I27"/>
          </calcext:conditional-format>
          <calcext:conditional-format calcext:target-range-address="1_17.G28:1_17.G28">
            <calcext:condition calcext:apply-style-name="Bad" calcext:value="&lt;[.$F28]" calcext:base-cell-address="1_17.G28"/>
            <calcext:condition calcext:apply-style-name="Bad" calcext:value="&gt;[.$H28]" calcext:base-cell-address="1_17.G28"/>
          </calcext:conditional-format>
          <calcext:conditional-format calcext:target-range-address="1_17.I28:1_17.I28">
            <calcext:condition calcext:apply-style-name="Accent" calcext:value="=0" calcext:base-cell-address="1_17.I28"/>
            <calcext:condition calcext:apply-style-name="Close2max" calcext:value="formula-is(ABS([.$H28]-[.$I28])&lt;=ABS(([.$H28]-[.$F28])*0.01))" calcext:base-cell-address="1_17.I28"/>
            <calcext:condition calcext:apply-style-name="Close2guess" calcext:value="=[.$G28]" calcext:base-cell-address="1_17.I28"/>
            <calcext:condition calcext:apply-style-name="Close2min" calcext:value="formula-is(ABS([.$F28]-[.$I28])&lt;=ABS(([.$H28]-[.$F28])*0.01))" calcext:base-cell-address="1_17.I28"/>
          </calcext:conditional-format>
          <calcext:conditional-format calcext:target-range-address="1_17.G29:1_17.G29">
            <calcext:condition calcext:apply-style-name="Bad" calcext:value="&lt;[.$F29]" calcext:base-cell-address="1_17.G29"/>
            <calcext:condition calcext:apply-style-name="Bad" calcext:value="&gt;[.$H29]" calcext:base-cell-address="1_17.G29"/>
          </calcext:conditional-format>
          <calcext:conditional-format calcext:target-range-address="1_17.I29:1_17.I29">
            <calcext:condition calcext:apply-style-name="Accent" calcext:value="=0" calcext:base-cell-address="1_17.I29"/>
            <calcext:condition calcext:apply-style-name="Close2max" calcext:value="formula-is(ABS([.$H29]-[.$I29])&lt;=ABS(([.$H29]-[.$F29])*0.01))" calcext:base-cell-address="1_17.I29"/>
            <calcext:condition calcext:apply-style-name="Close2guess" calcext:value="=[.$G29]" calcext:base-cell-address="1_17.I29"/>
            <calcext:condition calcext:apply-style-name="Close2min" calcext:value="formula-is(ABS([.$F29]-[.$I29])&lt;=ABS(([.$H29]-[.$F29])*0.01))" calcext:base-cell-address="1_17.I29"/>
          </calcext:conditional-format>
          <calcext:conditional-format calcext:target-range-address="1_17.G30:1_17.G30">
            <calcext:condition calcext:apply-style-name="Bad" calcext:value="&lt;[.$F30]" calcext:base-cell-address="1_17.G30"/>
            <calcext:condition calcext:apply-style-name="Bad" calcext:value="&gt;[.$H30]" calcext:base-cell-address="1_17.G30"/>
          </calcext:conditional-format>
          <calcext:conditional-format calcext:target-range-address="1_17.I30:1_17.I30">
            <calcext:condition calcext:apply-style-name="Accent" calcext:value="=0" calcext:base-cell-address="1_17.I30"/>
            <calcext:condition calcext:apply-style-name="Close2max" calcext:value="formula-is(ABS([.$H30]-[.$I30])&lt;=ABS(([.$H30]-[.$F30])*0.01))" calcext:base-cell-address="1_17.I30"/>
            <calcext:condition calcext:apply-style-name="Close2guess" calcext:value="=[.$G30]" calcext:base-cell-address="1_17.I30"/>
            <calcext:condition calcext:apply-style-name="Close2min" calcext:value="formula-is(ABS([.$F30]-[.$I30])&lt;=ABS(([.$H30]-[.$F30])*0.01))" calcext:base-cell-address="1_17.I30"/>
          </calcext:conditional-format>
          <calcext:conditional-format calcext:target-range-address="1_17.G31:1_17.G31">
            <calcext:condition calcext:apply-style-name="Bad" calcext:value="&lt;[.$F31]" calcext:base-cell-address="1_17.G31"/>
            <calcext:condition calcext:apply-style-name="Bad" calcext:value="&gt;[.$H31]" calcext:base-cell-address="1_17.G31"/>
          </calcext:conditional-format>
          <calcext:conditional-format calcext:target-range-address="1_17.I31:1_17.I31">
            <calcext:condition calcext:apply-style-name="Accent" calcext:value="=0" calcext:base-cell-address="1_17.I31"/>
            <calcext:condition calcext:apply-style-name="Close2max" calcext:value="formula-is(ABS([.$H31]-[.$I31])&lt;=ABS(([.$H31]-[.$F31])*0.01))" calcext:base-cell-address="1_17.I31"/>
            <calcext:condition calcext:apply-style-name="Close2guess" calcext:value="=[.$G31]" calcext:base-cell-address="1_17.I31"/>
            <calcext:condition calcext:apply-style-name="Close2min" calcext:value="formula-is(ABS([.$F31]-[.$I31])&lt;=ABS(([.$H31]-[.$F31])*0.01))" calcext:base-cell-address="1_17.I31"/>
          </calcext:conditional-format>
          <calcext:conditional-format calcext:target-range-address="1_17.G32:1_17.G32">
            <calcext:condition calcext:apply-style-name="Bad" calcext:value="&lt;[.$F32]" calcext:base-cell-address="1_17.G32"/>
            <calcext:condition calcext:apply-style-name="Bad" calcext:value="&gt;[.$H32]" calcext:base-cell-address="1_17.G32"/>
          </calcext:conditional-format>
          <calcext:conditional-format calcext:target-range-address="1_17.I32:1_17.I32">
            <calcext:condition calcext:apply-style-name="Accent" calcext:value="=0" calcext:base-cell-address="1_17.I32"/>
            <calcext:condition calcext:apply-style-name="Close2max" calcext:value="formula-is(ABS([.$H32]-[.$I32])&lt;=ABS(([.$H32]-[.$F32])*0.01))" calcext:base-cell-address="1_17.I32"/>
            <calcext:condition calcext:apply-style-name="Close2guess" calcext:value="=[.$G32]" calcext:base-cell-address="1_17.I32"/>
            <calcext:condition calcext:apply-style-name="Close2min" calcext:value="formula-is(ABS([.$F32]-[.$I32])&lt;=ABS(([.$H32]-[.$F32])*0.01))" calcext:base-cell-address="1_17.I32"/>
          </calcext:conditional-format>
        </calcext:conditional-formats>
      </table:table>
      <table:table table:name="3_20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ce15"/>
        <table:table-column table:style-name="co3" table:default-cell-style-name="ce17"/>
        <table:table-column table:style-name="co4" table:default-cell-style-name="ce20"/>
        <table:table-column table:style-name="co5" table:default-cell-style-name="ce20"/>
        <table:table-column table:style-name="co6" table:default-cell-style-name="ce17"/>
        <table:table-column table:style-name="co7" table:default-cell-style-name="ce27"/>
        <table:table-column table:style-name="co8" table:default-cell-style-name="ce17"/>
        <table:table-column table:style-name="co9" table:default-cell-style-name="ce53"/>
        <table:table-column table:style-name="co10" table:default-cell-style-name="ce55"/>
        <table:table-column table:style-name="co11" table:default-cell-style-name="ce55"/>
        <table:table-column table:style-name="co12" table:default-cell-style-name="ce18"/>
        <table:table-row table:style-name="ro1">
          <table:table-cell table:style-name="ce53" office:value-type="string" calcext:value-type="string">
            <text:p>#</text:p>
          </table:table-cell>
          <table:table-cell table:style-name="ce14" office:value-type="string" calcext:value-type="string">
            <text:p>submodel</text:p>
          </table:table-cell>
          <table:table-cell table:style-name="ce14" office:value-type="string" calcext:value-type="string">
            <text:p>arg</text:p>
          </table:table-cell>
          <table:table-cell table:style-name="ce14" office:value-type="string" calcext:value-type="string">
            <text:p>use</text:p>
          </table:table-cell>
          <table:table-cell table:style-name="ce14" office:value-type="string" calcext:value-type="string">
            <text:p>vary</text:p>
          </table:table-cell>
          <table:table-cell table:style-name="ce24" office:value-type="string" calcext:value-type="string">
            <text:p>min</text:p>
          </table:table-cell>
          <table:table-cell office:value-type="string" calcext:value-type="string">
            <text:p>guess</text:p>
          </table:table-cell>
          <table:table-cell table:style-name="ce39" office:value-type="string" calcext:value-type="string">
            <text:p>max</text:p>
          </table:table-cell>
          <table:table-cell office:value-type="string" calcext:value-type="string">
            <text:p>fitted</text:p>
          </table:table-cell>
          <table:table-cell table:style-name="ce53" office:value-type="string" calcext:value-type="string">
            <text:p>error</text:p>
          </table:table-cell>
          <table:table-cell table:style-name="ce53" office:value-type="string" calcext:value-type="string">
            <text:p>id</text:p>
          </table:table-cell>
          <table:table-cell table:style-name="ce14" office:value-type="string" calcext:value-type="string">
            <text:p>com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0.988771374008234" calcext:value-type="float">
            <text:p>0.988771374008234</text:p>
          </table:table-cell>
          <table:table-cell office:value-type="float" office:value="2" calcext:value-type="float">
            <text:p>2</text:p>
          </table:table-cell>
          <table:table-cell table:style-name="ce280" office:value-type="float" office:value="1.39043409691845" calcext:value-type="float">
            <text:p>1.39043409691845</text:p>
          </table:table-cell>
          <table:table-cell table:style-name="ce54" office:value-type="float" office:value="0.019735002846108" calcext:value-type="float">
            <text:p>0.019735002846108</text:p>
          </table:table-cell>
          <table:table-cell table:style-name="ce54" office:value-type="string" calcext:value-type="string">
            <text:p>p0</text:p>
          </table:table-cell>
          <table:table-cell table:style-name="ce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table:style-name="ce250" office:value-type="float" office:value="423.751040417532" calcext:value-type="float">
            <text:p>423.751040417532</text:p>
          </table:table-cell>
          <table:table-cell office:value-type="float" office:value="435" calcext:value-type="float">
            <text:p>435</text:p>
          </table:table-cell>
          <table:table-cell table:style-name="ce281" office:value-type="float" office:value="429.800179016384" calcext:value-type="float">
            <text:p>429.800179016384</text:p>
          </table:table-cell>
          <table:table-cell table:style-name="ce54" office:value-type="float" office:value="0.0669128525911998" calcext:value-type="float">
            <text:p>0.0669128525912</text:p>
          </table:table-cell>
          <table:table-cell table:style-name="ce54" office:value-type="string" calcext:value-type="string">
            <text:p>p1</text:p>
          </table:table-cell>
          <table:table-cell table:style-name="ce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style-name="ce251" office:value-type="float" office:value="12.4965177692254" calcext:value-type="float">
            <text:p>12.4965177692254</text:p>
          </table:table-cell>
          <table:table-cell office:value-type="float" office:value="30" calcext:value-type="float">
            <text:p>30</text:p>
          </table:table-cell>
          <table:table-cell table:style-name="ce282" office:value-type="float" office:value="4.70277760214021" calcext:value-type="float">
            <text:p>4.70277760214021</text:p>
          </table:table-cell>
          <table:table-cell table:style-name="ce54" office:value-type="float" office:value="0.103430275292686" calcext:value-type="float">
            <text:p>0.103430275292686</text:p>
          </table:table-cell>
          <table:table-cell table:style-name="ce54" office:value-type="string" calcext:value-type="string">
            <text:p>p2</text:p>
          </table:table-cell>
          <table:table-cell table:style-name="ce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whmVoigt#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83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45" calcext:value-type="float">
            <text:p>0.045</text:p>
          </table:table-cell>
          <table:table-cell table:style-name="ce253" office:value-type="float" office:value="0.15108942892242" calcext:value-type="float">
            <text:p>0.15108942892242</text:p>
          </table:table-cell>
          <table:table-cell table:style-name="ce18" office:value-type="float" office:value="0.2" calcext:value-type="float">
            <text:p>0.2</text:p>
          </table:table-cell>
          <table:table-cell table:style-name="ce284" office:value-type="float" office:value="0.109016196327117" calcext:value-type="float">
            <text:p>0.109016196327117</text:p>
          </table:table-cell>
          <table:table-cell office:value-type="float" office:value="0.0213779425229848" calcext:value-type="float">
            <text:p>0.021377942522985</text:p>
          </table:table-cell>
          <table:table-cell office:value-type="string" calcext:value-type="string">
            <text:p>p3</text:p>
          </table:table-cell>
          <table:table-cell/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30" calcext:value-type="float">
            <text:p>430</text:p>
          </table:table-cell>
          <table:table-cell table:style-name="ce254" office:value-type="float" office:value="454.387336249225" calcext:value-type="float">
            <text:p>454.387336249225</text:p>
          </table:table-cell>
          <table:table-cell table:style-name="ce18" office:value-type="float" office:value="458" calcext:value-type="float">
            <text:p>458</text:p>
          </table:table-cell>
          <table:table-cell table:style-name="ce285" office:value-type="float" office:value="454.187831513684" calcext:value-type="float">
            <text:p>454.187831513684</text:p>
          </table:table-cell>
          <table:table-cell office:value-type="float" office:value="0.789570274092814" calcext:value-type="float">
            <text:p>0.789570274092814</text:p>
          </table:table-cell>
          <table:table-cell office:value-type="string" calcext:value-type="string">
            <text:p>p4</text:p>
          </table:table-cell>
          <table:table-cell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" calcext:value-type="float">
            <text:p>4</text:p>
          </table:table-cell>
          <table:table-cell table:style-name="ce255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286" office:value-type="float" office:value="4.00000003889038" calcext:value-type="float">
            <text:p>4.00000003889038</text:p>
          </table:table-cell>
          <table:table-cell office:value-type="float" office:value="1.24777183216375" calcext:value-type="float">
            <text:p>1.24777183216375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16" office:value-type="string" calcext:value-type="string">
            <text:p>fwhmVoigt#1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8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18" calcext:value-type="float">
            <text:p>0.18</text:p>
          </table:table-cell>
          <table:table-cell table:style-name="ce257" office:value-type="float" office:value="0.2" calcext:value-type="float">
            <text:p>0.2</text:p>
          </table:table-cell>
          <table:table-cell office:value-type="float" office:value="0.42" calcext:value-type="float">
            <text:p>0.42</text:p>
          </table:table-cell>
          <table:table-cell table:style-name="ce288" office:value-type="float" office:value="0.180000000176981" calcext:value-type="float">
            <text:p>0.180000000176981</text:p>
          </table:table-cell>
          <table:table-cell table:style-name="ce56" office:value-type="float" office:value="0.0466101703957424" calcext:value-type="float">
            <text:p>0.046610170395742</text:p>
          </table:table-cell>
          <table:table-cell table:style-name="ce56" office:value-type="string" calcext:value-type="string">
            <text:p>p6</text:p>
          </table:table-cell>
          <table:table-cell table:style-name="ce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70" calcext:value-type="float">
            <text:p>470</text:p>
          </table:table-cell>
          <table:table-cell table:style-name="ce258"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table:style-name="ce289" office:value-type="float" office:value="485.119240484986" calcext:value-type="float">
            <text:p>485.119240484986</text:p>
          </table:table-cell>
          <table:table-cell table:style-name="ce56" office:value-type="float" office:value="0.821845747928543" calcext:value-type="float">
            <text:p>0.821845747928543</text:p>
          </table:table-cell>
          <table:table-cell table:style-name="ce56" office:value-type="string" calcext:value-type="string">
            <text:p>p7</text:p>
          </table:table-cell>
          <table:table-cell table:style-name="ce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18" calcext:value-type="float">
            <text:p>0.18</text:p>
          </table:table-cell>
          <table:table-cell table:style-name="ce259" office:value-type="float" office:value="0.2" calcext:value-type="float">
            <text:p>0.2</text:p>
          </table:table-cell>
          <table:table-cell office:value-type="float" office:value="30" calcext:value-type="float">
            <text:p>30</text:p>
          </table:table-cell>
          <table:table-cell table:style-name="ce290" office:value-type="float" office:value="8.20641981061455" calcext:value-type="float">
            <text:p>8.20641981061455</text:p>
          </table:table-cell>
          <table:table-cell table:style-name="ce56" office:value-type="float" office:value="2.21032839223869" calcext:value-type="float">
            <text:p>2.21032839223869</text:p>
          </table:table-cell>
          <table:table-cell table:style-name="ce56" office:value-type="string" calcext:value-type="string">
            <text:p>p8</text:p>
          </table:table-cell>
          <table:table-cell table:style-name="ce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whmVoigt#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6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table:style-name="ce261"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table:style-name="ce292" office:value-type="float" office:value="0.0686070038070078" calcext:value-type="float">
            <text:p>0.068607003807008</text:p>
          </table:table-cell>
          <table:table-cell table:style-name="ce56" office:value-type="float" office:value="0.0173930420083999" calcext:value-type="float">
            <text:p>0.0173930420084</text:p>
          </table:table-cell>
          <table:table-cell table:style-name="ce56" office:value-type="string" calcext:value-type="string">
            <text:p>p9</text:p>
          </table:table-cell>
          <table:table-cell table:style-name="ce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475" calcext:value-type="float">
            <text:p>475</text:p>
          </table:table-cell>
          <table:table-cell table:style-name="ce262" office:value-type="float" office:value="529" calcext:value-type="float">
            <text:p>529</text:p>
          </table:table-cell>
          <table:table-cell office:value-type="float" office:value="550" calcext:value-type="float">
            <text:p>550</text:p>
          </table:table-cell>
          <table:table-cell table:style-name="ce293" office:value-type="float" office:value="531.60177623752" calcext:value-type="float">
            <text:p>531.60177623752</text:p>
          </table:table-cell>
          <table:table-cell table:style-name="ce56" office:value-type="float" office:value="1.5425560297187" calcext:value-type="float">
            <text:p>1.5425560297187</text:p>
          </table:table-cell>
          <table:table-cell table:style-name="ce56" office:value-type="string" calcext:value-type="string">
            <text:p>p10</text:p>
          </table:table-cell>
          <table:table-cell table:style-name="ce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style-name="ce26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294" office:value-type="float" office:value="6.00000000416362" calcext:value-type="float">
            <text:p>6.00000000416362</text:p>
          </table:table-cell>
          <table:table-cell table:style-name="ce56" office:value-type="float" office:value="2.48796758455708" calcext:value-type="float">
            <text:p>2.48796758455708</text:p>
          </table:table-cell>
          <table:table-cell table:style-name="ce56" office:value-type="string" calcext:value-type="string">
            <text:p>p11</text:p>
          </table:table-cell>
          <table:table-cell table:style-name="ce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whmVoigt#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6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" calcext:value-type="float">
            <text:p>1</text:p>
          </table:table-cell>
          <table:table-cell table:style-name="ce56" office:value-type="float" office:value="0" calcext:value-type="float">
            <text:p>0</text:p>
          </table:table-cell>
          <table:table-cell table:style-name="ce56" office:value-type="string" calcext:value-type="string">
            <text:p>-</text:p>
          </table:table-cell>
          <table:table-cell table:style-name="ce19"/>
        </table:table-row>
        <table:table-row table:style-name="ro1">
          <table:table-cell table:style-name="ce55" office:value-type="float" office:value="16" calcext:value-type="float">
            <text:p>16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265" office:value-type="float" office:value="0.3" calcext:value-type="float">
            <text:p>0.3</text:p>
          </table:table-cell>
          <table:table-cell table:style-name="ce18" office:value-type="float" office:value="0.4" calcext:value-type="float">
            <text:p>0.4</text:p>
          </table:table-cell>
          <table:table-cell table:style-name="ce296" office:value-type="float" office:value="0.274504012371134" calcext:value-type="float">
            <text:p>0.274504012371134</text:p>
          </table:table-cell>
          <table:table-cell office:value-type="float" office:value="0.0160667237266884" calcext:value-type="float">
            <text:p>0.016066723726688</text:p>
          </table:table-cell>
          <table:table-cell office:value-type="string" calcext:value-type="string">
            <text:p>p12</text:p>
          </table:table-cell>
          <table:table-cell/>
        </table:table-row>
        <table:table-row table:style-name="ro1">
          <table:table-cell table:style-name="ce55" office:value-type="float" office:value="17" calcext:value-type="float">
            <text:p>17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475" calcext:value-type="float">
            <text:p>475</text:p>
          </table:table-cell>
          <table:table-cell table:style-name="ce266" office:value-type="float" office:value="554" calcext:value-type="float">
            <text:p>554</text:p>
          </table:table-cell>
          <table:table-cell table:style-name="ce18" office:value-type="float" office:value="600" calcext:value-type="float">
            <text:p>600</text:p>
          </table:table-cell>
          <table:table-cell table:style-name="ce297" office:value-type="float" office:value="559.65229618481" calcext:value-type="float">
            <text:p>559.65229618481</text:p>
          </table:table-cell>
          <table:table-cell office:value-type="float" office:value="0.417251288444225" calcext:value-type="float">
            <text:p>0.417251288444225</text:p>
          </table:table-cell>
          <table:table-cell office:value-type="string" calcext:value-type="string">
            <text:p>p13</text:p>
          </table:table-cell>
          <table:table-cell/>
        </table:table-row>
        <table:table-row table:style-name="ro1">
          <table:table-cell table:style-name="ce55" office:value-type="float" office:value="18" calcext:value-type="float">
            <text:p>18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267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298" office:value-type="float" office:value="7.02652860926542" calcext:value-type="float">
            <text:p>7.02652860926542</text:p>
          </table:table-cell>
          <table:table-cell office:value-type="float" office:value="0.667664310298861" calcext:value-type="float">
            <text:p>0.667664310298861</text:p>
          </table:table-cell>
          <table:table-cell office:value-type="string" calcext:value-type="string">
            <text:p>p14</text:p>
          </table:table-cell>
          <table:table-cell/>
        </table:table-row>
        <table:table-row table:style-name="ro1">
          <table:table-cell table:style-name="ce55" office:value-type="float" office:value="19" calcext:value-type="float">
            <text:p>19</text:p>
          </table:table-cell>
          <table:table-cell table:style-name="ce16" office:value-type="string" calcext:value-type="string">
            <text:p>fwhmVoigt#3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9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amp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01" calcext:value-type="float">
            <text:p>0.01</text:p>
          </table:table-cell>
          <table:table-cell table:style-name="ce269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style-name="ce300" office:value-type="float" office:value="0.165936005714197" calcext:value-type="float">
            <text:p>0.165936005714197</text:p>
          </table:table-cell>
          <table:table-cell table:style-name="ce54" office:value-type="float" office:value="0.0171948055302883" calcext:value-type="float">
            <text:p>0.017194805530288</text:p>
          </table:table-cell>
          <table:table-cell table:style-name="ce54" office:value-type="string" calcext:value-type="string">
            <text:p>p15</text:p>
          </table:table-cell>
          <table:table-cell table:style-name="ce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600" calcext:value-type="float">
            <text:p>600</text:p>
          </table:table-cell>
          <table:table-cell table:style-name="ce270" office:value-type="float" office:value="617" calcext:value-type="float">
            <text:p>617</text:p>
          </table:table-cell>
          <table:table-cell office:value-type="float" office:value="700" calcext:value-type="float">
            <text:p>700</text:p>
          </table:table-cell>
          <table:table-cell table:style-name="ce301" office:value-type="float" office:value="617.531398047047" calcext:value-type="float">
            <text:p>617.531398047047</text:p>
          </table:table-cell>
          <table:table-cell table:style-name="ce54" office:value-type="float" office:value="0.620877769495564" calcext:value-type="float">
            <text:p>0.620877769495564</text:p>
          </table:table-cell>
          <table:table-cell table:style-name="ce54" office:value-type="string" calcext:value-type="string">
            <text:p>p16</text:p>
          </table:table-cell>
          <table:table-cell table:style-name="ce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271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302" office:value-type="float" office:value="6.00443465487321" calcext:value-type="float">
            <text:p>6.00443465487321</text:p>
          </table:table-cell>
          <table:table-cell table:style-name="ce54" office:value-type="float" office:value="0.945406091603592" calcext:value-type="float">
            <text:p>0.945406091603592</text:p>
          </table:table-cell>
          <table:table-cell table:style-name="ce54" office:value-type="string" calcext:value-type="string">
            <text:p>p17</text:p>
          </table:table-cell>
          <table:table-cell table:style-name="ce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whmVoigt#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03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string" calcext:value-type="string">
            <text:p>-</text:p>
          </table:table-cell>
          <table:table-cell table:style-name="ce17"/>
        </table:table-row>
        <table:table-row table:style-name="ro1">
          <table:table-cell table:style-name="ce55" office:value-type="float" office:value="24" calcext:value-type="float">
            <text:p>24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amp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0.01" calcext:value-type="float">
            <text:p>0.01</text:p>
          </table:table-cell>
          <table:table-cell table:style-name="ce273" office:value-type="float" office:value="0.3" calcext:value-type="float">
            <text:p>0.3</text:p>
          </table:table-cell>
          <table:table-cell table:style-name="ce18" office:value-type="float" office:value="1" calcext:value-type="float">
            <text:p>1</text:p>
          </table:table-cell>
          <table:table-cell table:style-name="ce304" office:value-type="float" office:value="0.292729805456989" calcext:value-type="float">
            <text:p>0.292729805456989</text:p>
          </table:table-cell>
          <table:table-cell office:value-type="float" office:value="0.0141814926564067" calcext:value-type="float">
            <text:p>0.014181492656407</text:p>
          </table:table-cell>
          <table:table-cell office:value-type="string" calcext:value-type="string">
            <text:p>p18</text:p>
          </table:table-cell>
          <table:table-cell/>
        </table:table-row>
        <table:table-row table:style-name="ro1">
          <table:table-cell table:style-name="ce55" office:value-type="float" office:value="25" calcext:value-type="float">
            <text:p>25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c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650" calcext:value-type="float">
            <text:p>650</text:p>
          </table:table-cell>
          <table:table-cell table:style-name="ce274" office:value-type="float" office:value="660" calcext:value-type="float">
            <text:p>660</text:p>
          </table:table-cell>
          <table:table-cell table:style-name="ce18" office:value-type="float" office:value="700" calcext:value-type="float">
            <text:p>700</text:p>
          </table:table-cell>
          <table:table-cell table:style-name="ce305" office:value-type="float" office:value="665.685984753873" calcext:value-type="float">
            <text:p>665.685984753873</text:p>
          </table:table-cell>
          <table:table-cell office:value-type="float" office:value="0.427929678161759" calcext:value-type="float">
            <text:p>0.427929678161759</text:p>
          </table:table-cell>
          <table:table-cell office:value-type="string" calcext:value-type="string">
            <text:p>p19</text:p>
          </table:table-cell>
          <table:table-cell/>
        </table:table-row>
        <table:table-row table:style-name="ro1">
          <table:table-cell table:style-name="ce55" office:value-type="float" office:value="26" calcext:value-type="float">
            <text:p>26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w</text:p>
          </table:table-cell>
          <table:table-cell table:number-columns-repeated="2" table:style-name="ce21" office:value-type="string" calcext:value-type="string">
            <text:p>y</text:p>
          </table:table-cell>
          <table:table-cell table:style-name="ce18" office:value-type="float" office:value="5" calcext:value-type="float">
            <text:p>5</text:p>
          </table:table-cell>
          <table:table-cell table:style-name="ce275" office:value-type="float" office:value="10" calcext:value-type="float">
            <text:p>10</text:p>
          </table:table-cell>
          <table:table-cell table:style-name="ce18" office:value-type="float" office:value="15" calcext:value-type="float">
            <text:p>15</text:p>
          </table:table-cell>
          <table:table-cell table:style-name="ce306" office:value-type="float" office:value="8.92677617840355" calcext:value-type="float">
            <text:p>8.92677617840355</text:p>
          </table:table-cell>
          <table:table-cell office:value-type="float" office:value="0.669958291129192" calcext:value-type="float">
            <text:p>0.669958291129192</text:p>
          </table:table-cell>
          <table:table-cell office:value-type="string" calcext:value-type="string">
            <text:p>p20</text:p>
          </table:table-cell>
          <table:table-cell/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16" office:value-type="string" calcext:value-type="string">
            <text:p>fwhmVoigt#5</text:p>
          </table:table-cell>
          <table:table-cell table:style-name="ce18" office:value-type="string" calcext:value-type="string">
            <text:p>m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n</text:p>
          </table:table-cell>
          <table:table-cell table:style-name="ce18" office:value-type="float" office:value="0" calcext:value-type="float">
            <text:p>0</text:p>
          </table:table-cell>
          <table:table-cell table:style-name="ce27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kg1</text:p>
          </table:table-cell>
          <table:table-cell table:style-name="ce19" office:value-type="string" calcext:value-type="string">
            <text:p>d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-0.0000000002" calcext:value-type="float">
            <text:p>-2E-10</text:p>
          </table:table-cell>
          <table:table-cell table:style-name="ce277" office:value-type="float" office:value="0" calcext:value-type="float">
            <text:p>0</text:p>
          </table:table-cell>
          <table:table-cell office:value-type="float" office:value="0.000002" calcext:value-type="float">
            <text:p>2E-06</text:p>
          </table:table-cell>
          <table:table-cell table:style-name="ce308" office:value-type="float" office:value="0.00000086948118447379" calcext:value-type="float">
            <text:p>8.6948118447379E-07</text:p>
          </table:table-cell>
          <table:table-cell table:style-name="ce56" office:value-type="float" office:value="0.0000356364110582001" calcext:value-type="float">
            <text:p>3.56364110582001E-05</text:p>
          </table:table-cell>
          <table:table-cell table:style-name="ce56"/>
          <table:table-cell table:style-name="ce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kg1</text:p>
          </table:table-cell>
          <table:table-cell table:style-name="ce19" office:value-type="string" calcext:value-type="string">
            <text:p>d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-0.005" calcext:value-type="float">
            <text:p>-0.005</text:p>
          </table:table-cell>
          <table:table-cell table:style-name="ce278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309" office:value-type="float" office:value="-0.00499999994938433" calcext:value-type="float">
            <text:p>-0.004999999949384</text:p>
          </table:table-cell>
          <table:table-cell table:style-name="ce56" office:value-type="float" office:value="0.27420519574537" calcext:value-type="float">
            <text:p>0.27420519574537</text:p>
          </table:table-cell>
          <table:table-cell table:style-name="ce56"/>
          <table:table-cell table:style-name="ce19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19" office:value-type="string" calcext:value-type="string">
            <text:p>bkg2</text:p>
          </table:table-cell>
          <table:table-cell table:style-name="ce19" office:value-type="string" calcext:value-type="string">
            <text:p>d0</text:p>
          </table:table-cell>
          <table:table-cell table:number-columns-repeated="2" table:style-name="ce19" office:value-type="string" calcext:value-type="string">
            <text:p>y</text:p>
          </table:table-cell>
          <table:table-cell table:style-name="ce19" office:value-type="float" office:value="0" calcext:value-type="float">
            <text:p>0</text:p>
          </table:table-cell>
          <table:table-cell table:style-name="ce279" office:value-type="float" office:value="0.2" calcext:value-type="float">
            <text:p>0.2</text:p>
          </table:table-cell>
          <table:table-cell table:style-name="ce19" office:value-type="float" office:value="1" calcext:value-type="float">
            <text:p>1</text:p>
          </table:table-cell>
          <table:table-cell table:style-name="ce310" office:value-type="float" office:value="0.222434396191778" calcext:value-type="float">
            <text:p>0.222434396191778</text:p>
          </table:table-cell>
          <table:table-cell table:style-name="ce56" office:value-type="float" office:value="0.00353122240471227" calcext:value-type="float">
            <text:p>0.003531222404712</text:p>
          </table:table-cell>
          <table:table-cell table:style-name="ce56" office:value-type="string" calcext:value-type="string">
            <text:p>p21</text:p>
          </table:table-cell>
          <table:table-cell table:style-name="ce19"/>
        </table:table-row>
        <calcext:conditional-formats>
          <calcext:conditional-format calcext:target-range-address="3_20.G2:3_20.G2">
            <calcext:condition calcext:apply-style-name="Bad" calcext:value="&lt;[.$F2]" calcext:base-cell-address="3_20.G2"/>
            <calcext:condition calcext:apply-style-name="Bad" calcext:value="&gt;[.$H2]" calcext:base-cell-address="3_20.G2"/>
          </calcext:conditional-format>
          <calcext:conditional-format calcext:target-range-address="3_20.I2:3_20.I2">
            <calcext:condition calcext:apply-style-name="Accent" calcext:value="=0" calcext:base-cell-address="3_20.I2"/>
            <calcext:condition calcext:apply-style-name="Close2max" calcext:value="formula-is(ABS([.$H2]-[.$I2])&lt;=ABS(([.$H2]-[.$F2])*0.01))" calcext:base-cell-address="3_20.I2"/>
            <calcext:condition calcext:apply-style-name="Close2guess" calcext:value="=[.$G2]" calcext:base-cell-address="3_20.I2"/>
            <calcext:condition calcext:apply-style-name="Close2min" calcext:value="formula-is(ABS([.$F2]-[.$I2])&lt;=ABS(([.$H2]-[.$F2])*0.01))" calcext:base-cell-address="3_20.I2"/>
          </calcext:conditional-format>
          <calcext:conditional-format calcext:target-range-address="3_20.G3:3_20.G3">
            <calcext:condition calcext:apply-style-name="Bad" calcext:value="&lt;[.$F3]" calcext:base-cell-address="3_20.G3"/>
            <calcext:condition calcext:apply-style-name="Bad" calcext:value="&gt;[.$H3]" calcext:base-cell-address="3_20.G3"/>
          </calcext:conditional-format>
          <calcext:conditional-format calcext:target-range-address="3_20.I3:3_20.I3">
            <calcext:condition calcext:apply-style-name="Accent" calcext:value="=0" calcext:base-cell-address="3_20.I3"/>
            <calcext:condition calcext:apply-style-name="Close2max" calcext:value="formula-is(ABS([.$H3]-[.$I3])&lt;=ABS(([.$H3]-[.$F3])*0.01))" calcext:base-cell-address="3_20.I3"/>
            <calcext:condition calcext:apply-style-name="Close2guess" calcext:value="=[.$G3]" calcext:base-cell-address="3_20.I3"/>
            <calcext:condition calcext:apply-style-name="Close2min" calcext:value="formula-is(ABS([.$F3]-[.$I3])&lt;=ABS(([.$H3]-[.$F3])*0.01))" calcext:base-cell-address="3_20.I3"/>
          </calcext:conditional-format>
          <calcext:conditional-format calcext:target-range-address="3_20.G4:3_20.G4">
            <calcext:condition calcext:apply-style-name="Bad" calcext:value="&lt;[.$F4]" calcext:base-cell-address="3_20.G4"/>
            <calcext:condition calcext:apply-style-name="Bad" calcext:value="&gt;[.$H4]" calcext:base-cell-address="3_20.G4"/>
          </calcext:conditional-format>
          <calcext:conditional-format calcext:target-range-address="3_20.I4:3_20.I4">
            <calcext:condition calcext:apply-style-name="Accent" calcext:value="=0" calcext:base-cell-address="3_20.I4"/>
            <calcext:condition calcext:apply-style-name="Close2max" calcext:value="formula-is(ABS([.$H4]-[.$I4])&lt;=ABS(([.$H4]-[.$F4])*0.01))" calcext:base-cell-address="3_20.I4"/>
            <calcext:condition calcext:apply-style-name="Close2guess" calcext:value="=[.$G4]" calcext:base-cell-address="3_20.I4"/>
            <calcext:condition calcext:apply-style-name="Close2min" calcext:value="formula-is(ABS([.$F4]-[.$I4])&lt;=ABS(([.$H4]-[.$F4])*0.01))" calcext:base-cell-address="3_20.I4"/>
          </calcext:conditional-format>
          <calcext:conditional-format calcext:target-range-address="3_20.G5:3_20.G5">
            <calcext:condition calcext:apply-style-name="Bad" calcext:value="&lt;[.$F5]" calcext:base-cell-address="3_20.G5"/>
            <calcext:condition calcext:apply-style-name="Bad" calcext:value="&gt;[.$H5]" calcext:base-cell-address="3_20.G5"/>
          </calcext:conditional-format>
          <calcext:conditional-format calcext:target-range-address="3_20.I5:3_20.I5">
            <calcext:condition calcext:apply-style-name="Accent" calcext:value="=0" calcext:base-cell-address="3_20.I5"/>
            <calcext:condition calcext:apply-style-name="Close2max" calcext:value="formula-is(ABS([.$H5]-[.$I5])&lt;=ABS(([.$H5]-[.$F5])*0.01))" calcext:base-cell-address="3_20.I5"/>
            <calcext:condition calcext:apply-style-name="Close2guess" calcext:value="=[.$G5]" calcext:base-cell-address="3_20.I5"/>
            <calcext:condition calcext:apply-style-name="Close2min" calcext:value="formula-is(ABS([.$F5]-[.$I5])&lt;=ABS(([.$H5]-[.$F5])*0.01))" calcext:base-cell-address="3_20.I5"/>
          </calcext:conditional-format>
          <calcext:conditional-format calcext:target-range-address="3_20.G6:3_20.G6">
            <calcext:condition calcext:apply-style-name="Bad" calcext:value="&lt;[.$F6]" calcext:base-cell-address="3_20.G6"/>
            <calcext:condition calcext:apply-style-name="Bad" calcext:value="&gt;[.$H6]" calcext:base-cell-address="3_20.G6"/>
          </calcext:conditional-format>
          <calcext:conditional-format calcext:target-range-address="3_20.I6:3_20.I6">
            <calcext:condition calcext:apply-style-name="Accent" calcext:value="=0" calcext:base-cell-address="3_20.I6"/>
            <calcext:condition calcext:apply-style-name="Close2max" calcext:value="formula-is(ABS([.$H6]-[.$I6])&lt;=ABS(([.$H6]-[.$F6])*0.01))" calcext:base-cell-address="3_20.I6"/>
            <calcext:condition calcext:apply-style-name="Close2guess" calcext:value="=[.$G6]" calcext:base-cell-address="3_20.I6"/>
            <calcext:condition calcext:apply-style-name="Close2min" calcext:value="formula-is(ABS([.$F6]-[.$I6])&lt;=ABS(([.$H6]-[.$F6])*0.01))" calcext:base-cell-address="3_20.I6"/>
          </calcext:conditional-format>
          <calcext:conditional-format calcext:target-range-address="3_20.G7:3_20.G7">
            <calcext:condition calcext:apply-style-name="Bad" calcext:value="&lt;[.$F7]" calcext:base-cell-address="3_20.G7"/>
            <calcext:condition calcext:apply-style-name="Bad" calcext:value="&gt;[.$H7]" calcext:base-cell-address="3_20.G7"/>
          </calcext:conditional-format>
          <calcext:conditional-format calcext:target-range-address="3_20.I7:3_20.I7">
            <calcext:condition calcext:apply-style-name="Accent" calcext:value="=0" calcext:base-cell-address="3_20.I7"/>
            <calcext:condition calcext:apply-style-name="Close2max" calcext:value="formula-is(ABS([.$H7]-[.$I7])&lt;=ABS(([.$H7]-[.$F7])*0.01))" calcext:base-cell-address="3_20.I7"/>
            <calcext:condition calcext:apply-style-name="Close2guess" calcext:value="=[.$G7]" calcext:base-cell-address="3_20.I7"/>
            <calcext:condition calcext:apply-style-name="Close2min" calcext:value="formula-is(ABS([.$F7]-[.$I7])&lt;=ABS(([.$H7]-[.$F7])*0.01))" calcext:base-cell-address="3_20.I7"/>
          </calcext:conditional-format>
          <calcext:conditional-format calcext:target-range-address="3_20.G8:3_20.G8">
            <calcext:condition calcext:apply-style-name="Bad" calcext:value="&lt;[.$F8]" calcext:base-cell-address="3_20.G8"/>
            <calcext:condition calcext:apply-style-name="Bad" calcext:value="&gt;[.$H8]" calcext:base-cell-address="3_20.G8"/>
          </calcext:conditional-format>
          <calcext:conditional-format calcext:target-range-address="3_20.I8:3_20.I8">
            <calcext:condition calcext:apply-style-name="Accent" calcext:value="=0" calcext:base-cell-address="3_20.I8"/>
            <calcext:condition calcext:apply-style-name="Close2max" calcext:value="formula-is(ABS([.$H8]-[.$I8])&lt;=ABS(([.$H8]-[.$F8])*0.01))" calcext:base-cell-address="3_20.I8"/>
            <calcext:condition calcext:apply-style-name="Close2guess" calcext:value="=[.$G8]" calcext:base-cell-address="3_20.I8"/>
            <calcext:condition calcext:apply-style-name="Close2min" calcext:value="formula-is(ABS([.$F8]-[.$I8])&lt;=ABS(([.$H8]-[.$F8])*0.01))" calcext:base-cell-address="3_20.I8"/>
          </calcext:conditional-format>
          <calcext:conditional-format calcext:target-range-address="3_20.G9:3_20.G9">
            <calcext:condition calcext:apply-style-name="Bad" calcext:value="&lt;[.$F9]" calcext:base-cell-address="3_20.G9"/>
            <calcext:condition calcext:apply-style-name="Bad" calcext:value="&gt;[.$H9]" calcext:base-cell-address="3_20.G9"/>
          </calcext:conditional-format>
          <calcext:conditional-format calcext:target-range-address="3_20.I9:3_20.I9">
            <calcext:condition calcext:apply-style-name="Accent" calcext:value="=0" calcext:base-cell-address="3_20.I9"/>
            <calcext:condition calcext:apply-style-name="Close2max" calcext:value="formula-is(ABS([.$H9]-[.$I9])&lt;=ABS(([.$H9]-[.$F9])*0.01))" calcext:base-cell-address="3_20.I9"/>
            <calcext:condition calcext:apply-style-name="Close2guess" calcext:value="=[.$G9]" calcext:base-cell-address="3_20.I9"/>
            <calcext:condition calcext:apply-style-name="Close2min" calcext:value="formula-is(ABS([.$F9]-[.$I9])&lt;=ABS(([.$H9]-[.$F9])*0.01))" calcext:base-cell-address="3_20.I9"/>
          </calcext:conditional-format>
          <calcext:conditional-format calcext:target-range-address="3_20.G10:3_20.G10">
            <calcext:condition calcext:apply-style-name="Bad" calcext:value="&lt;[.$F10]" calcext:base-cell-address="3_20.G10"/>
            <calcext:condition calcext:apply-style-name="Bad" calcext:value="&gt;[.$H10]" calcext:base-cell-address="3_20.G10"/>
          </calcext:conditional-format>
          <calcext:conditional-format calcext:target-range-address="3_20.I10:3_20.I10">
            <calcext:condition calcext:apply-style-name="Accent" calcext:value="=0" calcext:base-cell-address="3_20.I10"/>
            <calcext:condition calcext:apply-style-name="Close2max" calcext:value="formula-is(ABS([.$H10]-[.$I10])&lt;=ABS(([.$H10]-[.$F10])*0.01))" calcext:base-cell-address="3_20.I10"/>
            <calcext:condition calcext:apply-style-name="Close2guess" calcext:value="=[.$G10]" calcext:base-cell-address="3_20.I10"/>
            <calcext:condition calcext:apply-style-name="Close2min" calcext:value="formula-is(ABS([.$F10]-[.$I10])&lt;=ABS(([.$H10]-[.$F10])*0.01))" calcext:base-cell-address="3_20.I10"/>
          </calcext:conditional-format>
          <calcext:conditional-format calcext:target-range-address="3_20.G11:3_20.G11">
            <calcext:condition calcext:apply-style-name="Bad" calcext:value="&lt;[.$F11]" calcext:base-cell-address="3_20.G11"/>
            <calcext:condition calcext:apply-style-name="Bad" calcext:value="&gt;[.$H11]" calcext:base-cell-address="3_20.G11"/>
          </calcext:conditional-format>
          <calcext:conditional-format calcext:target-range-address="3_20.I11:3_20.I11">
            <calcext:condition calcext:apply-style-name="Accent" calcext:value="=0" calcext:base-cell-address="3_20.I11"/>
            <calcext:condition calcext:apply-style-name="Close2max" calcext:value="formula-is(ABS([.$H11]-[.$I11])&lt;=ABS(([.$H11]-[.$F11])*0.01))" calcext:base-cell-address="3_20.I11"/>
            <calcext:condition calcext:apply-style-name="Close2guess" calcext:value="=[.$G11]" calcext:base-cell-address="3_20.I11"/>
            <calcext:condition calcext:apply-style-name="Close2min" calcext:value="formula-is(ABS([.$F11]-[.$I11])&lt;=ABS(([.$H11]-[.$F11])*0.01))" calcext:base-cell-address="3_20.I11"/>
          </calcext:conditional-format>
          <calcext:conditional-format calcext:target-range-address="3_20.G12:3_20.G12">
            <calcext:condition calcext:apply-style-name="Bad" calcext:value="&lt;[.$F12]" calcext:base-cell-address="3_20.G12"/>
            <calcext:condition calcext:apply-style-name="Bad" calcext:value="&gt;[.$H12]" calcext:base-cell-address="3_20.G12"/>
          </calcext:conditional-format>
          <calcext:conditional-format calcext:target-range-address="3_20.I12:3_20.I12">
            <calcext:condition calcext:apply-style-name="Accent" calcext:value="=0" calcext:base-cell-address="3_20.I12"/>
            <calcext:condition calcext:apply-style-name="Close2max" calcext:value="formula-is(ABS([.$H12]-[.$I12])&lt;=ABS(([.$H12]-[.$F12])*0.01))" calcext:base-cell-address="3_20.I12"/>
            <calcext:condition calcext:apply-style-name="Close2guess" calcext:value="=[.$G12]" calcext:base-cell-address="3_20.I12"/>
            <calcext:condition calcext:apply-style-name="Close2min" calcext:value="formula-is(ABS([.$F12]-[.$I12])&lt;=ABS(([.$H12]-[.$F12])*0.01))" calcext:base-cell-address="3_20.I12"/>
          </calcext:conditional-format>
          <calcext:conditional-format calcext:target-range-address="3_20.G13:3_20.G13">
            <calcext:condition calcext:apply-style-name="Bad" calcext:value="&lt;[.$F13]" calcext:base-cell-address="3_20.G13"/>
            <calcext:condition calcext:apply-style-name="Bad" calcext:value="&gt;[.$H13]" calcext:base-cell-address="3_20.G13"/>
          </calcext:conditional-format>
          <calcext:conditional-format calcext:target-range-address="3_20.I13:3_20.I13">
            <calcext:condition calcext:apply-style-name="Accent" calcext:value="=0" calcext:base-cell-address="3_20.I13"/>
            <calcext:condition calcext:apply-style-name="Close2max" calcext:value="formula-is(ABS([.$H13]-[.$I13])&lt;=ABS(([.$H13]-[.$F13])*0.01))" calcext:base-cell-address="3_20.I13"/>
            <calcext:condition calcext:apply-style-name="Close2guess" calcext:value="=[.$G13]" calcext:base-cell-address="3_20.I13"/>
            <calcext:condition calcext:apply-style-name="Close2min" calcext:value="formula-is(ABS([.$F13]-[.$I13])&lt;=ABS(([.$H13]-[.$F13])*0.01))" calcext:base-cell-address="3_20.I13"/>
          </calcext:conditional-format>
          <calcext:conditional-format calcext:target-range-address="3_20.G14:3_20.G14">
            <calcext:condition calcext:apply-style-name="Bad" calcext:value="&lt;[.$F14]" calcext:base-cell-address="3_20.G14"/>
            <calcext:condition calcext:apply-style-name="Bad" calcext:value="&gt;[.$H14]" calcext:base-cell-address="3_20.G14"/>
          </calcext:conditional-format>
          <calcext:conditional-format calcext:target-range-address="3_20.I14:3_20.I14">
            <calcext:condition calcext:apply-style-name="Accent" calcext:value="=0" calcext:base-cell-address="3_20.I14"/>
            <calcext:condition calcext:apply-style-name="Close2max" calcext:value="formula-is(ABS([.$H14]-[.$I14])&lt;=ABS(([.$H14]-[.$F14])*0.01))" calcext:base-cell-address="3_20.I14"/>
            <calcext:condition calcext:apply-style-name="Close2guess" calcext:value="=[.$G14]" calcext:base-cell-address="3_20.I14"/>
            <calcext:condition calcext:apply-style-name="Close2min" calcext:value="formula-is(ABS([.$F14]-[.$I14])&lt;=ABS(([.$H14]-[.$F14])*0.01))" calcext:base-cell-address="3_20.I14"/>
          </calcext:conditional-format>
          <calcext:conditional-format calcext:target-range-address="3_20.G15:3_20.G15">
            <calcext:condition calcext:apply-style-name="Bad" calcext:value="&lt;[.$F15]" calcext:base-cell-address="3_20.G15"/>
            <calcext:condition calcext:apply-style-name="Bad" calcext:value="&gt;[.$H15]" calcext:base-cell-address="3_20.G15"/>
          </calcext:conditional-format>
          <calcext:conditional-format calcext:target-range-address="3_20.I15:3_20.I15">
            <calcext:condition calcext:apply-style-name="Accent" calcext:value="=0" calcext:base-cell-address="3_20.I15"/>
            <calcext:condition calcext:apply-style-name="Close2max" calcext:value="formula-is(ABS([.$H15]-[.$I15])&lt;=ABS(([.$H15]-[.$F15])*0.01))" calcext:base-cell-address="3_20.I15"/>
            <calcext:condition calcext:apply-style-name="Close2guess" calcext:value="=[.$G15]" calcext:base-cell-address="3_20.I15"/>
            <calcext:condition calcext:apply-style-name="Close2min" calcext:value="formula-is(ABS([.$F15]-[.$I15])&lt;=ABS(([.$H15]-[.$F15])*0.01))" calcext:base-cell-address="3_20.I15"/>
          </calcext:conditional-format>
          <calcext:conditional-format calcext:target-range-address="3_20.G16:3_20.G16">
            <calcext:condition calcext:apply-style-name="Bad" calcext:value="&lt;[.$F16]" calcext:base-cell-address="3_20.G16"/>
            <calcext:condition calcext:apply-style-name="Bad" calcext:value="&gt;[.$H16]" calcext:base-cell-address="3_20.G16"/>
          </calcext:conditional-format>
          <calcext:conditional-format calcext:target-range-address="3_20.I16:3_20.I16">
            <calcext:condition calcext:apply-style-name="Accent" calcext:value="=0" calcext:base-cell-address="3_20.I16"/>
            <calcext:condition calcext:apply-style-name="Close2max" calcext:value="formula-is(ABS([.$H16]-[.$I16])&lt;=ABS(([.$H16]-[.$F16])*0.01))" calcext:base-cell-address="3_20.I16"/>
            <calcext:condition calcext:apply-style-name="Close2guess" calcext:value="=[.$G16]" calcext:base-cell-address="3_20.I16"/>
            <calcext:condition calcext:apply-style-name="Close2min" calcext:value="formula-is(ABS([.$F16]-[.$I16])&lt;=ABS(([.$H16]-[.$F16])*0.01))" calcext:base-cell-address="3_20.I16"/>
          </calcext:conditional-format>
          <calcext:conditional-format calcext:target-range-address="3_20.G17:3_20.G17">
            <calcext:condition calcext:apply-style-name="Bad" calcext:value="&lt;[.$F17]" calcext:base-cell-address="3_20.G17"/>
            <calcext:condition calcext:apply-style-name="Bad" calcext:value="&gt;[.$H17]" calcext:base-cell-address="3_20.G17"/>
          </calcext:conditional-format>
          <calcext:conditional-format calcext:target-range-address="3_20.I17:3_20.I17">
            <calcext:condition calcext:apply-style-name="Accent" calcext:value="=0" calcext:base-cell-address="3_20.I17"/>
            <calcext:condition calcext:apply-style-name="Close2max" calcext:value="formula-is(ABS([.$H17]-[.$I17])&lt;=ABS(([.$H17]-[.$F17])*0.01))" calcext:base-cell-address="3_20.I17"/>
            <calcext:condition calcext:apply-style-name="Close2guess" calcext:value="=[.$G17]" calcext:base-cell-address="3_20.I17"/>
            <calcext:condition calcext:apply-style-name="Close2min" calcext:value="formula-is(ABS([.$F17]-[.$I17])&lt;=ABS(([.$H17]-[.$F17])*0.01))" calcext:base-cell-address="3_20.I17"/>
          </calcext:conditional-format>
          <calcext:conditional-format calcext:target-range-address="3_20.G18:3_20.G18">
            <calcext:condition calcext:apply-style-name="Bad" calcext:value="&lt;[.$F18]" calcext:base-cell-address="3_20.G18"/>
            <calcext:condition calcext:apply-style-name="Bad" calcext:value="&gt;[.$H18]" calcext:base-cell-address="3_20.G18"/>
          </calcext:conditional-format>
          <calcext:conditional-format calcext:target-range-address="3_20.I18:3_20.I18">
            <calcext:condition calcext:apply-style-name="Accent" calcext:value="=0" calcext:base-cell-address="3_20.I18"/>
            <calcext:condition calcext:apply-style-name="Close2max" calcext:value="formula-is(ABS([.$H18]-[.$I18])&lt;=ABS(([.$H18]-[.$F18])*0.01))" calcext:base-cell-address="3_20.I18"/>
            <calcext:condition calcext:apply-style-name="Close2guess" calcext:value="=[.$G18]" calcext:base-cell-address="3_20.I18"/>
            <calcext:condition calcext:apply-style-name="Close2min" calcext:value="formula-is(ABS([.$F18]-[.$I18])&lt;=ABS(([.$H18]-[.$F18])*0.01))" calcext:base-cell-address="3_20.I18"/>
          </calcext:conditional-format>
          <calcext:conditional-format calcext:target-range-address="3_20.G19:3_20.G19">
            <calcext:condition calcext:apply-style-name="Bad" calcext:value="&lt;[.$F19]" calcext:base-cell-address="3_20.G19"/>
            <calcext:condition calcext:apply-style-name="Bad" calcext:value="&gt;[.$H19]" calcext:base-cell-address="3_20.G19"/>
          </calcext:conditional-format>
          <calcext:conditional-format calcext:target-range-address="3_20.I19:3_20.I19">
            <calcext:condition calcext:apply-style-name="Accent" calcext:value="=0" calcext:base-cell-address="3_20.I19"/>
            <calcext:condition calcext:apply-style-name="Close2max" calcext:value="formula-is(ABS([.$H19]-[.$I19])&lt;=ABS(([.$H19]-[.$F19])*0.01))" calcext:base-cell-address="3_20.I19"/>
            <calcext:condition calcext:apply-style-name="Close2guess" calcext:value="=[.$G19]" calcext:base-cell-address="3_20.I19"/>
            <calcext:condition calcext:apply-style-name="Close2min" calcext:value="formula-is(ABS([.$F19]-[.$I19])&lt;=ABS(([.$H19]-[.$F19])*0.01))" calcext:base-cell-address="3_20.I19"/>
          </calcext:conditional-format>
          <calcext:conditional-format calcext:target-range-address="3_20.G20:3_20.G20">
            <calcext:condition calcext:apply-style-name="Bad" calcext:value="&lt;[.$F20]" calcext:base-cell-address="3_20.G20"/>
            <calcext:condition calcext:apply-style-name="Bad" calcext:value="&gt;[.$H20]" calcext:base-cell-address="3_20.G20"/>
          </calcext:conditional-format>
          <calcext:conditional-format calcext:target-range-address="3_20.I20:3_20.I20">
            <calcext:condition calcext:apply-style-name="Accent" calcext:value="=0" calcext:base-cell-address="3_20.I20"/>
            <calcext:condition calcext:apply-style-name="Close2max" calcext:value="formula-is(ABS([.$H20]-[.$I20])&lt;=ABS(([.$H20]-[.$F20])*0.01))" calcext:base-cell-address="3_20.I20"/>
            <calcext:condition calcext:apply-style-name="Close2guess" calcext:value="=[.$G20]" calcext:base-cell-address="3_20.I20"/>
            <calcext:condition calcext:apply-style-name="Close2min" calcext:value="formula-is(ABS([.$F20]-[.$I20])&lt;=ABS(([.$H20]-[.$F20])*0.01))" calcext:base-cell-address="3_20.I20"/>
          </calcext:conditional-format>
          <calcext:conditional-format calcext:target-range-address="3_20.G21:3_20.G21">
            <calcext:condition calcext:apply-style-name="Bad" calcext:value="&lt;[.$F21]" calcext:base-cell-address="3_20.G21"/>
            <calcext:condition calcext:apply-style-name="Bad" calcext:value="&gt;[.$H21]" calcext:base-cell-address="3_20.G21"/>
          </calcext:conditional-format>
          <calcext:conditional-format calcext:target-range-address="3_20.I21:3_20.I21">
            <calcext:condition calcext:apply-style-name="Accent" calcext:value="=0" calcext:base-cell-address="3_20.I21"/>
            <calcext:condition calcext:apply-style-name="Close2max" calcext:value="formula-is(ABS([.$H21]-[.$I21])&lt;=ABS(([.$H21]-[.$F21])*0.01))" calcext:base-cell-address="3_20.I21"/>
            <calcext:condition calcext:apply-style-name="Close2guess" calcext:value="=[.$G21]" calcext:base-cell-address="3_20.I21"/>
            <calcext:condition calcext:apply-style-name="Close2min" calcext:value="formula-is(ABS([.$F21]-[.$I21])&lt;=ABS(([.$H21]-[.$F21])*0.01))" calcext:base-cell-address="3_20.I21"/>
          </calcext:conditional-format>
          <calcext:conditional-format calcext:target-range-address="3_20.G22:3_20.G22">
            <calcext:condition calcext:apply-style-name="Bad" calcext:value="&lt;[.$F22]" calcext:base-cell-address="3_20.G22"/>
            <calcext:condition calcext:apply-style-name="Bad" calcext:value="&gt;[.$H22]" calcext:base-cell-address="3_20.G22"/>
          </calcext:conditional-format>
          <calcext:conditional-format calcext:target-range-address="3_20.I22:3_20.I22">
            <calcext:condition calcext:apply-style-name="Accent" calcext:value="=0" calcext:base-cell-address="3_20.I22"/>
            <calcext:condition calcext:apply-style-name="Close2max" calcext:value="formula-is(ABS([.$H22]-[.$I22])&lt;=ABS(([.$H22]-[.$F22])*0.01))" calcext:base-cell-address="3_20.I22"/>
            <calcext:condition calcext:apply-style-name="Close2guess" calcext:value="=[.$G22]" calcext:base-cell-address="3_20.I22"/>
            <calcext:condition calcext:apply-style-name="Close2min" calcext:value="formula-is(ABS([.$F22]-[.$I22])&lt;=ABS(([.$H22]-[.$F22])*0.01))" calcext:base-cell-address="3_20.I22"/>
          </calcext:conditional-format>
          <calcext:conditional-format calcext:target-range-address="3_20.G23:3_20.G23">
            <calcext:condition calcext:apply-style-name="Bad" calcext:value="&lt;[.$F23]" calcext:base-cell-address="3_20.G23"/>
            <calcext:condition calcext:apply-style-name="Bad" calcext:value="&gt;[.$H23]" calcext:base-cell-address="3_20.G23"/>
          </calcext:conditional-format>
          <calcext:conditional-format calcext:target-range-address="3_20.I23:3_20.I23">
            <calcext:condition calcext:apply-style-name="Accent" calcext:value="=0" calcext:base-cell-address="3_20.I23"/>
            <calcext:condition calcext:apply-style-name="Close2max" calcext:value="formula-is(ABS([.$H23]-[.$I23])&lt;=ABS(([.$H23]-[.$F23])*0.01))" calcext:base-cell-address="3_20.I23"/>
            <calcext:condition calcext:apply-style-name="Close2guess" calcext:value="=[.$G23]" calcext:base-cell-address="3_20.I23"/>
            <calcext:condition calcext:apply-style-name="Close2min" calcext:value="formula-is(ABS([.$F23]-[.$I23])&lt;=ABS(([.$H23]-[.$F23])*0.01))" calcext:base-cell-address="3_20.I23"/>
          </calcext:conditional-format>
          <calcext:conditional-format calcext:target-range-address="3_20.G24:3_20.G24">
            <calcext:condition calcext:apply-style-name="Bad" calcext:value="&lt;[.$F24]" calcext:base-cell-address="3_20.G24"/>
            <calcext:condition calcext:apply-style-name="Bad" calcext:value="&gt;[.$H24]" calcext:base-cell-address="3_20.G24"/>
          </calcext:conditional-format>
          <calcext:conditional-format calcext:target-range-address="3_20.I24:3_20.I24">
            <calcext:condition calcext:apply-style-name="Accent" calcext:value="=0" calcext:base-cell-address="3_20.I24"/>
            <calcext:condition calcext:apply-style-name="Close2max" calcext:value="formula-is(ABS([.$H24]-[.$I24])&lt;=ABS(([.$H24]-[.$F24])*0.01))" calcext:base-cell-address="3_20.I24"/>
            <calcext:condition calcext:apply-style-name="Close2guess" calcext:value="=[.$G24]" calcext:base-cell-address="3_20.I24"/>
            <calcext:condition calcext:apply-style-name="Close2min" calcext:value="formula-is(ABS([.$F24]-[.$I24])&lt;=ABS(([.$H24]-[.$F24])*0.01))" calcext:base-cell-address="3_20.I24"/>
          </calcext:conditional-format>
          <calcext:conditional-format calcext:target-range-address="3_20.G25:3_20.G25">
            <calcext:condition calcext:apply-style-name="Bad" calcext:value="&lt;[.$F25]" calcext:base-cell-address="3_20.G25"/>
            <calcext:condition calcext:apply-style-name="Bad" calcext:value="&gt;[.$H25]" calcext:base-cell-address="3_20.G25"/>
          </calcext:conditional-format>
          <calcext:conditional-format calcext:target-range-address="3_20.I25:3_20.I25">
            <calcext:condition calcext:apply-style-name="Accent" calcext:value="=0" calcext:base-cell-address="3_20.I25"/>
            <calcext:condition calcext:apply-style-name="Close2max" calcext:value="formula-is(ABS([.$H25]-[.$I25])&lt;=ABS(([.$H25]-[.$F25])*0.01))" calcext:base-cell-address="3_20.I25"/>
            <calcext:condition calcext:apply-style-name="Close2guess" calcext:value="=[.$G25]" calcext:base-cell-address="3_20.I25"/>
            <calcext:condition calcext:apply-style-name="Close2min" calcext:value="formula-is(ABS([.$F25]-[.$I25])&lt;=ABS(([.$H25]-[.$F25])*0.01))" calcext:base-cell-address="3_20.I25"/>
          </calcext:conditional-format>
          <calcext:conditional-format calcext:target-range-address="3_20.G26:3_20.G26">
            <calcext:condition calcext:apply-style-name="Bad" calcext:value="&lt;[.$F26]" calcext:base-cell-address="3_20.G26"/>
            <calcext:condition calcext:apply-style-name="Bad" calcext:value="&gt;[.$H26]" calcext:base-cell-address="3_20.G26"/>
          </calcext:conditional-format>
          <calcext:conditional-format calcext:target-range-address="3_20.I26:3_20.I26">
            <calcext:condition calcext:apply-style-name="Accent" calcext:value="=0" calcext:base-cell-address="3_20.I26"/>
            <calcext:condition calcext:apply-style-name="Close2max" calcext:value="formula-is(ABS([.$H26]-[.$I26])&lt;=ABS(([.$H26]-[.$F26])*0.01))" calcext:base-cell-address="3_20.I26"/>
            <calcext:condition calcext:apply-style-name="Close2guess" calcext:value="=[.$G26]" calcext:base-cell-address="3_20.I26"/>
            <calcext:condition calcext:apply-style-name="Close2min" calcext:value="formula-is(ABS([.$F26]-[.$I26])&lt;=ABS(([.$H26]-[.$F26])*0.01))" calcext:base-cell-address="3_20.I26"/>
          </calcext:conditional-format>
          <calcext:conditional-format calcext:target-range-address="3_20.G27:3_20.G27">
            <calcext:condition calcext:apply-style-name="Bad" calcext:value="&lt;[.$F27]" calcext:base-cell-address="3_20.G27"/>
            <calcext:condition calcext:apply-style-name="Bad" calcext:value="&gt;[.$H27]" calcext:base-cell-address="3_20.G27"/>
          </calcext:conditional-format>
          <calcext:conditional-format calcext:target-range-address="3_20.I27:3_20.I27">
            <calcext:condition calcext:apply-style-name="Accent" calcext:value="=0" calcext:base-cell-address="3_20.I27"/>
            <calcext:condition calcext:apply-style-name="Close2max" calcext:value="formula-is(ABS([.$H27]-[.$I27])&lt;=ABS(([.$H27]-[.$F27])*0.01))" calcext:base-cell-address="3_20.I27"/>
            <calcext:condition calcext:apply-style-name="Close2guess" calcext:value="=[.$G27]" calcext:base-cell-address="3_20.I27"/>
            <calcext:condition calcext:apply-style-name="Close2min" calcext:value="formula-is(ABS([.$F27]-[.$I27])&lt;=ABS(([.$H27]-[.$F27])*0.01))" calcext:base-cell-address="3_20.I27"/>
          </calcext:conditional-format>
          <calcext:conditional-format calcext:target-range-address="3_20.G28:3_20.G28">
            <calcext:condition calcext:apply-style-name="Bad" calcext:value="&lt;[.$F28]" calcext:base-cell-address="3_20.G28"/>
            <calcext:condition calcext:apply-style-name="Bad" calcext:value="&gt;[.$H28]" calcext:base-cell-address="3_20.G28"/>
          </calcext:conditional-format>
          <calcext:conditional-format calcext:target-range-address="3_20.I28:3_20.I28">
            <calcext:condition calcext:apply-style-name="Accent" calcext:value="=0" calcext:base-cell-address="3_20.I28"/>
            <calcext:condition calcext:apply-style-name="Close2max" calcext:value="formula-is(ABS([.$H28]-[.$I28])&lt;=ABS(([.$H28]-[.$F28])*0.01))" calcext:base-cell-address="3_20.I28"/>
            <calcext:condition calcext:apply-style-name="Close2guess" calcext:value="=[.$G28]" calcext:base-cell-address="3_20.I28"/>
            <calcext:condition calcext:apply-style-name="Close2min" calcext:value="formula-is(ABS([.$F28]-[.$I28])&lt;=ABS(([.$H28]-[.$F28])*0.01))" calcext:base-cell-address="3_20.I28"/>
          </calcext:conditional-format>
          <calcext:conditional-format calcext:target-range-address="3_20.G29:3_20.G29">
            <calcext:condition calcext:apply-style-name="Bad" calcext:value="&lt;[.$F29]" calcext:base-cell-address="3_20.G29"/>
            <calcext:condition calcext:apply-style-name="Bad" calcext:value="&gt;[.$H29]" calcext:base-cell-address="3_20.G29"/>
          </calcext:conditional-format>
          <calcext:conditional-format calcext:target-range-address="3_20.I29:3_20.I29">
            <calcext:condition calcext:apply-style-name="Accent" calcext:value="=0" calcext:base-cell-address="3_20.I29"/>
            <calcext:condition calcext:apply-style-name="Close2max" calcext:value="formula-is(ABS([.$H29]-[.$I29])&lt;=ABS(([.$H29]-[.$F29])*0.01))" calcext:base-cell-address="3_20.I29"/>
            <calcext:condition calcext:apply-style-name="Close2guess" calcext:value="=[.$G29]" calcext:base-cell-address="3_20.I29"/>
            <calcext:condition calcext:apply-style-name="Close2min" calcext:value="formula-is(ABS([.$F29]-[.$I29])&lt;=ABS(([.$H29]-[.$F29])*0.01))" calcext:base-cell-address="3_20.I29"/>
          </calcext:conditional-format>
          <calcext:conditional-format calcext:target-range-address="3_20.G30:3_20.G30">
            <calcext:condition calcext:apply-style-name="Bad" calcext:value="&lt;[.$F30]" calcext:base-cell-address="3_20.G30"/>
            <calcext:condition calcext:apply-style-name="Bad" calcext:value="&gt;[.$H30]" calcext:base-cell-address="3_20.G30"/>
          </calcext:conditional-format>
          <calcext:conditional-format calcext:target-range-address="3_20.I30:3_20.I30">
            <calcext:condition calcext:apply-style-name="Accent" calcext:value="=0" calcext:base-cell-address="3_20.I30"/>
            <calcext:condition calcext:apply-style-name="Close2max" calcext:value="formula-is(ABS([.$H30]-[.$I30])&lt;=ABS(([.$H30]-[.$F30])*0.01))" calcext:base-cell-address="3_20.I30"/>
            <calcext:condition calcext:apply-style-name="Close2guess" calcext:value="=[.$G30]" calcext:base-cell-address="3_20.I30"/>
            <calcext:condition calcext:apply-style-name="Close2min" calcext:value="formula-is(ABS([.$F30]-[.$I30])&lt;=ABS(([.$H30]-[.$F30])*0.01))" calcext:base-cell-address="3_20.I30"/>
          </calcext:conditional-format>
          <calcext:conditional-format calcext:target-range-address="3_20.G31:3_20.G31">
            <calcext:condition calcext:apply-style-name="Bad" calcext:value="&lt;[.$F31]" calcext:base-cell-address="3_20.G31"/>
            <calcext:condition calcext:apply-style-name="Bad" calcext:value="&gt;[.$H31]" calcext:base-cell-address="3_20.G31"/>
          </calcext:conditional-format>
          <calcext:conditional-format calcext:target-range-address="3_20.I31:3_20.I31">
            <calcext:condition calcext:apply-style-name="Accent" calcext:value="=0" calcext:base-cell-address="3_20.I31"/>
            <calcext:condition calcext:apply-style-name="Close2max" calcext:value="formula-is(ABS([.$H31]-[.$I31])&lt;=ABS(([.$H31]-[.$F31])*0.01))" calcext:base-cell-address="3_20.I31"/>
            <calcext:condition calcext:apply-style-name="Close2guess" calcext:value="=[.$G31]" calcext:base-cell-address="3_20.I31"/>
            <calcext:condition calcext:apply-style-name="Close2min" calcext:value="formula-is(ABS([.$F31]-[.$I31])&lt;=ABS(([.$H31]-[.$F31])*0.01))" calcext:base-cell-address="3_20.I31"/>
          </calcext:conditional-format>
          <calcext:conditional-format calcext:target-range-address="3_20.G32:3_20.G32">
            <calcext:condition calcext:apply-style-name="Bad" calcext:value="&lt;[.$F32]" calcext:base-cell-address="3_20.G32"/>
            <calcext:condition calcext:apply-style-name="Bad" calcext:value="&gt;[.$H32]" calcext:base-cell-address="3_20.G32"/>
          </calcext:conditional-format>
          <calcext:conditional-format calcext:target-range-address="3_20.I32:3_20.I32">
            <calcext:condition calcext:apply-style-name="Accent" calcext:value="=0" calcext:base-cell-address="3_20.I32"/>
            <calcext:condition calcext:apply-style-name="Close2max" calcext:value="formula-is(ABS([.$H32]-[.$I32])&lt;=ABS(([.$H32]-[.$F32])*0.01))" calcext:base-cell-address="3_20.I32"/>
            <calcext:condition calcext:apply-style-name="Close2guess" calcext:value="=[.$G32]" calcext:base-cell-address="3_20.I32"/>
            <calcext:condition calcext:apply-style-name="Close2min" calcext:value="formula-is(ABS([.$F32]-[.$I32])&lt;=ABS(([.$H32]-[.$F32])*0.01))" calcext:base-cell-address="3_20.I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ohit Devanagari" svg:font-family="'Lohit Devanagar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style:font-name="Arial" fo:font-family="Arial" style:font-family-generic="swiss" style:font-name-complex="Arial" style:font-family-complex="Arial" style:font-family-generic-complex="swiss"/>
    </style:style>
    <style:style style:name="Close2max" style:family="table-cell" style:parent-style-name="Default" style:data-style-name="N100">
      <style:table-cell-properties fo:background-color="#84d2f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lose2min" style:family="table-cell" style:parent-style-name="Default" style:data-style-name="N100">
      <style:table-cell-properties fo:background-color="#fde0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lose2guess" style:family="table-cell" style:parent-style-name="Default" style:data-style-name="N100">
      <style:table-cell-properties fo:background-color="#e98fb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onditionalStyle_5f_2" style:display-name="ConditionalStyle_2" style:family="table-cell" style:parent-style-name="Default">
      <style:text-properties fo:color="#000000" style:font-name="Lohit Devanagari" fo:font-family="'Lohit Devanagari'" style:font-family-generic="swiss" style:font-name-complex="Lohit Devanagari" style:font-family-complex="'Lohit Devanagari'" style:font-family-generic-complex="swiss"/>
    </style:style>
    <style:style style:name="Untitled1" style:family="table-cell" style:parent-style-name="Default">
      <style:table-cell-properties fo:background-color="#00aaa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15:33:36.050699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17T12:24:10.401451633</meta:creation-date>
    <dc:date>2021-05-17T18:04:33.799205030</dc:date>
    <meta:editing-duration>P14DT12H56M57S</meta:editing-duration>
    <meta:editing-cycles>1027</meta:editing-cycles>
    <meta:generator>LibreOffice/7.0.4.2$Linux_X86_64 LibreOffice_project/dcf040e67528d9187c66b2379df5ea4407429775</meta:generator>
    <meta:document-statistic meta:table-count="4" meta:cell-count="1546" meta:object-count="0"/>
  </office:meta>
</office:document-meta>
</file>